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33">
      <style:table-cell-properties fo:border-bottom="0.06pt solid #000000" fo:border-left="none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_2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atriz siz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</table:table-row>
        <table:table-row table:style-name="ro1">
          <table:table-cell/>
          <table:table-cell office:value-type="string" calcext:value-type="string">
            <text:p>4x4</text:p>
          </table:table-cell>
          <table:table-cell table:style-name="ce4" table:formula="of:=[r4.B103]" office:value-type="float" office:value="1.6665299999711" calcext:value-type="float">
            <text:p>1.6665</text:p>
          </table:table-cell>
          <table:table-cell table:style-name="ce4" table:formula="of:=[r4.B104]" office:value-type="float" office:value="0.18260923141379" calcext:value-type="float">
            <text:p>0.1826</text:p>
          </table:table-cell>
        </table:table-row>
        <table:table-row table:style-name="ro1">
          <table:table-cell/>
          <table:table-cell office:value-type="string" calcext:value-type="string">
            <text:p>8x8</text:p>
          </table:table-cell>
          <table:table-cell table:formula="of:=[r8.B103]" office:value-type="float" office:value="1.8829900026318" calcext:value-type="float">
            <text:p>1.8830</text:p>
          </table:table-cell>
          <table:table-cell table:formula="of:=[r8.B104]" office:value-type="float" office:value="0.0578171054565932" calcext:value-type="float">
            <text:p>0.0578</text:p>
          </table:table-cell>
        </table:table-row>
        <table:table-row table:style-name="ro1">
          <table:table-cell/>
          <table:table-cell office:value-type="string" calcext:value-type="string">
            <text:p>16x16</text:p>
          </table:table-cell>
          <table:table-cell table:style-name="ce4" table:formula="of:=[r16.B103]" office:value-type="float" office:value="1.954610009194" calcext:value-type="float">
            <text:p>1.9546</text:p>
          </table:table-cell>
          <table:table-cell table:formula="of:=[r16.B104]" office:value-type="float" office:value="0.0238568510016158" calcext:value-type="float">
            <text:p>0.0239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formula="of:=[r32.B103]" office:value-type="float" office:value="1.9824100005637" calcext:value-type="float">
            <text:p>1.9824</text:p>
          </table:table-cell>
          <table:table-cell table:formula="of:=[r32.B104]" office:value-type="float" office:value="0.00994134161419781" calcext:value-type="float">
            <text:p>0.0099</text:p>
          </table:table-cell>
        </table:table-row>
        <table:table-row table:style-name="ro1">
          <table:table-cell/>
          <table:table-cell office:value-type="string" calcext:value-type="string">
            <text:p>64x64</text:p>
          </table:table-cell>
          <table:table-cell table:style-name="ce4" table:formula="of:=[r64.B103]" office:value-type="float" office:value="1.9940300047417" calcext:value-type="float">
            <text:p>1.9940</text:p>
          </table:table-cell>
          <table:table-cell table:formula="of:=[r64.B104]" office:value-type="float" office:value="0.00308614861592111" calcext:value-type="float">
            <text:p>0.0031</text:p>
          </table:table-cell>
        </table:table-row>
        <table:table-row table:style-name="ro1">
          <table:table-cell/>
          <table:table-cell office:value-type="string" calcext:value-type="string">
            <text:p>128x128</text:p>
          </table:table-cell>
          <table:table-cell table:formula="of:=[r128.B103]" office:value-type="float" office:value="1.9977799940116" calcext:value-type="float">
            <text:p>1.9978</text:p>
          </table:table-cell>
          <table:table-cell table:formula="of:=[r128.B104]" office:value-type="float" office:value="0.00139681037451884" calcext:value-type="float">
            <text:p>0.0014</text:p>
          </table:table-cell>
        </table:table-row>
        <table:table-row table:style-name="ro1">
          <table:table-cell/>
          <table:table-cell office:value-type="string" calcext:value-type="string">
            <text:p>256x256</text:p>
          </table:table-cell>
          <table:table-cell table:formula="of:=[r256.B103]" office:value-type="float" office:value="1.999209971428" calcext:value-type="float">
            <text:p>1.9992</text:p>
          </table:table-cell>
          <table:table-cell table:formula="of:=[r256.B104]" office:value-type="float" office:value="0.000555876226948401" calcext:value-type="float">
            <text:p>0.0006</text:p>
          </table:table-cell>
        </table:table-row>
        <table:table-row table:style-name="ro1">
          <table:table-cell/>
          <table:table-cell table:style-name="ce2" office:value-type="string" calcext:value-type="string">
            <text:p>512x512</text:p>
          </table:table-cell>
          <table:table-cell table:style-name="ce6" table:formula="of:=[r512.B103]" office:value-type="float" office:value="1.9999099957943" calcext:value-type="float">
            <text:p>1.9999</text:p>
          </table:table-cell>
          <table:table-cell table:style-name="ce6" table:formula="of:=[r512.B104]" office:value-type="float" office:value="0.000287636931910467" calcext:value-type="float">
            <text:p>0.0003</text:p>
          </table:table-cell>
        </table:table-row>
      </table:table>
      <table:table table:name="r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4/r_0.txt</text:p>
          </table:table-cell>
          <table:table-cell office:value-type="float" office:value="1.39100003242" calcext:value-type="float">
            <text:p>1.39100003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16489386559" calcext:value-type="float">
            <text:p>0.5164893866</text:p>
          </table:table-cell>
        </table:table-row>
        <table:table-row table:style-name="ro1">
          <table:table-cell office:value-type="string" calcext:value-type="string">
            <text:p>../passo3/random/n_4/r_1.txt</text:p>
          </table:table-cell>
          <table:table-cell office:value-type="float" office:value="1.59599995613" calcext:value-type="float">
            <text:p>1.59599995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97619372606" calcext:value-type="float">
            <text:p>0.2976193726</text:p>
          </table:table-cell>
        </table:table-row>
        <table:table-row table:style-name="ro1">
          <table:table-cell office:value-type="string" calcext:value-type="string">
            <text:p>../passo3/random/n_4/r_2.txt</text:p>
          </table:table-cell>
          <table:table-cell office:value-type="float" office:value="1.55099999905" calcext:value-type="float">
            <text:p>1.55099999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5395386219" calcext:value-type="float">
            <text:p>0.3453953862</text:p>
          </table:table-cell>
        </table:table-row>
        <table:table-row table:style-name="ro1">
          <table:table-cell office:value-type="string" calcext:value-type="string">
            <text:p>../passo3/random/n_4/r_3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547347784" calcext:value-type="float">
            <text:p>0.1835473478</text:p>
          </table:table-cell>
        </table:table-row>
        <table:table-row table:style-name="ro1">
          <table:table-cell office:value-type="string" calcext:value-type="string">
            <text:p>../passo3/random/n_4/r_4.txt</text:p>
          </table:table-cell>
          <table:table-cell office:value-type="float" office:value="1.72099995613" calcext:value-type="float">
            <text:p>1.72099995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63851439953" calcext:value-type="float">
            <text:p>0.16385144</text:p>
          </table:table-cell>
        </table:table-row>
        <table:table-row table:style-name="ro1">
          <table:table-cell office:value-type="string" calcext:value-type="string">
            <text:p>../passo3/random/n_4/r_5.txt</text:p>
          </table:table-cell>
          <table:table-cell office:value-type="float" office:value="1.68200004101" calcext:value-type="float">
            <text:p>1.682000041</text:p>
          </table:table-cell>
          <table:table-cell office:value-type="float" office:value="1" calcext:value-type="float">
            <text:p>1</text:p>
          </table:table-cell>
          <table:table-cell office:value-type="float" office:value="0.318298876286" calcext:value-type="float">
            <text:p>0.3182988763</text:p>
          </table:table-cell>
        </table:table-row>
        <table:table-row table:style-name="ro1">
          <table:table-cell office:value-type="string" calcext:value-type="string">
            <text:p>../passo3/random/n_4/r_6.txt</text:p>
          </table:table-cell>
          <table:table-cell office:value-type="float" office:value="1.90299999714" calcext:value-type="float">
            <text:p>1.9029999971</text:p>
          </table:table-cell>
          <table:table-cell office:value-type="float" office:value="1" calcext:value-type="float">
            <text:p>1</text:p>
          </table:table-cell>
          <table:table-cell office:value-type="float" office:value="0.0968150272965" calcext:value-type="float">
            <text:p>0.0968150273</text:p>
          </table:table-cell>
        </table:table-row>
        <table:table-row table:style-name="ro1">
          <table:table-cell office:value-type="string" calcext:value-type="string">
            <text:p>../passo3/random/n_4/r_7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37683922052" calcext:value-type="float">
            <text:p>0.0737683922</text:p>
          </table:table-cell>
        </table:table-row>
        <table:table-row table:style-name="ro1">
          <table:table-cell office:value-type="string" calcext:value-type="string">
            <text:p>../passo3/random/n_4/r_8.txt</text:p>
          </table:table-cell>
          <table:table-cell office:value-type="float" office:value="1.21500003338" calcext:value-type="float">
            <text:p>1.2150000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04282522202" calcext:value-type="float">
            <text:p>0.7042825222</text:p>
          </table:table-cell>
        </table:table-row>
        <table:table-row table:style-name="ro1">
          <table:table-cell office:value-type="string" calcext:value-type="string">
            <text:p>../passo3/random/n_4/r_9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2971938252" calcext:value-type="float">
            <text:p>0.1529719383</text:p>
          </table:table-cell>
        </table:table-row>
        <table:table-row table:style-name="ro1">
          <table:table-cell office:value-type="string" calcext:value-type="string">
            <text:p>../passo3/random/n_4/r_10.txt</text:p>
          </table:table-cell>
          <table:table-cell office:value-type="float" office:value="1.66100001335" calcext:value-type="float">
            <text:p>1.6610000134</text:p>
          </table:table-cell>
          <table:table-cell office:value-type="float" office:value="1" calcext:value-type="float">
            <text:p>1</text:p>
          </table:table-cell>
          <table:table-cell office:value-type="float" office:value="0.33938190341" calcext:value-type="float">
            <text:p>0.3393819034</text:p>
          </table:table-cell>
        </table:table-row>
        <table:table-row table:style-name="ro1">
          <table:table-cell office:value-type="string" calcext:value-type="string">
            <text:p>../passo3/random/n_4/r_11.txt</text:p>
          </table:table-cell>
          <table:table-cell office:value-type="float" office:value="1.78499996662" calcext:value-type="float">
            <text:p>1.7849999666</text:p>
          </table:table-cell>
          <table:table-cell office:value-type="float" office:value="1" calcext:value-type="float">
            <text:p>1</text:p>
          </table:table-cell>
          <table:table-cell office:value-type="float" office:value="0.215422332287" calcext:value-type="float">
            <text:p>0.2154223323</text:p>
          </table:table-cell>
        </table:table-row>
        <table:table-row table:style-name="ro1">
          <table:table-cell office:value-type="string" calcext:value-type="string">
            <text:p>../passo3/random/n_4/r_12.txt</text:p>
          </table:table-cell>
          <table:table-cell office:value-type="float" office:value="1.46500003338" calcext:value-type="float">
            <text:p>1.4650000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6972349882" calcext:value-type="float">
            <text:p>0.4369723499</text:p>
          </table:table-cell>
        </table:table-row>
        <table:table-row table:style-name="ro1">
          <table:table-cell office:value-type="string" calcext:value-type="string">
            <text:p>../passo3/random/n_4/r_13.txt</text:p>
          </table:table-cell>
          <table:table-cell office:value-type="float" office:value="1.47899997234" calcext:value-type="float">
            <text:p>1.47899997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22558397055" calcext:value-type="float">
            <text:p>0.4225583971</text:p>
          </table:table-cell>
        </table:table-row>
        <table:table-row table:style-name="ro1">
          <table:table-cell office:value-type="string" calcext:value-type="string">
            <text:p>../passo3/random/n_4/r_14.txt</text:p>
          </table:table-cell>
          <table:table-cell office:value-type="float" office:value="1.55099999905" calcext:value-type="float">
            <text:p>1.55099999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5876842737" calcext:value-type="float">
            <text:p>0.3458768427</text:p>
          </table:table-cell>
        </table:table-row>
        <table:table-row table:style-name="ro1">
          <table:table-cell office:value-type="string" calcext:value-type="string">
            <text:p>../passo3/random/n_4/r_15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8249869943" calcext:value-type="float">
            <text:p>0.1582498699</text:p>
          </table:table-cell>
        </table:table-row>
        <table:table-row table:style-name="ro1">
          <table:table-cell office:value-type="string" calcext:value-type="string">
            <text:p>../passo3/random/n_4/r_16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3142128587" calcext:value-type="float">
            <text:p>0.1331421286</text:p>
          </table:table-cell>
        </table:table-row>
        <table:table-row table:style-name="ro1">
          <table:table-cell office:value-type="string" calcext:value-type="string">
            <text:p>../passo3/random/n_4/r_17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0690177679" calcext:value-type="float">
            <text:p>0.0640690178</text:p>
          </table:table-cell>
        </table:table-row>
        <table:table-row table:style-name="ro1">
          <table:table-cell office:value-type="string" calcext:value-type="string">
            <text:p>../passo3/random/n_4/r_18.txt</text:p>
          </table:table-cell>
          <table:table-cell office:value-type="float" office:value="1.64100003242" calcext:value-type="float">
            <text:p>1.6410000324</text:p>
          </table:table-cell>
          <table:table-cell office:value-type="float" office:value="1" calcext:value-type="float">
            <text:p>1</text:p>
          </table:table-cell>
          <table:table-cell office:value-type="float" office:value="0.359060376883" calcext:value-type="float">
            <text:p>0.3590603769</text:p>
          </table:table-cell>
        </table:table-row>
        <table:table-row table:style-name="ro1">
          <table:table-cell office:value-type="string" calcext:value-type="string">
            <text:p>../passo3/random/n_4/r_19.txt</text:p>
          </table:table-cell>
          <table:table-cell office:value-type="float" office:value="1.78900003433" calcext:value-type="float">
            <text:p>1.7890000343</text:p>
          </table:table-cell>
          <table:table-cell office:value-type="float" office:value="1" calcext:value-type="float">
            <text:p>1</text:p>
          </table:table-cell>
          <table:table-cell office:value-type="float" office:value="0.2112223804" calcext:value-type="float">
            <text:p>0.2112223804</text:p>
          </table:table-cell>
        </table:table-row>
        <table:table-row table:style-name="ro1">
          <table:table-cell office:value-type="string" calcext:value-type="string">
            <text:p>../passo3/random/n_4/r_20.txt</text:p>
          </table:table-cell>
          <table:table-cell office:value-type="float" office:value="1.51699995995" calcext:value-type="float">
            <text:p>1.5169999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81912738085" calcext:value-type="float">
            <text:p>0.3819127381</text:p>
          </table:table-cell>
        </table:table-row>
        <table:table-row table:style-name="ro1">
          <table:table-cell office:value-type="string" calcext:value-type="string">
            <text:p>../passo3/random/n_4/r_21.txt</text:p>
          </table:table-cell>
          <table:table-cell office:value-type="float" office:value="1.78999996185" calcext:value-type="float">
            <text:p>1.7899999619</text:p>
          </table:table-cell>
          <table:table-cell office:value-type="float" office:value="1" calcext:value-type="float">
            <text:p>1</text:p>
          </table:table-cell>
          <table:table-cell office:value-type="float" office:value="0.210115984082" calcext:value-type="float">
            <text:p>0.2101159841</text:p>
          </table:table-cell>
        </table:table-row>
        <table:table-row table:style-name="ro1">
          <table:table-cell office:value-type="string" calcext:value-type="string">
            <text:p>../passo3/random/n_4/r_22.txt</text:p>
          </table:table-cell>
          <table:table-cell office:value-type="float" office:value="1.63900005817" calcext:value-type="float">
            <text:p>1.6390000582</text:p>
          </table:table-cell>
          <table:table-cell office:value-type="float" office:value="1" calcext:value-type="float">
            <text:p>1</text:p>
          </table:table-cell>
          <table:table-cell office:value-type="float" office:value="0.360560983419" calcext:value-type="float">
            <text:p>0.3605609834</text:p>
          </table:table-cell>
        </table:table-row>
        <table:table-row table:style-name="ro1">
          <table:table-cell office:value-type="string" calcext:value-type="string">
            <text:p>../passo3/random/n_4/r_23.txt</text:p>
          </table:table-cell>
          <table:table-cell office:value-type="float" office:value="1.52999997139" calcext:value-type="float">
            <text:p>1.52999997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67711246014" calcext:value-type="float">
            <text:p>0.367711246</text:p>
          </table:table-cell>
        </table:table-row>
        <table:table-row table:style-name="ro1">
          <table:table-cell office:value-type="string" calcext:value-type="string">
            <text:p>../passo3/random/n_4/r_24.txt</text:p>
          </table:table-cell>
          <table:table-cell office:value-type="float" office:value="1.51199996471" calcext:value-type="float">
            <text:p>1.51199996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86711239815" calcext:value-type="float">
            <text:p>0.3867112398</text:p>
          </table:table-cell>
        </table:table-row>
        <table:table-row table:style-name="ro1">
          <table:table-cell office:value-type="string" calcext:value-type="string">
            <text:p>../passo3/random/n_4/r_25.txt</text:p>
          </table:table-cell>
          <table:table-cell office:value-type="float" office:value="1.62999999523" calcext:value-type="float">
            <text:p>1.62999999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61085271835" calcext:value-type="float">
            <text:p>0.2610852718</text:p>
          </table:table-cell>
        </table:table-row>
        <table:table-row table:style-name="ro1">
          <table:table-cell office:value-type="string" calcext:value-type="string">
            <text:p>../passo3/random/n_4/r_26.txt</text:p>
          </table:table-cell>
          <table:table-cell office:value-type="float" office:value="1.57400000095" calcext:value-type="float">
            <text:p>1.5740000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20960104465" calcext:value-type="float">
            <text:p>0.3209601045</text:p>
          </table:table-cell>
        </table:table-row>
        <table:table-row table:style-name="ro1">
          <table:table-cell office:value-type="string" calcext:value-type="string">
            <text:p>../passo3/random/n_4/r_27.txt</text:p>
          </table:table-cell>
          <table:table-cell office:value-type="float" office:value="1.74699997902" calcext:value-type="float">
            <text:p>1.746999979</text:p>
          </table:table-cell>
          <table:table-cell office:value-type="float" office:value="1" calcext:value-type="float">
            <text:p>1</text:p>
          </table:table-cell>
          <table:table-cell office:value-type="float" office:value="0.252965718508" calcext:value-type="float">
            <text:p>0.2529657185</text:p>
          </table:table-cell>
        </table:table-row>
        <table:table-row table:style-name="ro1">
          <table:table-cell office:value-type="string" calcext:value-type="string">
            <text:p>../passo3/random/n_4/r_28.txt</text:p>
          </table:table-cell>
          <table:table-cell office:value-type="float" office:value="1.73500001431" calcext:value-type="float">
            <text:p>1.73500001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49274900556" calcext:value-type="float">
            <text:p>0.1492749006</text:p>
          </table:table-cell>
        </table:table-row>
        <table:table-row table:style-name="ro1">
          <table:table-cell office:value-type="string" calcext:value-type="string">
            <text:p>../passo3/random/n_4/r_29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92892265" calcext:value-type="float">
            <text:p>0.1654928923</text:p>
          </table:table-cell>
        </table:table-row>
        <table:table-row table:style-name="ro1">
          <table:table-cell office:value-type="string" calcext:value-type="string">
            <text:p>../passo3/random/n_4/r_30.txt</text:p>
          </table:table-cell>
          <table:table-cell office:value-type="float" office:value="1.4240000248" calcext:value-type="float">
            <text:p>1.42400002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81076598167" calcext:value-type="float">
            <text:p>0.4810765982</text:p>
          </table:table-cell>
        </table:table-row>
        <table:table-row table:style-name="ro1">
          <table:table-cell office:value-type="string" calcext:value-type="string">
            <text:p>../passo3/random/n_4/r_31.txt</text:p>
          </table:table-cell>
          <table:table-cell office:value-type="float" office:value="1.55799996853" calcext:value-type="float">
            <text:p>1.557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38096380234" calcext:value-type="float">
            <text:p>0.3380963802</text:p>
          </table:table-cell>
        </table:table-row>
        <table:table-row table:style-name="ro1">
          <table:table-cell office:value-type="string" calcext:value-type="string">
            <text:p>../passo3/random/n_4/r_32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712978541851" calcext:value-type="float">
            <text:p>0.0712978542</text:p>
          </table:table-cell>
        </table:table-row>
        <table:table-row table:style-name="ro1">
          <table:table-cell office:value-type="string" calcext:value-type="string">
            <text:p>../passo3/random/n_4/r_33.txt</text:p>
          </table:table-cell>
          <table:table-cell office:value-type="float" office:value="1.51499998569" calcext:value-type="float">
            <text:p>1.51499998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84079426527" calcext:value-type="float">
            <text:p>0.3840794265</text:p>
          </table:table-cell>
        </table:table-row>
        <table:table-row table:style-name="ro1">
          <table:table-cell office:value-type="string" calcext:value-type="string">
            <text:p>../passo3/random/n_4/r_34.txt</text:p>
          </table:table-cell>
          <table:table-cell office:value-type="float" office:value="1.64699995518" calcext:value-type="float">
            <text:p>1.64699995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4342302978" calcext:value-type="float">
            <text:p>0.2434230298</text:p>
          </table:table-cell>
        </table:table-row>
        <table:table-row table:style-name="ro1">
          <table:table-cell office:value-type="string" calcext:value-type="string">
            <text:p>../passo3/random/n_4/r_35.txt</text:p>
          </table:table-cell>
          <table:table-cell office:value-type="float" office:value="1.54999995232" calcext:value-type="float">
            <text:p>1.54999995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7166806459" calcext:value-type="float">
            <text:p>0.3471668065</text:p>
          </table:table-cell>
        </table:table-row>
        <table:table-row table:style-name="ro1">
          <table:table-cell office:value-type="string" calcext:value-type="string">
            <text:p>../passo3/random/n_4/r_36.txt</text:p>
          </table:table-cell>
          <table:table-cell office:value-type="float" office:value="1.26400005817" calcext:value-type="float">
            <text:p>1.264000058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51917159557" calcext:value-type="float">
            <text:p>0.6519171596</text:p>
          </table:table-cell>
        </table:table-row>
        <table:table-row table:style-name="ro1">
          <table:table-cell office:value-type="string" calcext:value-type="string">
            <text:p>../passo3/random/n_4/r_37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531768985093" calcext:value-type="float">
            <text:p>0.0531768985</text:p>
          </table:table-cell>
        </table:table-row>
        <table:table-row table:style-name="ro1">
          <table:table-cell office:value-type="string" calcext:value-type="string">
            <text:p>../passo3/random/n_4/r_38.txt</text:p>
          </table:table-cell>
          <table:table-cell office:value-type="float" office:value="1.68299996853" calcext:value-type="float">
            <text:p>1.682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04802855849" calcext:value-type="float">
            <text:p>0.2048028558</text:p>
          </table:table-cell>
        </table:table-row>
        <table:table-row table:style-name="ro1">
          <table:table-cell office:value-type="string" calcext:value-type="string">
            <text:p>../passo3/random/n_4/r_39.txt</text:p>
          </table:table-cell>
          <table:table-cell office:value-type="float" office:value="1.68799996376" calcext:value-type="float">
            <text:p>1.6879999638</text:p>
          </table:table-cell>
          <table:table-cell office:value-type="float" office:value="1" calcext:value-type="float">
            <text:p>1</text:p>
          </table:table-cell>
          <table:table-cell office:value-type="float" office:value="0.311597496271" calcext:value-type="float">
            <text:p>0.3115974963</text:p>
          </table:table-cell>
        </table:table-row>
        <table:table-row table:style-name="ro1">
          <table:table-cell office:value-type="string" calcext:value-type="string">
            <text:p>../passo3/random/n_4/r_40.txt</text:p>
          </table:table-cell>
          <table:table-cell office:value-type="float" office:value="1.54200005531" calcext:value-type="float">
            <text:p>1.54200005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55135858059" calcext:value-type="float">
            <text:p>0.3551358581</text:p>
          </table:table-cell>
        </table:table-row>
        <table:table-row table:style-name="ro1">
          <table:table-cell office:value-type="string" calcext:value-type="string">
            <text:p>../passo3/random/n_4/r_41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1" calcext:value-type="float">
            <text:p>1</text:p>
          </table:table-cell>
          <table:table-cell office:value-type="float" office:value="0.174675911665" calcext:value-type="float">
            <text:p>0.1746759117</text:p>
          </table:table-cell>
        </table:table-row>
        <table:table-row table:style-name="ro1">
          <table:table-cell office:value-type="string" calcext:value-type="string">
            <text:p>../passo3/random/n_4/r_42.txt</text:p>
          </table:table-cell>
          <table:table-cell office:value-type="float" office:value="1.44299995899" calcext:value-type="float">
            <text:p>1.4429999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6088886261" calcext:value-type="float">
            <text:p>0.4608888626</text:p>
          </table:table-cell>
        </table:table-row>
        <table:table-row table:style-name="ro1">
          <table:table-cell office:value-type="string" calcext:value-type="string">
            <text:p>../passo3/random/n_4/r_43.txt</text:p>
          </table:table-cell>
          <table:table-cell office:value-type="float" office:value="1.60800004005" calcext:value-type="float">
            <text:p>1.60800004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84341156483" calcext:value-type="float">
            <text:p>0.2843411565</text:p>
          </table:table-cell>
        </table:table-row>
        <table:table-row table:style-name="ro1">
          <table:table-cell office:value-type="string" calcext:value-type="string">
            <text:p>../passo3/random/n_4/r_44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20911431313" calcext:value-type="float">
            <text:p>0.0920911431</text:p>
          </table:table-cell>
        </table:table-row>
        <table:table-row table:style-name="ro1">
          <table:table-cell office:value-type="string" calcext:value-type="string">
            <text:p>../passo3/random/n_4/r_45.txt</text:p>
          </table:table-cell>
          <table:table-cell office:value-type="float" office:value="1.62199997902" calcext:value-type="float">
            <text:p>1.6219999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69645273685" calcext:value-type="float">
            <text:p>0.2696452737</text:p>
          </table:table-cell>
        </table:table-row>
        <table:table-row table:style-name="ro1">
          <table:table-cell office:value-type="string" calcext:value-type="string">
            <text:p>../passo3/random/n_4/r_46.txt</text:p>
          </table:table-cell>
          <table:table-cell office:value-type="float" office:value="1.60500001907" calcext:value-type="float">
            <text:p>1.60500001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88239985704" calcext:value-type="float">
            <text:p>0.2882399857</text:p>
          </table:table-cell>
        </table:table-row>
        <table:table-row table:style-name="ro1">
          <table:table-cell office:value-type="string" calcext:value-type="string">
            <text:p>../passo3/random/n_4/r_47.txt</text:p>
          </table:table-cell>
          <table:table-cell office:value-type="float" office:value="1.74199998379" calcext:value-type="float">
            <text:p>1.74199998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41641497612" calcext:value-type="float">
            <text:p>0.1416414976</text:p>
          </table:table-cell>
        </table:table-row>
        <table:table-row table:style-name="ro1">
          <table:table-cell office:value-type="string" calcext:value-type="string">
            <text:p>../passo3/random/n_4/r_48.txt</text:p>
          </table:table-cell>
          <table:table-cell office:value-type="float" office:value="1.26499998569" calcext:value-type="float">
            <text:p>1.26499998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4294526577" calcext:value-type="float">
            <text:p>0.5542945266</text:p>
          </table:table-cell>
        </table:table-row>
        <table:table-row table:style-name="ro1">
          <table:table-cell office:value-type="string" calcext:value-type="string">
            <text:p>../passo3/random/n_4/r_49.txt</text:p>
          </table:table-cell>
          <table:table-cell office:value-type="float" office:value="1.22599995136" calcext:value-type="float">
            <text:p>1.225999951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99218189716" calcext:value-type="float">
            <text:p>0.5992181897</text:p>
          </table:table-cell>
        </table:table-row>
        <table:table-row table:style-name="ro1">
          <table:table-cell office:value-type="string" calcext:value-type="string">
            <text:p>../passo3/random/n_4/r_50.txt</text:p>
          </table:table-cell>
          <table:table-cell office:value-type="float" office:value="1.72399997711" calcext:value-type="float">
            <text:p>1.7239999771</text:p>
          </table:table-cell>
          <table:table-cell office:value-type="float" office:value="1" calcext:value-type="float">
            <text:p>1</text:p>
          </table:table-cell>
          <table:table-cell office:value-type="float" office:value="0.276361733675" calcext:value-type="float">
            <text:p>0.2763617337</text:p>
          </table:table-cell>
        </table:table-row>
        <table:table-row table:style-name="ro1">
          <table:table-cell office:value-type="string" calcext:value-type="string">
            <text:p>../passo3/random/n_4/r_51.txt</text:p>
          </table:table-cell>
          <table:table-cell office:value-type="float" office:value="1.64300000668" calcext:value-type="float">
            <text:p>1.6430000067</text:p>
          </table:table-cell>
          <table:table-cell office:value-type="float" office:value="1" calcext:value-type="float">
            <text:p>1</text:p>
          </table:table-cell>
          <table:table-cell office:value-type="float" office:value="0.356609076262" calcext:value-type="float">
            <text:p>0.3566090763</text:p>
          </table:table-cell>
        </table:table-row>
        <table:table-row table:style-name="ro1">
          <table:table-cell office:value-type="string" calcext:value-type="string">
            <text:p>../passo3/random/n_4/r_52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1" calcext:value-type="float">
            <text:p>1</text:p>
          </table:table-cell>
          <table:table-cell office:value-type="float" office:value="0.177107080817" calcext:value-type="float">
            <text:p>0.1771070808</text:p>
          </table:table-cell>
        </table:table-row>
        <table:table-row table:style-name="ro1">
          <table:table-cell office:value-type="string" calcext:value-type="string">
            <text:p>../passo3/random/n_4/r_53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7809708714" calcext:value-type="float">
            <text:p>0.0637809709</text:p>
          </table:table-cell>
        </table:table-row>
        <table:table-row table:style-name="ro1">
          <table:table-cell office:value-type="string" calcext:value-type="string">
            <text:p>../passo3/random/n_4/r_54.txt</text:p>
          </table:table-cell>
          <table:table-cell office:value-type="float" office:value="1.81500005722" calcext:value-type="float">
            <text:p>1.8150000572</text:p>
          </table:table-cell>
          <table:table-cell office:value-type="float" office:value="1" calcext:value-type="float">
            <text:p>1</text:p>
          </table:table-cell>
          <table:table-cell office:value-type="float" office:value="0.184538155794" calcext:value-type="float">
            <text:p>0.1845381558</text:p>
          </table:table-cell>
        </table:table-row>
        <table:table-row table:style-name="ro1">
          <table:table-cell office:value-type="string" calcext:value-type="string">
            <text:p>../passo3/random/n_4/r_55.txt</text:p>
          </table:table-cell>
          <table:table-cell office:value-type="float" office:value="1.77400004864" calcext:value-type="float">
            <text:p>1.774000048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08179718256" calcext:value-type="float">
            <text:p>0.1081797183</text:p>
          </table:table-cell>
        </table:table-row>
        <table:table-row table:style-name="ro1">
          <table:table-cell office:value-type="string" calcext:value-type="string">
            <text:p>../passo3/random/n_4/r_56.txt</text:p>
          </table:table-cell>
          <table:table-cell office:value-type="float" office:value="1.63100004196" calcext:value-type="float">
            <text:p>1.631000042</text:p>
          </table:table-cell>
          <table:table-cell office:value-type="float" office:value="1" calcext:value-type="float">
            <text:p>1</text:p>
          </table:table-cell>
          <table:table-cell office:value-type="float" office:value="0.368639051914" calcext:value-type="float">
            <text:p>0.3686390519</text:p>
          </table:table-cell>
        </table:table-row>
        <table:table-row table:style-name="ro1">
          <table:table-cell office:value-type="string" calcext:value-type="string">
            <text:p>../passo3/random/n_4/r_57.txt</text:p>
          </table:table-cell>
          <table:table-cell office:value-type="float" office:value="1.46899998188" calcext:value-type="float">
            <text:p>1.46899998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91948100924" calcext:value-type="float">
            <text:p>0.1919481009</text:p>
          </table:table-cell>
        </table:table-row>
        <table:table-row table:style-name="ro1">
          <table:table-cell office:value-type="string" calcext:value-type="string">
            <text:p>../passo3/random/n_4/r_58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1154347658" calcext:value-type="float">
            <text:p>0.1111543477</text:p>
          </table:table-cell>
        </table:table-row>
        <table:table-row table:style-name="ro1">
          <table:table-cell office:value-type="string" calcext:value-type="string">
            <text:p>../passo3/random/n_4/r_59.txt</text:p>
          </table:table-cell>
          <table:table-cell office:value-type="float" office:value="1.79100000858" calcext:value-type="float">
            <text:p>1.7910000086</text:p>
          </table:table-cell>
          <table:table-cell office:value-type="float" office:value="1" calcext:value-type="float">
            <text:p>1</text:p>
          </table:table-cell>
          <table:table-cell office:value-type="float" office:value="0.208946481347" calcext:value-type="float">
            <text:p>0.2089464813</text:p>
          </table:table-cell>
        </table:table-row>
        <table:table-row table:style-name="ro1">
          <table:table-cell office:value-type="string" calcext:value-type="string">
            <text:p>../passo3/random/n_4/r_60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947910547" calcext:value-type="float">
            <text:p>0.2009479105</text:p>
          </table:table-cell>
        </table:table-row>
        <table:table-row table:style-name="ro1">
          <table:table-cell office:value-type="string" calcext:value-type="string">
            <text:p>../passo3/random/n_4/r_61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14615820348" calcext:value-type="float">
            <text:p>0.1146158203</text:p>
          </table:table-cell>
        </table:table-row>
        <table:table-row table:style-name="ro1">
          <table:table-cell office:value-type="string" calcext:value-type="string">
            <text:p>../passo3/random/n_4/r_62.txt</text:p>
          </table:table-cell>
          <table:table-cell office:value-type="float" office:value="1.44799995422" calcext:value-type="float">
            <text:p>1.44799995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55535054207" calcext:value-type="float">
            <text:p>0.4555350542</text:p>
          </table:table-cell>
        </table:table-row>
        <table:table-row table:style-name="ro1">
          <table:table-cell office:value-type="string" calcext:value-type="string">
            <text:p>../passo3/random/n_4/r_63.txt</text:p>
          </table:table-cell>
          <table:table-cell office:value-type="float" office:value="1.66499996185" calcext:value-type="float">
            <text:p>1.6649999619</text:p>
          </table:table-cell>
          <table:table-cell office:value-type="float" office:value="1" calcext:value-type="float">
            <text:p>1</text:p>
          </table:table-cell>
          <table:table-cell office:value-type="float" office:value="0.335443854332" calcext:value-type="float">
            <text:p>0.3354438543</text:p>
          </table:table-cell>
        </table:table-row>
        <table:table-row table:style-name="ro1">
          <table:table-cell office:value-type="string" calcext:value-type="string">
            <text:p>../passo3/random/n_4/r_64.txt</text:p>
          </table:table-cell>
          <table:table-cell office:value-type="float" office:value="1.68799996376" calcext:value-type="float">
            <text:p>1.6879999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99605166912" calcext:value-type="float">
            <text:p>0.1996051669</text:p>
          </table:table-cell>
        </table:table-row>
        <table:table-row table:style-name="ro1">
          <table:table-cell office:value-type="string" calcext:value-type="string">
            <text:p>../passo3/random/n_4/r_65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1" calcext:value-type="float">
            <text:p>1</text:p>
          </table:table-cell>
          <table:table-cell office:value-type="float" office:value="0.0986954048276" calcext:value-type="float">
            <text:p>0.0986954048</text:p>
          </table:table-cell>
        </table:table-row>
        <table:table-row table:style-name="ro1">
          <table:table-cell office:value-type="string" calcext:value-type="string">
            <text:p>../passo3/random/n_4/r_66.txt</text:p>
          </table:table-cell>
          <table:table-cell office:value-type="float" office:value="1.55599999428" calcext:value-type="float">
            <text:p>1.55599999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0443700552" calcext:value-type="float">
            <text:p>0.3404437006</text:p>
          </table:table-cell>
        </table:table-row>
        <table:table-row table:style-name="ro1">
          <table:table-cell office:value-type="string" calcext:value-type="string">
            <text:p>../passo3/random/n_4/r_67.txt</text:p>
          </table:table-cell>
          <table:table-cell office:value-type="float" office:value="1.68099999428" calcext:value-type="float">
            <text:p>1.6809999943</text:p>
          </table:table-cell>
          <table:table-cell office:value-type="float" office:value="1" calcext:value-type="float">
            <text:p>1</text:p>
          </table:table-cell>
          <table:table-cell office:value-type="float" office:value="0.319460362196" calcext:value-type="float">
            <text:p>0.3194603622</text:p>
          </table:table-cell>
        </table:table-row>
        <table:table-row table:style-name="ro1">
          <table:table-cell office:value-type="string" calcext:value-type="string">
            <text:p>../passo3/random/n_4/r_68.txt</text:p>
          </table:table-cell>
          <table:table-cell office:value-type="float" office:value="1.49399995804" calcext:value-type="float">
            <text:p>1.4939999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292837172747" calcext:value-type="float">
            <text:p>0.2928371727</text:p>
          </table:table-cell>
        </table:table-row>
        <table:table-row table:style-name="ro1">
          <table:table-cell office:value-type="string" calcext:value-type="string">
            <text:p>../passo3/random/n_4/r_69.txt</text:p>
          </table:table-cell>
          <table:table-cell office:value-type="float" office:value="1.65699994564" calcext:value-type="float">
            <text:p>1.6569999456</text:p>
          </table:table-cell>
          <table:table-cell office:value-type="float" office:value="1" calcext:value-type="float">
            <text:p>1</text:p>
          </table:table-cell>
          <table:table-cell office:value-type="float" office:value="0.342893838882" calcext:value-type="float">
            <text:p>0.3428938389</text:p>
          </table:table-cell>
        </table:table-row>
        <table:table-row table:style-name="ro1">
          <table:table-cell office:value-type="string" calcext:value-type="string">
            <text:p>../passo3/random/n_4/r_70.txt</text:p>
          </table:table-cell>
          <table:table-cell office:value-type="float" office:value="1.64800000191" calcext:value-type="float">
            <text:p>1.6480000019</text:p>
          </table:table-cell>
          <table:table-cell office:value-type="float" office:value="1" calcext:value-type="float">
            <text:p>1</text:p>
          </table:table-cell>
          <table:table-cell office:value-type="float" office:value="0.352388888597" calcext:value-type="float">
            <text:p>0.3523888886</text:p>
          </table:table-cell>
        </table:table-row>
        <table:table-row table:style-name="ro1">
          <table:table-cell office:value-type="string" calcext:value-type="string">
            <text:p>../passo3/random/n_4/r_71.txt</text:p>
          </table:table-cell>
          <table:table-cell office:value-type="float" office:value="1.77999997139" calcext:value-type="float">
            <text:p>1.7799999714</text:p>
          </table:table-cell>
          <table:table-cell office:value-type="float" office:value="1" calcext:value-type="float">
            <text:p>1</text:p>
          </table:table-cell>
          <table:table-cell office:value-type="float" office:value="0.219919085503" calcext:value-type="float">
            <text:p>0.2199190855</text:p>
          </table:table-cell>
        </table:table-row>
        <table:table-row table:style-name="ro1">
          <table:table-cell office:value-type="string" calcext:value-type="string">
            <text:p>../passo3/random/n_4/r_72.txt</text:p>
          </table:table-cell>
          <table:table-cell office:value-type="float" office:value="1.74300003052" calcext:value-type="float">
            <text:p>1.7430000305</text:p>
          </table:table-cell>
          <table:table-cell office:value-type="float" office:value="1" calcext:value-type="float">
            <text:p>1</text:p>
          </table:table-cell>
          <table:table-cell office:value-type="float" office:value="0.256674677134" calcext:value-type="float">
            <text:p>0.2566746771</text:p>
          </table:table-cell>
        </table:table-row>
        <table:table-row table:style-name="ro1">
          <table:table-cell office:value-type="string" calcext:value-type="string">
            <text:p>../passo3/random/n_4/r_73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681725383" calcext:value-type="float">
            <text:p>0.1316817254</text:p>
          </table:table-cell>
        </table:table-row>
        <table:table-row table:style-name="ro1">
          <table:table-cell office:value-type="string" calcext:value-type="string">
            <text:p>../passo3/random/n_4/r_74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1" calcext:value-type="float">
            <text:p>1</text:p>
          </table:table-cell>
          <table:table-cell office:value-type="float" office:value="0.061749137938" calcext:value-type="float">
            <text:p>0.0617491379</text:p>
          </table:table-cell>
        </table:table-row>
        <table:table-row table:style-name="ro1">
          <table:table-cell office:value-type="string" calcext:value-type="string">
            <text:p>../passo3/random/n_4/r_75.txt</text:p>
          </table:table-cell>
          <table:table-cell office:value-type="float" office:value="1.30200004578" calcext:value-type="float">
            <text:p>1.30200004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11570811272" calcext:value-type="float">
            <text:p>0.5115708113</text:p>
          </table:table-cell>
        </table:table-row>
        <table:table-row table:style-name="ro1">
          <table:table-cell office:value-type="string" calcext:value-type="string">
            <text:p>../passo3/random/n_4/r_76.txt</text:p>
          </table:table-cell>
          <table:table-cell office:value-type="float" office:value="1.72000002861" calcext:value-type="float">
            <text:p>1.7200000286</text:p>
          </table:table-cell>
          <table:table-cell office:value-type="float" office:value="1" calcext:value-type="float">
            <text:p>1</text:p>
          </table:table-cell>
          <table:table-cell office:value-type="float" office:value="0.27970340848" calcext:value-type="float">
            <text:p>0.2797034085</text:p>
          </table:table-cell>
        </table:table-row>
        <table:table-row table:style-name="ro1">
          <table:table-cell office:value-type="string" calcext:value-type="string">
            <text:p>../passo3/random/n_4/r_77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51006060839" calcext:value-type="float">
            <text:p>0.0851006061</text:p>
          </table:table-cell>
        </table:table-row>
        <table:table-row table:style-name="ro1">
          <table:table-cell office:value-type="string" calcext:value-type="string">
            <text:p>../passo3/random/n_4/r_78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4448254704" calcext:value-type="float">
            <text:p>0.1244482547</text:p>
          </table:table-cell>
        </table:table-row>
        <table:table-row table:style-name="ro1">
          <table:table-cell office:value-type="string" calcext:value-type="string">
            <text:p>../passo3/random/n_4/r_79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251053333" calcext:value-type="float">
            <text:p>0.0764251053</text:p>
          </table:table-cell>
        </table:table-row>
        <table:table-row table:style-name="ro1">
          <table:table-cell office:value-type="string" calcext:value-type="string">
            <text:p>../passo3/random/n_4/r_80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4062555432" calcext:value-type="float">
            <text:p>0.1840625554</text:p>
          </table:table-cell>
        </table:table-row>
        <table:table-row table:style-name="ro1">
          <table:table-cell office:value-type="string" calcext:value-type="string">
            <text:p>../passo3/random/n_4/r_81.txt</text:p>
          </table:table-cell>
          <table:table-cell office:value-type="float" office:value="1.60099995136" calcext:value-type="float">
            <text:p>1.60099995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91932165623" calcext:value-type="float">
            <text:p>0.2919321656</text:p>
          </table:table-cell>
        </table:table-row>
        <table:table-row table:style-name="ro1">
          <table:table-cell office:value-type="string" calcext:value-type="string">
            <text:p>../passo3/random/n_4/r_82.txt</text:p>
          </table:table-cell>
          <table:table-cell office:value-type="float" office:value="1.81900000572" calcext:value-type="float">
            <text:p>1.81900000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01921975613" calcext:value-type="float">
            <text:p>0.0601921976</text:p>
          </table:table-cell>
        </table:table-row>
        <table:table-row table:style-name="ro1">
          <table:table-cell office:value-type="string" calcext:value-type="string">
            <text:p>../passo3/random/n_4/r_83.txt</text:p>
          </table:table-cell>
          <table:table-cell office:value-type="float" office:value="1.71099996567" calcext:value-type="float">
            <text:p>1.7109999657</text:p>
          </table:table-cell>
          <table:table-cell office:value-type="float" office:value="1" calcext:value-type="float">
            <text:p>1</text:p>
          </table:table-cell>
          <table:table-cell office:value-type="float" office:value="0.288683533669" calcext:value-type="float">
            <text:p>0.2886835337</text:p>
          </table:table-cell>
        </table:table-row>
        <table:table-row table:style-name="ro1">
          <table:table-cell office:value-type="string" calcext:value-type="string">
            <text:p>../passo3/random/n_4/r_84.txt</text:p>
          </table:table-cell>
          <table:table-cell office:value-type="float" office:value="1.58599996567" calcext:value-type="float">
            <text:p>1.5859999657</text:p>
          </table:table-cell>
          <table:table-cell office:value-type="float" office:value="1" calcext:value-type="float">
            <text:p>1</text:p>
          </table:table-cell>
          <table:table-cell office:value-type="float" office:value="0.413781911135" calcext:value-type="float">
            <text:p>0.4137819111</text:p>
          </table:table-cell>
        </table:table-row>
        <table:table-row table:style-name="ro1">
          <table:table-cell office:value-type="string" calcext:value-type="string">
            <text:p>../passo3/random/n_4/r_85.txt</text:p>
          </table:table-cell>
          <table:table-cell office:value-type="float" office:value="1.68200004101" calcext:value-type="float">
            <text:p>1.682000041</text:p>
          </table:table-cell>
          <table:table-cell office:value-type="float" office:value="1" calcext:value-type="float">
            <text:p>1</text:p>
          </table:table-cell>
          <table:table-cell office:value-type="float" office:value="0.318475961685" calcext:value-type="float">
            <text:p>0.3184759617</text:p>
          </table:table-cell>
        </table:table-row>
        <table:table-row table:style-name="ro1">
          <table:table-cell office:value-type="string" calcext:value-type="string">
            <text:p>../passo3/random/n_4/r_86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8370953798" calcext:value-type="float">
            <text:p>0.0708370954</text:p>
          </table:table-cell>
        </table:table-row>
        <table:table-row table:style-name="ro1">
          <table:table-cell office:value-type="string" calcext:value-type="string">
            <text:p>../passo3/random/n_4/r_87.txt</text:p>
          </table:table-cell>
          <table:table-cell office:value-type="float" office:value="1.63699996471" calcext:value-type="float">
            <text:p>1.6369999647</text:p>
          </table:table-cell>
          <table:table-cell office:value-type="float" office:value="1" calcext:value-type="float">
            <text:p>1</text:p>
          </table:table-cell>
          <table:table-cell office:value-type="float" office:value="0.363407969475" calcext:value-type="float">
            <text:p>0.3634079695</text:p>
          </table:table-cell>
        </table:table-row>
        <table:table-row table:style-name="ro1">
          <table:table-cell office:value-type="string" calcext:value-type="string">
            <text:p>../passo3/random/n_4/r_88.txt</text:p>
          </table:table-cell>
          <table:table-cell office:value-type="float" office:value="1.76100003719" calcext:value-type="float">
            <text:p>1.7610000372</text:p>
          </table:table-cell>
          <table:table-cell office:value-type="float" office:value="1" calcext:value-type="float">
            <text:p>1</text:p>
          </table:table-cell>
          <table:table-cell office:value-type="float" office:value="0.239298984408" calcext:value-type="float">
            <text:p>0.2392989844</text:p>
          </table:table-cell>
        </table:table-row>
        <table:table-row table:style-name="ro1">
          <table:table-cell office:value-type="string" calcext:value-type="string">
            <text:p>../passo3/random/n_4/r_89.txt</text:p>
          </table:table-cell>
          <table:table-cell office:value-type="float" office:value="1.46099996567" calcext:value-type="float">
            <text:p>1.46099996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41918373108" calcext:value-type="float">
            <text:p>0.4419183731</text:p>
          </table:table-cell>
        </table:table-row>
        <table:table-row table:style-name="ro1">
          <table:table-cell office:value-type="string" calcext:value-type="string">
            <text:p>../passo3/random/n_4/r_90.txt</text:p>
          </table:table-cell>
          <table:table-cell office:value-type="float" office:value="1.64800000191" calcext:value-type="float">
            <text:p>1.6480000019</text:p>
          </table:table-cell>
          <table:table-cell office:value-type="float" office:value="1" calcext:value-type="float">
            <text:p>1</text:p>
          </table:table-cell>
          <table:table-cell office:value-type="float" office:value="0.352180868387" calcext:value-type="float">
            <text:p>0.3521808684</text:p>
          </table:table-cell>
        </table:table-row>
        <table:table-row table:style-name="ro1">
          <table:table-cell office:value-type="string" calcext:value-type="string">
            <text:p>../passo3/random/n_4/r_91.txt</text:p>
          </table:table-cell>
          <table:table-cell office:value-type="float" office:value="1.66600000858" calcext:value-type="float">
            <text:p>1.6660000086</text:p>
          </table:table-cell>
          <table:table-cell office:value-type="float" office:value="1" calcext:value-type="float">
            <text:p>1</text:p>
          </table:table-cell>
          <table:table-cell office:value-type="float" office:value="0.334174931049" calcext:value-type="float">
            <text:p>0.334174931</text:p>
          </table:table-cell>
        </table:table-row>
        <table:table-row table:style-name="ro1">
          <table:table-cell office:value-type="string" calcext:value-type="string">
            <text:p>../passo3/random/n_4/r_92.txt</text:p>
          </table:table-cell>
          <table:table-cell office:value-type="float" office:value="1.6740000248" calcext:value-type="float">
            <text:p>1.6740000248</text:p>
          </table:table-cell>
          <table:table-cell office:value-type="float" office:value="1" calcext:value-type="float">
            <text:p>1</text:p>
          </table:table-cell>
          <table:table-cell office:value-type="float" office:value="0.326213181019" calcext:value-type="float">
            <text:p>0.326213181</text:p>
          </table:table-cell>
        </table:table-row>
        <table:table-row table:style-name="ro1">
          <table:table-cell office:value-type="string" calcext:value-type="string">
            <text:p>../passo3/random/n_4/r_93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38883996" calcext:value-type="float">
            <text:p>0.20338884</text:p>
          </table:table-cell>
        </table:table-row>
        <table:table-row table:style-name="ro1">
          <table:table-cell office:value-type="string" calcext:value-type="string">
            <text:p>../passo3/random/n_4/r_94.txt</text:p>
          </table:table-cell>
          <table:table-cell office:value-type="float" office:value="1.22399997711" calcext:value-type="float">
            <text:p>1.22399997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94612622261" calcext:value-type="float">
            <text:p>0.6946126223</text:p>
          </table:table-cell>
        </table:table-row>
        <table:table-row table:style-name="ro1">
          <table:table-cell office:value-type="string" calcext:value-type="string">
            <text:p>../passo3/random/n_4/r_95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2258419394" calcext:value-type="float">
            <text:p>0.1122584194</text:p>
          </table:table-cell>
        </table:table-row>
        <table:table-row table:style-name="ro1">
          <table:table-cell office:value-type="string" calcext:value-type="string">
            <text:p>../passo3/random/n_4/r_96.txt</text:p>
          </table:table-cell>
          <table:table-cell office:value-type="float" office:value="1.38100004196" calcext:value-type="float">
            <text:p>1.381000042</text:p>
          </table:table-cell>
          <table:table-cell office:value-type="float" office:value="1" calcext:value-type="float">
            <text:p>1</text:p>
          </table:table-cell>
          <table:table-cell office:value-type="float" office:value="0.61935967207" calcext:value-type="float">
            <text:p>0.6193596721</text:p>
          </table:table-cell>
        </table:table-row>
        <table:table-row table:style-name="ro1">
          <table:table-cell office:value-type="string" calcext:value-type="string">
            <text:p>../passo3/random/n_4/r_97.txt</text:p>
          </table:table-cell>
          <table:table-cell office:value-type="float" office:value="1.20200002193" calcext:value-type="float">
            <text:p>1.20200002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6814007759" calcext:value-type="float">
            <text:p>0.6268140078</text:p>
          </table:table-cell>
        </table:table-row>
        <table:table-row table:style-name="ro1">
          <table:table-cell office:value-type="string" calcext:value-type="string">
            <text:p>../passo3/random/n_4/r_98.txt</text:p>
          </table:table-cell>
          <table:table-cell office:value-type="float" office:value="1.69500005245" calcext:value-type="float">
            <text:p>1.69500005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91691473126" calcext:value-type="float">
            <text:p>0.1916914731</text:p>
          </table:table-cell>
        </table:table-row>
        <table:table-row table:style-name="ro1">
          <table:table-cell office:value-type="string" calcext:value-type="string">
            <text:p>../passo3/random/n_4/r_99.txt</text:p>
          </table:table-cell>
          <table:table-cell office:value-type="float" office:value="1.68799996376" calcext:value-type="float">
            <text:p>1.6879999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98942959309" calcext:value-type="float">
            <text:p>0.19894295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6665299999711" calcext:value-type="float">
            <text:p>1.66653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18260923141379" calcext:value-type="float">
            <text:p>0.1826092314</text:p>
          </table:table-cell>
          <table:table-cell table:number-columns-repeated="2"/>
        </table:table-row>
      </table:table>
      <table:table table:name="r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8/r_0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8770675957" calcext:value-type="float">
            <text:p>0.108770676</text:p>
          </table:table-cell>
        </table:table-row>
        <table:table-row table:style-name="ro1">
          <table:table-cell office:value-type="string" calcext:value-type="string">
            <text:p>../passo3/random/n_8/r_1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9442842007" calcext:value-type="float">
            <text:p>0.0659442842</text:p>
          </table:table-cell>
        </table:table-row>
        <table:table-row table:style-name="ro1">
          <table:table-cell office:value-type="string" calcext:value-type="string">
            <text:p>../passo3/random/n_8/r_2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538933754" calcext:value-type="float">
            <text:p>0.1253893375</text:p>
          </table:table-cell>
        </table:table-row>
        <table:table-row table:style-name="ro1">
          <table:table-cell office:value-type="string" calcext:value-type="string">
            <text:p>../passo3/random/n_8/r_3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479538918" calcext:value-type="float">
            <text:p>0.1424795389</text:p>
          </table:table-cell>
        </table:table-row>
        <table:table-row table:style-name="ro1">
          <table:table-cell office:value-type="string" calcext:value-type="string">
            <text:p>../passo3/random/n_8/r_4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3702354729" calcext:value-type="float">
            <text:p>0.1237023547</text:p>
          </table:table-cell>
        </table:table-row>
        <table:table-row table:style-name="ro1">
          <table:table-cell office:value-type="string" calcext:value-type="string">
            <text:p>../passo3/random/n_8/r_5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0955554843" calcext:value-type="float">
            <text:p>0.0450955555</text:p>
          </table:table-cell>
        </table:table-row>
        <table:table-row table:style-name="ro1">
          <table:table-cell office:value-type="string" calcext:value-type="string">
            <text:p>../passo3/random/n_8/r_6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1" calcext:value-type="float">
            <text:p>1</text:p>
          </table:table-cell>
          <table:table-cell office:value-type="float" office:value="0.136312991381" calcext:value-type="float">
            <text:p>0.1363129914</text:p>
          </table:table-cell>
        </table:table-row>
        <table:table-row table:style-name="ro1">
          <table:table-cell office:value-type="string" calcext:value-type="string">
            <text:p>../passo3/random/n_8/r_7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11715734" calcext:value-type="float">
            <text:p>0.0561117157</text:p>
          </table:table-cell>
        </table:table-row>
        <table:table-row table:style-name="ro1">
          <table:table-cell office:value-type="string" calcext:value-type="string">
            <text:p>../passo3/random/n_8/r_8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480272397399" calcext:value-type="float">
            <text:p>0.0480272397</text:p>
          </table:table-cell>
        </table:table-row>
        <table:table-row table:style-name="ro1">
          <table:table-cell office:value-type="string" calcext:value-type="string">
            <text:p>../passo3/random/n_8/r_9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5891731381" calcext:value-type="float">
            <text:p>0.1558917314</text:p>
          </table:table-cell>
        </table:table-row>
        <table:table-row table:style-name="ro1">
          <table:table-cell office:value-type="string" calcext:value-type="string">
            <text:p>../passo3/random/n_8/r_10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0581202209" calcext:value-type="float">
            <text:p>0.1205812022</text:p>
          </table:table-cell>
        </table:table-row>
        <table:table-row table:style-name="ro1">
          <table:table-cell office:value-type="string" calcext:value-type="string">
            <text:p>../passo3/random/n_8/r_11.txt</text:p>
          </table:table-cell>
          <table:table-cell office:value-type="float" office:value="1.70200002193" calcext:value-type="float">
            <text:p>1.7020000219</text:p>
          </table:table-cell>
          <table:table-cell office:value-type="float" office:value="1" calcext:value-type="float">
            <text:p>1</text:p>
          </table:table-cell>
          <table:table-cell office:value-type="float" office:value="0.297649294138" calcext:value-type="float">
            <text:p>0.2976492941</text:p>
          </table:table-cell>
        </table:table-row>
        <table:table-row table:style-name="ro1">
          <table:table-cell office:value-type="string" calcext:value-type="string">
            <text:p>../passo3/random/n_8/r_12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0510997176" calcext:value-type="float">
            <text:p>0.0790510997</text:p>
          </table:table-cell>
        </table:table-row>
        <table:table-row table:style-name="ro1">
          <table:table-cell office:value-type="string" calcext:value-type="string">
            <text:p>../passo3/random/n_8/r_13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5475418866" calcext:value-type="float">
            <text:p>0.0495475419</text:p>
          </table:table-cell>
        </table:table-row>
        <table:table-row table:style-name="ro1">
          <table:table-cell office:value-type="string" calcext:value-type="string">
            <text:p>../passo3/random/n_8/r_14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306174636" calcext:value-type="float">
            <text:p>0.0662306175</text:p>
          </table:table-cell>
        </table:table-row>
        <table:table-row table:style-name="ro1">
          <table:table-cell office:value-type="string" calcext:value-type="string">
            <text:p>../passo3/random/n_8/r_15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1" calcext:value-type="float">
            <text:p>1</text:p>
          </table:table-cell>
          <table:table-cell office:value-type="float" office:value="0.161528691649" calcext:value-type="float">
            <text:p>0.1615286916</text:p>
          </table:table-cell>
        </table:table-row>
        <table:table-row table:style-name="ro1">
          <table:table-cell office:value-type="string" calcext:value-type="string">
            <text:p>../passo3/random/n_8/r_16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1" calcext:value-type="float">
            <text:p>1</text:p>
          </table:table-cell>
          <table:table-cell office:value-type="float" office:value="0.0870753377676" calcext:value-type="float">
            <text:p>0.0870753378</text:p>
          </table:table-cell>
        </table:table-row>
        <table:table-row table:style-name="ro1">
          <table:table-cell office:value-type="string" calcext:value-type="string">
            <text:p>../passo3/random/n_8/r_17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1" calcext:value-type="float">
            <text:p>1</text:p>
          </table:table-cell>
          <table:table-cell office:value-type="float" office:value="0.221091240644" calcext:value-type="float">
            <text:p>0.2210912406</text:p>
          </table:table-cell>
        </table:table-row>
        <table:table-row table:style-name="ro1">
          <table:table-cell office:value-type="string" calcext:value-type="string">
            <text:p>../passo3/random/n_8/r_1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1213941574" calcext:value-type="float">
            <text:p>0.0341213942</text:p>
          </table:table-cell>
        </table:table-row>
        <table:table-row table:style-name="ro1">
          <table:table-cell office:value-type="string" calcext:value-type="string">
            <text:p>../passo3/random/n_8/r_19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2656976581" calcext:value-type="float">
            <text:p>0.1326569766</text:p>
          </table:table-cell>
        </table:table-row>
        <table:table-row table:style-name="ro1">
          <table:table-cell office:value-type="string" calcext:value-type="string">
            <text:p>../passo3/random/n_8/r_20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06577806175" calcext:value-type="float">
            <text:p>0.1065778062</text:p>
          </table:table-cell>
        </table:table-row>
        <table:table-row table:style-name="ro1">
          <table:table-cell office:value-type="string" calcext:value-type="string">
            <text:p>../passo3/random/n_8/r_21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525506377" calcext:value-type="float">
            <text:p>0.1265255064</text:p>
          </table:table-cell>
        </table:table-row>
        <table:table-row table:style-name="ro1">
          <table:table-cell office:value-type="string" calcext:value-type="string">
            <text:p>../passo3/random/n_8/r_22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6771116555" calcext:value-type="float">
            <text:p>0.0296771117</text:p>
          </table:table-cell>
        </table:table-row>
        <table:table-row table:style-name="ro1">
          <table:table-cell office:value-type="string" calcext:value-type="string">
            <text:p>../passo3/random/n_8/r_23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1" calcext:value-type="float">
            <text:p>1</text:p>
          </table:table-cell>
          <table:table-cell office:value-type="float" office:value="0.0837566778064" calcext:value-type="float">
            <text:p>0.0837566778</text:p>
          </table:table-cell>
        </table:table-row>
        <table:table-row table:style-name="ro1">
          <table:table-cell office:value-type="string" calcext:value-type="string">
            <text:p>../passo3/random/n_8/r_24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36400321871" calcext:value-type="float">
            <text:p>0.0364003219</text:p>
          </table:table-cell>
        </table:table-row>
        <table:table-row table:style-name="ro1">
          <table:table-cell office:value-type="string" calcext:value-type="string">
            <text:p>../passo3/random/n_8/r_25.txt</text:p>
          </table:table-cell>
          <table:table-cell office:value-type="float" office:value="1.81900000572" calcext:value-type="float">
            <text:p>1.81900000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22515819967" calcext:value-type="float">
            <text:p>0.12251582</text:p>
          </table:table-cell>
        </table:table-row>
        <table:table-row table:style-name="ro1">
          <table:table-cell office:value-type="string" calcext:value-type="string">
            <text:p>../passo3/random/n_8/r_26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63918158412" calcext:value-type="float">
            <text:p>0.0639181584</text:p>
          </table:table-cell>
        </table:table-row>
        <table:table-row table:style-name="ro1">
          <table:table-cell office:value-type="string" calcext:value-type="string">
            <text:p>../passo3/random/n_8/r_27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994725585" calcext:value-type="float">
            <text:p>0.1399947256</text:p>
          </table:table-cell>
        </table:table-row>
        <table:table-row table:style-name="ro1">
          <table:table-cell office:value-type="string" calcext:value-type="string">
            <text:p>../passo3/random/n_8/r_28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46960693598" calcext:value-type="float">
            <text:p>0.0846960694</text:p>
          </table:table-cell>
        </table:table-row>
        <table:table-row table:style-name="ro1">
          <table:table-cell office:value-type="string" calcext:value-type="string">
            <text:p>../passo3/random/n_8/r_2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085889578" calcext:value-type="float">
            <text:p>0.1320858896</text:p>
          </table:table-cell>
        </table:table-row>
        <table:table-row table:style-name="ro1">
          <table:table-cell office:value-type="string" calcext:value-type="string">
            <text:p>../passo3/random/n_8/r_30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3947708011" calcext:value-type="float">
            <text:p>0.0453947708</text:p>
          </table:table-cell>
        </table:table-row>
        <table:table-row table:style-name="ro1">
          <table:table-cell office:value-type="string" calcext:value-type="string">
            <text:p>../passo3/random/n_8/r_31.txt</text:p>
          </table:table-cell>
          <table:table-cell office:value-type="float" office:value="1.82899999619" calcext:value-type="float">
            <text:p>1.828999996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41541585326" calcext:value-type="float">
            <text:p>0.1415415853</text:p>
          </table:table-cell>
        </table:table-row>
        <table:table-row table:style-name="ro1">
          <table:table-cell office:value-type="string" calcext:value-type="string">
            <text:p>../passo3/random/n_8/r_32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0040165484" calcext:value-type="float">
            <text:p>0.1004016548</text:p>
          </table:table-cell>
        </table:table-row>
        <table:table-row table:style-name="ro1">
          <table:table-cell office:value-type="string" calcext:value-type="string">
            <text:p>../passo3/random/n_8/r_33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933526516" calcext:value-type="float">
            <text:p>0.0764933527</text:p>
          </table:table-cell>
        </table:table-row>
        <table:table-row table:style-name="ro1">
          <table:table-cell office:value-type="string" calcext:value-type="string">
            <text:p>../passo3/random/n_8/r_34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0893538" calcext:value-type="float">
            <text:p>0.2312089354</text:p>
          </table:table-cell>
        </table:table-row>
        <table:table-row table:style-name="ro1">
          <table:table-cell office:value-type="string" calcext:value-type="string">
            <text:p>../passo3/random/n_8/r_35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920282155275" calcext:value-type="float">
            <text:p>0.0920282155</text:p>
          </table:table-cell>
        </table:table-row>
        <table:table-row table:style-name="ro1">
          <table:table-cell office:value-type="string" calcext:value-type="string">
            <text:p>../passo3/random/n_8/r_36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1" calcext:value-type="float">
            <text:p>1</text:p>
          </table:table-cell>
          <table:table-cell office:value-type="float" office:value="0.0288873054087" calcext:value-type="float">
            <text:p>0.0288873054</text:p>
          </table:table-cell>
        </table:table-row>
        <table:table-row table:style-name="ro1">
          <table:table-cell office:value-type="string" calcext:value-type="string">
            <text:p>../passo3/random/n_8/r_37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60339280963" calcext:value-type="float">
            <text:p>0.160339281</text:p>
          </table:table-cell>
        </table:table-row>
        <table:table-row table:style-name="ro1">
          <table:table-cell office:value-type="string" calcext:value-type="string">
            <text:p>../passo3/random/n_8/r_38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1" calcext:value-type="float">
            <text:p>1</text:p>
          </table:table-cell>
          <table:table-cell office:value-type="float" office:value="0.0592086836696" calcext:value-type="float">
            <text:p>0.0592086837</text:p>
          </table:table-cell>
        </table:table-row>
        <table:table-row table:style-name="ro1">
          <table:table-cell office:value-type="string" calcext:value-type="string">
            <text:p>../passo3/random/n_8/r_39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1" calcext:value-type="float">
            <text:p>1</text:p>
          </table:table-cell>
          <table:table-cell office:value-type="float" office:value="0.0856336951256" calcext:value-type="float">
            <text:p>0.0856336951</text:p>
          </table:table-cell>
        </table:table-row>
        <table:table-row table:style-name="ro1">
          <table:table-cell office:value-type="string" calcext:value-type="string">
            <text:p>../passo3/random/n_8/r_40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507340468466" calcext:value-type="float">
            <text:p>0.0507340468</text:p>
          </table:table-cell>
        </table:table-row>
        <table:table-row table:style-name="ro1">
          <table:table-cell office:value-type="string" calcext:value-type="string">
            <text:p>../passo3/random/n_8/r_41.txt</text:p>
          </table:table-cell>
          <table:table-cell office:value-type="float" office:value="1.83599996567" calcext:value-type="float">
            <text:p>1.8359999657</text:p>
          </table:table-cell>
          <table:table-cell office:value-type="float" office:value="1" calcext:value-type="float">
            <text:p>1</text:p>
          </table:table-cell>
          <table:table-cell office:value-type="float" office:value="0.16357858479" calcext:value-type="float">
            <text:p>0.1635785848</text:p>
          </table:table-cell>
        </table:table-row>
        <table:table-row table:style-name="ro1">
          <table:table-cell office:value-type="string" calcext:value-type="string">
            <text:p>../passo3/random/n_8/r_42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226412177" calcext:value-type="float">
            <text:p>0.1492264122</text:p>
          </table:table-cell>
        </table:table-row>
        <table:table-row table:style-name="ro1">
          <table:table-cell office:value-type="string" calcext:value-type="string">
            <text:p>../passo3/random/n_8/r_43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71308939159" calcext:value-type="float">
            <text:p>0.0471308939</text:p>
          </table:table-cell>
        </table:table-row>
        <table:table-row table:style-name="ro1">
          <table:table-cell office:value-type="string" calcext:value-type="string">
            <text:p>../passo3/random/n_8/r_44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85493159294" calcext:value-type="float">
            <text:p>0.0885493159</text:p>
          </table:table-cell>
        </table:table-row>
        <table:table-row table:style-name="ro1">
          <table:table-cell office:value-type="string" calcext:value-type="string">
            <text:p>../passo3/random/n_8/r_45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7827263474" calcext:value-type="float">
            <text:p>0.1678272635</text:p>
          </table:table-cell>
        </table:table-row>
        <table:table-row table:style-name="ro1">
          <table:table-cell office:value-type="string" calcext:value-type="string">
            <text:p>../passo3/random/n_8/r_46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551667846739" calcext:value-type="float">
            <text:p>0.0551667847</text:p>
          </table:table-cell>
        </table:table-row>
        <table:table-row table:style-name="ro1">
          <table:table-cell office:value-type="string" calcext:value-type="string">
            <text:p>../passo3/random/n_8/r_47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200758174062" calcext:value-type="float">
            <text:p>0.2007581741</text:p>
          </table:table-cell>
        </table:table-row>
        <table:table-row table:style-name="ro1">
          <table:table-cell office:value-type="string" calcext:value-type="string">
            <text:p>../passo3/random/n_8/r_48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73079331964" calcext:value-type="float">
            <text:p>0.0273079332</text:p>
          </table:table-cell>
        </table:table-row>
        <table:table-row table:style-name="ro1">
          <table:table-cell office:value-type="string" calcext:value-type="string">
            <text:p>../passo3/random/n_8/r_49.txt</text:p>
          </table:table-cell>
          <table:table-cell office:value-type="float" office:value="1.81299996376" calcext:value-type="float">
            <text:p>1.8129999638</text:p>
          </table:table-cell>
          <table:table-cell office:value-type="float" office:value="1" calcext:value-type="float">
            <text:p>1</text:p>
          </table:table-cell>
          <table:table-cell office:value-type="float" office:value="0.187319904566" calcext:value-type="float">
            <text:p>0.1873199046</text:p>
          </table:table-cell>
        </table:table-row>
        <table:table-row table:style-name="ro1">
          <table:table-cell office:value-type="string" calcext:value-type="string">
            <text:p>../passo3/random/n_8/r_50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60718907416" calcext:value-type="float">
            <text:p>0.0460718907</text:p>
          </table:table-cell>
        </table:table-row>
        <table:table-row table:style-name="ro1">
          <table:table-cell office:value-type="string" calcext:value-type="string">
            <text:p>../passo3/random/n_8/r_51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3333697319" calcext:value-type="float">
            <text:p>0.0743333697</text:p>
          </table:table-cell>
        </table:table-row>
        <table:table-row table:style-name="ro1">
          <table:table-cell office:value-type="string" calcext:value-type="string">
            <text:p>../passo3/random/n_8/r_52.txt</text:p>
          </table:table-cell>
          <table:table-cell office:value-type="float" office:value="1.80400002003" calcext:value-type="float">
            <text:p>1.80400002</text:p>
          </table:table-cell>
          <table:table-cell office:value-type="float" office:value="1" calcext:value-type="float">
            <text:p>1</text:p>
          </table:table-cell>
          <table:table-cell office:value-type="float" office:value="0.195985749364" calcext:value-type="float">
            <text:p>0.1959857494</text:p>
          </table:table-cell>
        </table:table-row>
        <table:table-row table:style-name="ro1">
          <table:table-cell office:value-type="string" calcext:value-type="string">
            <text:p>../passo3/random/n_8/r_53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2511993647" calcext:value-type="float">
            <text:p>0.1425119936</text:p>
          </table:table-cell>
        </table:table-row>
        <table:table-row table:style-name="ro1">
          <table:table-cell office:value-type="string" calcext:value-type="string">
            <text:p>../passo3/random/n_8/r_54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49427518249" calcext:value-type="float">
            <text:p>0.1494275182</text:p>
          </table:table-cell>
        </table:table-row>
        <table:table-row table:style-name="ro1">
          <table:table-cell office:value-type="string" calcext:value-type="string">
            <text:p>../passo3/random/n_8/r_55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30313485861" calcext:value-type="float">
            <text:p>0.1303134859</text:p>
          </table:table-cell>
        </table:table-row>
        <table:table-row table:style-name="ro1">
          <table:table-cell office:value-type="string" calcext:value-type="string">
            <text:p>../passo3/random/n_8/r_56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458161056" calcext:value-type="float">
            <text:p>0.1345816106</text:p>
          </table:table-cell>
        </table:table-row>
        <table:table-row table:style-name="ro1">
          <table:table-cell office:value-type="string" calcext:value-type="string">
            <text:p>../passo3/random/n_8/r_57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971259713" calcext:value-type="float">
            <text:p>0.1269712597</text:p>
          </table:table-cell>
        </table:table-row>
        <table:table-row table:style-name="ro1">
          <table:table-cell office:value-type="string" calcext:value-type="string">
            <text:p>../passo3/random/n_8/r_58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143725397065" calcext:value-type="float">
            <text:p>0.0143725397</text:p>
          </table:table-cell>
        </table:table-row>
        <table:table-row table:style-name="ro1">
          <table:table-cell office:value-type="string" calcext:value-type="string">
            <text:p>../passo3/random/n_8/r_59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9012027383" calcext:value-type="float">
            <text:p>0.0979012027</text:p>
          </table:table-cell>
        </table:table-row>
        <table:table-row table:style-name="ro1">
          <table:table-cell office:value-type="string" calcext:value-type="string">
            <text:p>../passo3/random/n_8/r_60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632799387" calcext:value-type="float">
            <text:p>0.1863279939</text:p>
          </table:table-cell>
        </table:table-row>
        <table:table-row table:style-name="ro1">
          <table:table-cell office:value-type="string" calcext:value-type="string">
            <text:p>../passo3/random/n_8/r_61.txt</text:p>
          </table:table-cell>
          <table:table-cell office:value-type="float" office:value="1.84800004959" calcext:value-type="float">
            <text:p>1.8480000496</text:p>
          </table:table-cell>
          <table:table-cell office:value-type="float" office:value="1" calcext:value-type="float">
            <text:p>1</text:p>
          </table:table-cell>
          <table:table-cell office:value-type="float" office:value="0.15160612762" calcext:value-type="float">
            <text:p>0.1516061276</text:p>
          </table:table-cell>
        </table:table-row>
        <table:table-row table:style-name="ro1">
          <table:table-cell office:value-type="string" calcext:value-type="string">
            <text:p>../passo3/random/n_8/r_62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735314727" calcext:value-type="float">
            <text:p>0.1267353147</text:p>
          </table:table-cell>
        </table:table-row>
        <table:table-row table:style-name="ro1">
          <table:table-cell office:value-type="string" calcext:value-type="string">
            <text:p>../passo3/random/n_8/r_63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78853806853" calcext:value-type="float">
            <text:p>0.0478853807</text:p>
          </table:table-cell>
        </table:table-row>
        <table:table-row table:style-name="ro1">
          <table:table-cell office:value-type="string" calcext:value-type="string">
            <text:p>../passo3/random/n_8/r_64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714152455" calcext:value-type="float">
            <text:p>0.1107141525</text:p>
          </table:table-cell>
        </table:table-row>
        <table:table-row table:style-name="ro1">
          <table:table-cell office:value-type="string" calcext:value-type="string">
            <text:p>../passo3/random/n_8/r_65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518514811993" calcext:value-type="float">
            <text:p>0.0518514812</text:p>
          </table:table-cell>
        </table:table-row>
        <table:table-row table:style-name="ro1">
          <table:table-cell office:value-type="string" calcext:value-type="string">
            <text:p>../passo3/random/n_8/r_66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55080261827" calcext:value-type="float">
            <text:p>0.0855080262</text:p>
          </table:table-cell>
        </table:table-row>
        <table:table-row table:style-name="ro1">
          <table:table-cell office:value-type="string" calcext:value-type="string">
            <text:p>../passo3/random/n_8/r_67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54704529047" calcext:value-type="float">
            <text:p>0.0854704529</text:p>
          </table:table-cell>
        </table:table-row>
        <table:table-row table:style-name="ro1">
          <table:table-cell office:value-type="string" calcext:value-type="string">
            <text:p>../passo3/random/n_8/r_68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602891109884" calcext:value-type="float">
            <text:p>0.060289111</text:p>
          </table:table-cell>
        </table:table-row>
        <table:table-row table:style-name="ro1">
          <table:table-cell office:value-type="string" calcext:value-type="string">
            <text:p>../passo3/random/n_8/r_69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1" calcext:value-type="float">
            <text:p>1</text:p>
          </table:table-cell>
          <table:table-cell office:value-type="float" office:value="0.15093433857" calcext:value-type="float">
            <text:p>0.1509343386</text:p>
          </table:table-cell>
        </table:table-row>
        <table:table-row table:style-name="ro1">
          <table:table-cell office:value-type="string" calcext:value-type="string">
            <text:p>../passo3/random/n_8/r_70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247840047" calcext:value-type="float">
            <text:p>0.14924784</text:p>
          </table:table-cell>
        </table:table-row>
        <table:table-row table:style-name="ro1">
          <table:table-cell office:value-type="string" calcext:value-type="string">
            <text:p>../passo3/random/n_8/r_71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718536898494" calcext:value-type="float">
            <text:p>0.0718536898</text:p>
          </table:table-cell>
        </table:table-row>
        <table:table-row table:style-name="ro1">
          <table:table-cell office:value-type="string" calcext:value-type="string">
            <text:p>../passo3/random/n_8/r_72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34900289774" calcext:value-type="float">
            <text:p>0.083490029</text:p>
          </table:table-cell>
        </table:table-row>
        <table:table-row table:style-name="ro1">
          <table:table-cell office:value-type="string" calcext:value-type="string">
            <text:p>../passo3/random/n_8/r_73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1" calcext:value-type="float">
            <text:p>1</text:p>
          </table:table-cell>
          <table:table-cell office:value-type="float" office:value="0.0647751614451" calcext:value-type="float">
            <text:p>0.0647751614</text:p>
          </table:table-cell>
        </table:table-row>
        <table:table-row table:style-name="ro1">
          <table:table-cell office:value-type="string" calcext:value-type="string">
            <text:p>../passo3/random/n_8/r_74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3076334" calcext:value-type="float">
            <text:p>0.0733076334</text:p>
          </table:table-cell>
        </table:table-row>
        <table:table-row table:style-name="ro1">
          <table:table-cell office:value-type="string" calcext:value-type="string">
            <text:p>../passo3/random/n_8/r_75.txt</text:p>
          </table:table-cell>
          <table:table-cell office:value-type="float" office:value="1.72500002384" calcext:value-type="float">
            <text:p>1.7250000238</text:p>
          </table:table-cell>
          <table:table-cell office:value-type="float" office:value="1" calcext:value-type="float">
            <text:p>1</text:p>
          </table:table-cell>
          <table:table-cell office:value-type="float" office:value="0.275370329618" calcext:value-type="float">
            <text:p>0.2753703296</text:p>
          </table:table-cell>
        </table:table-row>
        <table:table-row table:style-name="ro1">
          <table:table-cell office:value-type="string" calcext:value-type="string">
            <text:p>../passo3/random/n_8/r_76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902192443609" calcext:value-type="float">
            <text:p>0.0902192444</text:p>
          </table:table-cell>
        </table:table-row>
        <table:table-row table:style-name="ro1">
          <table:table-cell office:value-type="string" calcext:value-type="string">
            <text:p>../passo3/random/n_8/r_77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83710291982" calcext:value-type="float">
            <text:p>0.183710292</text:p>
          </table:table-cell>
        </table:table-row>
        <table:table-row table:style-name="ro1">
          <table:table-cell office:value-type="string" calcext:value-type="string">
            <text:p>../passo3/random/n_8/r_7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65215824544" calcext:value-type="float">
            <text:p>0.0096521582</text:p>
          </table:table-cell>
        </table:table-row>
        <table:table-row table:style-name="ro1">
          <table:table-cell office:value-type="string" calcext:value-type="string">
            <text:p>../passo3/random/n_8/r_79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602702870965" calcext:value-type="float">
            <text:p>0.0602702871</text:p>
          </table:table-cell>
        </table:table-row>
        <table:table-row table:style-name="ro1">
          <table:table-cell office:value-type="string" calcext:value-type="string">
            <text:p>../passo3/random/n_8/r_80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1" calcext:value-type="float">
            <text:p>1</text:p>
          </table:table-cell>
          <table:table-cell office:value-type="float" office:value="0.1451241225" calcext:value-type="float">
            <text:p>0.1451241225</text:p>
          </table:table-cell>
        </table:table-row>
        <table:table-row table:style-name="ro1">
          <table:table-cell office:value-type="string" calcext:value-type="string">
            <text:p>../passo3/random/n_8/r_81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552110299468" calcext:value-type="float">
            <text:p>0.0552110299</text:p>
          </table:table-cell>
        </table:table-row>
        <table:table-row table:style-name="ro1">
          <table:table-cell office:value-type="string" calcext:value-type="string">
            <text:p>../passo3/random/n_8/r_82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513256676495" calcext:value-type="float">
            <text:p>0.0513256676</text:p>
          </table:table-cell>
        </table:table-row>
        <table:table-row table:style-name="ro1">
          <table:table-cell office:value-type="string" calcext:value-type="string">
            <text:p>../passo3/random/n_8/r_83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797617197" calcext:value-type="float">
            <text:p>0.1197976172</text:p>
          </table:table-cell>
        </table:table-row>
        <table:table-row table:style-name="ro1">
          <table:table-cell office:value-type="string" calcext:value-type="string">
            <text:p>../passo3/random/n_8/r_84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5831393" calcext:value-type="float">
            <text:p>0.1315831393</text:p>
          </table:table-cell>
        </table:table-row>
        <table:table-row table:style-name="ro1">
          <table:table-cell office:value-type="string" calcext:value-type="string">
            <text:p>../passo3/random/n_8/r_85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1" calcext:value-type="float">
            <text:p>1</text:p>
          </table:table-cell>
          <table:table-cell office:value-type="float" office:value="0.178515464067" calcext:value-type="float">
            <text:p>0.1785154641</text:p>
          </table:table-cell>
        </table:table-row>
        <table:table-row table:style-name="ro1">
          <table:table-cell office:value-type="string" calcext:value-type="string">
            <text:p>../passo3/random/n_8/r_86.txt</text:p>
          </table:table-cell>
          <table:table-cell office:value-type="float" office:value="1.90299999714" calcext:value-type="float">
            <text:p>1.9029999971</text:p>
          </table:table-cell>
          <table:table-cell office:value-type="float" office:value="1" calcext:value-type="float">
            <text:p>1</text:p>
          </table:table-cell>
          <table:table-cell office:value-type="float" office:value="0.0971083417535" calcext:value-type="float">
            <text:p>0.0971083418</text:p>
          </table:table-cell>
        </table:table-row>
        <table:table-row table:style-name="ro1">
          <table:table-cell office:value-type="string" calcext:value-type="string">
            <text:p>../passo3/random/n_8/r_87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255512088537" calcext:value-type="float">
            <text:p>0.2555120885</text:p>
          </table:table-cell>
        </table:table-row>
        <table:table-row table:style-name="ro1">
          <table:table-cell office:value-type="string" calcext:value-type="string">
            <text:p>../passo3/random/n_8/r_88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316639423" calcext:value-type="float">
            <text:p>0.1423166394</text:p>
          </table:table-cell>
        </table:table-row>
        <table:table-row table:style-name="ro1">
          <table:table-cell office:value-type="string" calcext:value-type="string">
            <text:p>../passo3/random/n_8/r_89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180772691965" calcext:value-type="float">
            <text:p>0.0180772692</text:p>
          </table:table-cell>
        </table:table-row>
        <table:table-row table:style-name="ro1">
          <table:table-cell office:value-type="string" calcext:value-type="string">
            <text:p>../passo3/random/n_8/r_90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8755078912" calcext:value-type="float">
            <text:p>0.0658755079</text:p>
          </table:table-cell>
        </table:table-row>
        <table:table-row table:style-name="ro1">
          <table:table-cell office:value-type="string" calcext:value-type="string">
            <text:p>../passo3/random/n_8/r_91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135669291" calcext:value-type="float">
            <text:p>0.0671356693</text:p>
          </table:table-cell>
        </table:table-row>
        <table:table-row table:style-name="ro1">
          <table:table-cell office:value-type="string" calcext:value-type="string">
            <text:p>../passo3/random/n_8/r_92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56899023056" calcext:value-type="float">
            <text:p>0.0856899023</text:p>
          </table:table-cell>
        </table:table-row>
        <table:table-row table:style-name="ro1">
          <table:table-cell office:value-type="string" calcext:value-type="string">
            <text:p>../passo3/random/n_8/r_93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214506909251" calcext:value-type="float">
            <text:p>0.0214506909</text:p>
          </table:table-cell>
        </table:table-row>
        <table:table-row table:style-name="ro1">
          <table:table-cell office:value-type="string" calcext:value-type="string">
            <text:p>../passo3/random/n_8/r_94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46862452477" calcext:value-type="float">
            <text:p>0.0246862452</text:p>
          </table:table-cell>
        </table:table-row>
        <table:table-row table:style-name="ro1">
          <table:table-cell office:value-type="string" calcext:value-type="string">
            <text:p>../passo3/random/n_8/r_95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7538871467" calcext:value-type="float">
            <text:p>0.1075388715</text:p>
          </table:table-cell>
        </table:table-row>
        <table:table-row table:style-name="ro1">
          <table:table-cell office:value-type="string" calcext:value-type="string">
            <text:p>../passo3/random/n_8/r_96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1" calcext:value-type="float">
            <text:p>1</text:p>
          </table:table-cell>
          <table:table-cell office:value-type="float" office:value="0.175950095057" calcext:value-type="float">
            <text:p>0.1759500951</text:p>
          </table:table-cell>
        </table:table-row>
        <table:table-row table:style-name="ro1">
          <table:table-cell office:value-type="string" calcext:value-type="string">
            <text:p>../passo3/random/n_8/r_97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72628000379" calcext:value-type="float">
            <text:p>0.1726280004</text:p>
          </table:table-cell>
        </table:table-row>
        <table:table-row table:style-name="ro1">
          <table:table-cell office:value-type="string" calcext:value-type="string">
            <text:p>../passo3/random/n_8/r_98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202040299773" calcext:value-type="float">
            <text:p>0.02020403</text:p>
          </table:table-cell>
        </table:table-row>
        <table:table-row table:style-name="ro1">
          <table:table-cell office:value-type="string" calcext:value-type="string">
            <text:p>../passo3/random/n_8/r_99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34973752499" calcext:value-type="float">
            <text:p>0.08349737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829900026318" calcext:value-type="float">
            <text:p>1.882990002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578171054565932" calcext:value-type="float">
            <text:p>0.0578171055</text:p>
          </table:table-cell>
          <table:table-cell table:number-columns-repeated="2"/>
        </table:table-row>
      </table:table>
      <table:table table:name="r16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16/r_0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1" calcext:value-type="float">
            <text:p>1</text:p>
          </table:table-cell>
          <table:table-cell office:value-type="float" office:value="0.0533014535904" calcext:value-type="float">
            <text:p>0.0533014536</text:p>
          </table:table-cell>
        </table:table-row>
        <table:table-row table:style-name="ro1">
          <table:table-cell office:value-type="string" calcext:value-type="string">
            <text:p>../passo3/random/n_16/r_1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56708425283" calcext:value-type="float">
            <text:p>0.0556708425</text:p>
          </table:table-cell>
        </table:table-row>
        <table:table-row table:style-name="ro1">
          <table:table-cell office:value-type="string" calcext:value-type="string">
            <text:p>../passo3/random/n_16/r_2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057936728" calcext:value-type="float">
            <text:p>0.0630579367</text:p>
          </table:table-cell>
        </table:table-row>
        <table:table-row table:style-name="ro1">
          <table:table-cell office:value-type="string" calcext:value-type="string">
            <text:p>../passo3/random/n_16/r_3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1" calcext:value-type="float">
            <text:p>1</text:p>
          </table:table-cell>
          <table:table-cell office:value-type="float" office:value="0.0531472936273" calcext:value-type="float">
            <text:p>0.0531472936</text:p>
          </table:table-cell>
        </table:table-row>
        <table:table-row table:style-name="ro1">
          <table:table-cell office:value-type="string" calcext:value-type="string">
            <text:p>../passo3/random/n_16/r_4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5311479419" calcext:value-type="float">
            <text:p>0.0105311479</text:p>
          </table:table-cell>
        </table:table-row>
        <table:table-row table:style-name="ro1">
          <table:table-cell office:value-type="string" calcext:value-type="string">
            <text:p>../passo3/random/n_16/r_5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8386731744" calcext:value-type="float">
            <text:p>0.0148386732</text:p>
          </table:table-cell>
        </table:table-row>
        <table:table-row table:style-name="ro1">
          <table:table-cell office:value-type="string" calcext:value-type="string">
            <text:p>../passo3/random/n_16/r_6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1" calcext:value-type="float">
            <text:p>1</text:p>
          </table:table-cell>
          <table:table-cell office:value-type="float" office:value="0.0436419807374" calcext:value-type="float">
            <text:p>0.0436419807</text:p>
          </table:table-cell>
        </table:table-row>
        <table:table-row table:style-name="ro1">
          <table:table-cell office:value-type="string" calcext:value-type="string">
            <text:p>../passo3/random/n_16/r_7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5605351925" calcext:value-type="float">
            <text:p>0.0805605352</text:p>
          </table:table-cell>
        </table:table-row>
        <table:table-row table:style-name="ro1">
          <table:table-cell office:value-type="string" calcext:value-type="string">
            <text:p>../passo3/random/n_16/r_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399454273283" calcext:value-type="float">
            <text:p>0.0399454273</text:p>
          </table:table-cell>
        </table:table-row>
        <table:table-row table:style-name="ro1">
          <table:table-cell office:value-type="string" calcext:value-type="string">
            <text:p>../passo3/random/n_16/r_9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1" calcext:value-type="float">
            <text:p>1</text:p>
          </table:table-cell>
          <table:table-cell office:value-type="float" office:value="0.103642202914" calcext:value-type="float">
            <text:p>0.1036422029</text:p>
          </table:table-cell>
        </table:table-row>
        <table:table-row table:style-name="ro1">
          <table:table-cell office:value-type="string" calcext:value-type="string">
            <text:p>../passo3/random/n_16/r_10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1" calcext:value-type="float">
            <text:p>1</text:p>
          </table:table-cell>
          <table:table-cell office:value-type="float" office:value="0.038147252053" calcext:value-type="float">
            <text:p>0.0381472521</text:p>
          </table:table-cell>
        </table:table-row>
        <table:table-row table:style-name="ro1">
          <table:table-cell office:value-type="string" calcext:value-type="string">
            <text:p>../passo3/random/n_16/r_11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79725557566" calcext:value-type="float">
            <text:p>0.0679725558</text:p>
          </table:table-cell>
        </table:table-row>
        <table:table-row table:style-name="ro1">
          <table:table-cell office:value-type="string" calcext:value-type="string">
            <text:p>../passo3/random/n_16/r_12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65657147765" calcext:value-type="float">
            <text:p>0.0665657148</text:p>
          </table:table-cell>
        </table:table-row>
        <table:table-row table:style-name="ro1">
          <table:table-cell office:value-type="string" calcext:value-type="string">
            <text:p>../passo3/random/n_16/r_13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01252429187" calcext:value-type="float">
            <text:p>0.0601252429</text:p>
          </table:table-cell>
        </table:table-row>
        <table:table-row table:style-name="ro1">
          <table:table-cell office:value-type="string" calcext:value-type="string">
            <text:p>../passo3/random/n_16/r_1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20731624961" calcext:value-type="float">
            <text:p>0.0320731625</text:p>
          </table:table-cell>
        </table:table-row>
        <table:table-row table:style-name="ro1">
          <table:table-cell office:value-type="string" calcext:value-type="string">
            <text:p>../passo3/random/n_16/r_15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70698554814" calcext:value-type="float">
            <text:p>0.0270698555</text:p>
          </table:table-cell>
        </table:table-row>
        <table:table-row table:style-name="ro1">
          <table:table-cell office:value-type="string" calcext:value-type="string">
            <text:p>../passo3/random/n_16/r_1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877849653" calcext:value-type="float">
            <text:p>0.011387785</text:p>
          </table:table-cell>
        </table:table-row>
        <table:table-row table:style-name="ro1">
          <table:table-cell office:value-type="string" calcext:value-type="string">
            <text:p>../passo3/random/n_16/r_17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1" calcext:value-type="float">
            <text:p>1</text:p>
          </table:table-cell>
          <table:table-cell office:value-type="float" office:value="0.0505926832557" calcext:value-type="float">
            <text:p>0.0505926833</text:p>
          </table:table-cell>
        </table:table-row>
        <table:table-row table:style-name="ro1">
          <table:table-cell office:value-type="string" calcext:value-type="string">
            <text:p>../passo3/random/n_16/r_18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2193989903" calcext:value-type="float">
            <text:p>0.022219399</text:p>
          </table:table-cell>
        </table:table-row>
        <table:table-row table:style-name="ro1">
          <table:table-cell office:value-type="string" calcext:value-type="string">
            <text:p>../passo3/random/n_16/r_19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2997080684" calcext:value-type="float">
            <text:p>0.0632997081</text:p>
          </table:table-cell>
        </table:table-row>
        <table:table-row table:style-name="ro1">
          <table:table-cell office:value-type="string" calcext:value-type="string">
            <text:p>../passo3/random/n_16/r_20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6211969107" calcext:value-type="float">
            <text:p>0.0296211969</text:p>
          </table:table-cell>
        </table:table-row>
        <table:table-row table:style-name="ro1">
          <table:table-cell office:value-type="string" calcext:value-type="string">
            <text:p>../passo3/random/n_16/r_21.txt</text:p>
          </table:table-cell>
          <table:table-cell office:value-type="float" office:value="1.96399998665" calcext:value-type="float">
            <text:p>1.9639999867</text:p>
          </table:table-cell>
          <table:table-cell office:value-type="float" office:value="1" calcext:value-type="float">
            <text:p>1</text:p>
          </table:table-cell>
          <table:table-cell office:value-type="float" office:value="0.0360882654786" calcext:value-type="float">
            <text:p>0.0360882655</text:p>
          </table:table-cell>
        </table:table-row>
        <table:table-row table:style-name="ro1">
          <table:table-cell office:value-type="string" calcext:value-type="string">
            <text:p>../passo3/random/n_16/r_22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46582478285" calcext:value-type="float">
            <text:p>0.0246582478</text:p>
          </table:table-cell>
        </table:table-row>
        <table:table-row table:style-name="ro1">
          <table:table-cell office:value-type="string" calcext:value-type="string">
            <text:p>../passo3/random/n_16/r_23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1" calcext:value-type="float">
            <text:p>1</text:p>
          </table:table-cell>
          <table:table-cell office:value-type="float" office:value="0.114664018154" calcext:value-type="float">
            <text:p>0.1146640182</text:p>
          </table:table-cell>
        </table:table-row>
        <table:table-row table:style-name="ro1">
          <table:table-cell office:value-type="string" calcext:value-type="string">
            <text:p>../passo3/random/n_16/r_24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12964746356" calcext:value-type="float">
            <text:p>0.0412964746</text:p>
          </table:table-cell>
        </table:table-row>
        <table:table-row table:style-name="ro1">
          <table:table-cell office:value-type="string" calcext:value-type="string">
            <text:p>../passo3/random/n_16/r_25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1" calcext:value-type="float">
            <text:p>1</text:p>
          </table:table-cell>
          <table:table-cell office:value-type="float" office:value="0.0612874478102" calcext:value-type="float">
            <text:p>0.0612874478</text:p>
          </table:table-cell>
        </table:table-row>
        <table:table-row table:style-name="ro1">
          <table:table-cell office:value-type="string" calcext:value-type="string">
            <text:p>../passo3/random/n_16/r_26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9706225991" calcext:value-type="float">
            <text:p>0.0809706226</text:p>
          </table:table-cell>
        </table:table-row>
        <table:table-row table:style-name="ro1">
          <table:table-cell office:value-type="string" calcext:value-type="string">
            <text:p>../passo3/random/n_16/r_27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5942213535" calcext:value-type="float">
            <text:p>0.0705942214</text:p>
          </table:table-cell>
        </table:table-row>
        <table:table-row table:style-name="ro1">
          <table:table-cell office:value-type="string" calcext:value-type="string">
            <text:p>../passo3/random/n_16/r_28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53242298961" calcext:value-type="float">
            <text:p>0.0753242299</text:p>
          </table:table-cell>
        </table:table-row>
        <table:table-row table:style-name="ro1">
          <table:table-cell office:value-type="string" calcext:value-type="string">
            <text:p>../passo3/random/n_16/r_29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9705979228" calcext:value-type="float">
            <text:p>0.0099705979</text:p>
          </table:table-cell>
        </table:table-row>
        <table:table-row table:style-name="ro1">
          <table:table-cell office:value-type="string" calcext:value-type="string">
            <text:p>../passo3/random/n_16/r_30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1068700552" calcext:value-type="float">
            <text:p>0.0731068701</text:p>
          </table:table-cell>
        </table:table-row>
        <table:table-row table:style-name="ro1">
          <table:table-cell office:value-type="string" calcext:value-type="string">
            <text:p>../passo3/random/n_16/r_3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3629246652" calcext:value-type="float">
            <text:p>0.0423629247</text:p>
          </table:table-cell>
        </table:table-row>
        <table:table-row table:style-name="ro1">
          <table:table-cell office:value-type="string" calcext:value-type="string">
            <text:p>../passo3/random/n_16/r_32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58976063132" calcext:value-type="float">
            <text:p>0.0658976063</text:p>
          </table:table-cell>
        </table:table-row>
        <table:table-row table:style-name="ro1">
          <table:table-cell office:value-type="string" calcext:value-type="string">
            <text:p>../passo3/random/n_16/r_33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1" calcext:value-type="float">
            <text:p>1</text:p>
          </table:table-cell>
          <table:table-cell office:value-type="float" office:value="0.0175068825483" calcext:value-type="float">
            <text:p>0.0175068825</text:p>
          </table:table-cell>
        </table:table-row>
        <table:table-row table:style-name="ro1">
          <table:table-cell office:value-type="string" calcext:value-type="string">
            <text:p>../passo3/random/n_16/r_34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173554197" calcext:value-type="float">
            <text:p>0.0251735542</text:p>
          </table:table-cell>
        </table:table-row>
        <table:table-row table:style-name="ro1">
          <table:table-cell office:value-type="string" calcext:value-type="string">
            <text:p>../passo3/random/n_16/r_35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2927608639" calcext:value-type="float">
            <text:p>0.0092927609</text:p>
          </table:table-cell>
        </table:table-row>
        <table:table-row table:style-name="ro1">
          <table:table-cell office:value-type="string" calcext:value-type="string">
            <text:p>../passo3/random/n_16/r_36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92277468741" calcext:value-type="float">
            <text:p>0.0192277469</text:p>
          </table:table-cell>
        </table:table-row>
        <table:table-row table:style-name="ro1">
          <table:table-cell office:value-type="string" calcext:value-type="string">
            <text:p>../passo3/random/n_16/r_37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1" calcext:value-type="float">
            <text:p>1</text:p>
          </table:table-cell>
          <table:table-cell office:value-type="float" office:value="0.0434157215059" calcext:value-type="float">
            <text:p>0.0434157215</text:p>
          </table:table-cell>
        </table:table-row>
        <table:table-row table:style-name="ro1">
          <table:table-cell office:value-type="string" calcext:value-type="string">
            <text:p>../passo3/random/n_16/r_3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404090546072" calcext:value-type="float">
            <text:p>0.0404090546</text:p>
          </table:table-cell>
        </table:table-row>
        <table:table-row table:style-name="ro1">
          <table:table-cell office:value-type="string" calcext:value-type="string">
            <text:p>../passo3/random/n_16/r_39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261164549738" calcext:value-type="float">
            <text:p>0.026116455</text:p>
          </table:table-cell>
        </table:table-row>
        <table:table-row table:style-name="ro1">
          <table:table-cell office:value-type="string" calcext:value-type="string">
            <text:p>../passo3/random/n_16/r_40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880515188" calcext:value-type="float">
            <text:p>0.0348805152</text:p>
          </table:table-cell>
        </table:table-row>
        <table:table-row table:style-name="ro1">
          <table:table-cell office:value-type="string" calcext:value-type="string">
            <text:p>../passo3/random/n_16/r_4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51419322938" calcext:value-type="float">
            <text:p>0.0151419323</text:p>
          </table:table-cell>
        </table:table-row>
        <table:table-row table:style-name="ro1">
          <table:table-cell office:value-type="string" calcext:value-type="string">
            <text:p>../passo3/random/n_16/r_42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09011505544" calcext:value-type="float">
            <text:p>0.0409011506</text:p>
          </table:table-cell>
        </table:table-row>
        <table:table-row table:style-name="ro1">
          <table:table-cell office:value-type="string" calcext:value-type="string">
            <text:p>../passo3/random/n_16/r_43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18033604324" calcext:value-type="float">
            <text:p>0.0218033604</text:p>
          </table:table-cell>
        </table:table-row>
        <table:table-row table:style-name="ro1">
          <table:table-cell office:value-type="string" calcext:value-type="string">
            <text:p>../passo3/random/n_16/r_4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3615145981" calcext:value-type="float">
            <text:p>0.0193615146</text:p>
          </table:table-cell>
        </table:table-row>
        <table:table-row table:style-name="ro1">
          <table:table-cell office:value-type="string" calcext:value-type="string">
            <text:p>../passo3/random/n_16/r_45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47588609159" calcext:value-type="float">
            <text:p>0.0047588609</text:p>
          </table:table-cell>
        </table:table-row>
        <table:table-row table:style-name="ro1">
          <table:table-cell office:value-type="string" calcext:value-type="string">
            <text:p>../passo3/random/n_16/r_46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692342162" calcext:value-type="float">
            <text:p>0.0561692342</text:p>
          </table:table-cell>
        </table:table-row>
        <table:table-row table:style-name="ro1">
          <table:table-cell office:value-type="string" calcext:value-type="string">
            <text:p>../passo3/random/n_16/r_47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84900379181" calcext:value-type="float">
            <text:p>0.0584900379</text:p>
          </table:table-cell>
        </table:table-row>
        <table:table-row table:style-name="ro1">
          <table:table-cell office:value-type="string" calcext:value-type="string">
            <text:p>../passo3/random/n_16/r_4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402511879802" calcext:value-type="float">
            <text:p>0.040251188</text:p>
          </table:table-cell>
        </table:table-row>
        <table:table-row table:style-name="ro1">
          <table:table-cell office:value-type="string" calcext:value-type="string">
            <text:p>../passo3/random/n_16/r_4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97881516069" calcext:value-type="float">
            <text:p>0.0197881516</text:p>
          </table:table-cell>
        </table:table-row>
        <table:table-row table:style-name="ro1">
          <table:table-cell office:value-type="string" calcext:value-type="string">
            <text:p>../passo3/random/n_16/r_50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4745008349" calcext:value-type="float">
            <text:p>0.0424745008</text:p>
          </table:table-cell>
        </table:table-row>
        <table:table-row table:style-name="ro1">
          <table:table-cell office:value-type="string" calcext:value-type="string">
            <text:p>../passo3/random/n_16/r_5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1" calcext:value-type="float">
            <text:p>1</text:p>
          </table:table-cell>
          <table:table-cell office:value-type="float" office:value="0.0571618266404" calcext:value-type="float">
            <text:p>0.0571618266</text:p>
          </table:table-cell>
        </table:table-row>
        <table:table-row table:style-name="ro1">
          <table:table-cell office:value-type="string" calcext:value-type="string">
            <text:p>../passo3/random/n_16/r_52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1" calcext:value-type="float">
            <text:p>1</text:p>
          </table:table-cell>
          <table:table-cell office:value-type="float" office:value="0.0985065475106" calcext:value-type="float">
            <text:p>0.0985065475</text:p>
          </table:table-cell>
        </table:table-row>
        <table:table-row table:style-name="ro1">
          <table:table-cell office:value-type="string" calcext:value-type="string">
            <text:p>../passo3/random/n_16/r_53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1866813898" calcext:value-type="float">
            <text:p>0.0661866814</text:p>
          </table:table-cell>
        </table:table-row>
        <table:table-row table:style-name="ro1">
          <table:table-cell office:value-type="string" calcext:value-type="string">
            <text:p>../passo3/random/n_16/r_54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504717007279" calcext:value-type="float">
            <text:p>0.0504717007</text:p>
          </table:table-cell>
        </table:table-row>
        <table:table-row table:style-name="ro1">
          <table:table-cell office:value-type="string" calcext:value-type="string">
            <text:p>../passo3/random/n_16/r_55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8399787545" calcext:value-type="float">
            <text:p>0.0708399788</text:p>
          </table:table-cell>
        </table:table-row>
        <table:table-row table:style-name="ro1">
          <table:table-cell office:value-type="string" calcext:value-type="string">
            <text:p>../passo3/random/n_16/r_56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221685052" calcext:value-type="float">
            <text:p>0.0662221685</text:p>
          </table:table-cell>
        </table:table-row>
        <table:table-row table:style-name="ro1">
          <table:table-cell office:value-type="string" calcext:value-type="string">
            <text:p>../passo3/random/n_16/r_57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8528772593" calcext:value-type="float">
            <text:p>0.0348528773</text:p>
          </table:table-cell>
        </table:table-row>
        <table:table-row table:style-name="ro1">
          <table:table-cell office:value-type="string" calcext:value-type="string">
            <text:p>../passo3/random/n_16/r_5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67761874199" calcext:value-type="float">
            <text:p>0.0096776187</text:p>
          </table:table-cell>
        </table:table-row>
        <table:table-row table:style-name="ro1">
          <table:table-cell office:value-type="string" calcext:value-type="string">
            <text:p>../passo3/random/n_16/r_59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52566838264" calcext:value-type="float">
            <text:p>0.0352566838</text:p>
          </table:table-cell>
        </table:table-row>
        <table:table-row table:style-name="ro1">
          <table:table-cell office:value-type="string" calcext:value-type="string">
            <text:p>../passo3/random/n_16/r_60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8732090592" calcext:value-type="float">
            <text:p>0.0638732091</text:p>
          </table:table-cell>
        </table:table-row>
        <table:table-row table:style-name="ro1">
          <table:table-cell office:value-type="string" calcext:value-type="string">
            <text:p>../passo3/random/n_16/r_61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1" calcext:value-type="float">
            <text:p>1</text:p>
          </table:table-cell>
          <table:table-cell office:value-type="float" office:value="0.0331985801458" calcext:value-type="float">
            <text:p>0.0331985801</text:p>
          </table:table-cell>
        </table:table-row>
        <table:table-row table:style-name="ro1">
          <table:table-cell office:value-type="string" calcext:value-type="string">
            <text:p>../passo3/random/n_16/r_62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15448716283" calcext:value-type="float">
            <text:p>0.0315448716</text:p>
          </table:table-cell>
        </table:table-row>
        <table:table-row table:style-name="ro1">
          <table:table-cell office:value-type="string" calcext:value-type="string">
            <text:p>../passo3/random/n_16/r_63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09920608997" calcext:value-type="float">
            <text:p>0.0309920609</text:p>
          </table:table-cell>
        </table:table-row>
        <table:table-row table:style-name="ro1">
          <table:table-cell office:value-type="string" calcext:value-type="string">
            <text:p>../passo3/random/n_16/r_64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5741100609" calcext:value-type="float">
            <text:p>0.0345741101</text:p>
          </table:table-cell>
        </table:table-row>
        <table:table-row table:style-name="ro1">
          <table:table-cell office:value-type="string" calcext:value-type="string">
            <text:p>../passo3/random/n_16/r_65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9089867473" calcext:value-type="float">
            <text:p>0.0639089867</text:p>
          </table:table-cell>
        </table:table-row>
        <table:table-row table:style-name="ro1">
          <table:table-cell office:value-type="string" calcext:value-type="string">
            <text:p>../passo3/random/n_16/r_66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1" calcext:value-type="float">
            <text:p>1</text:p>
          </table:table-cell>
          <table:table-cell office:value-type="float" office:value="0.0435199663043" calcext:value-type="float">
            <text:p>0.0435199663</text:p>
          </table:table-cell>
        </table:table-row>
        <table:table-row table:style-name="ro1">
          <table:table-cell office:value-type="string" calcext:value-type="string">
            <text:p>../passo3/random/n_16/r_67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706015527248" calcext:value-type="float">
            <text:p>0.0706015527</text:p>
          </table:table-cell>
        </table:table-row>
        <table:table-row table:style-name="ro1">
          <table:table-cell office:value-type="string" calcext:value-type="string">
            <text:p>../passo3/random/n_16/r_68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441005826" calcext:value-type="float">
            <text:p>0.0254410058</text:p>
          </table:table-cell>
        </table:table-row>
        <table:table-row table:style-name="ro1">
          <table:table-cell office:value-type="string" calcext:value-type="string">
            <text:p>../passo3/random/n_16/r_69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1" calcext:value-type="float">
            <text:p>1</text:p>
          </table:table-cell>
          <table:table-cell office:value-type="float" office:value="0.0434443429112" calcext:value-type="float">
            <text:p>0.0434443429</text:p>
          </table:table-cell>
        </table:table-row>
        <table:table-row table:style-name="ro1">
          <table:table-cell office:value-type="string" calcext:value-type="string">
            <text:p>../passo3/random/n_16/r_70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104310669" calcext:value-type="float">
            <text:p>0.0310431067</text:p>
          </table:table-cell>
        </table:table-row>
        <table:table-row table:style-name="ro1">
          <table:table-cell office:value-type="string" calcext:value-type="string">
            <text:p>../passo3/random/n_16/r_71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61660581827" calcext:value-type="float">
            <text:p>0.0661660582</text:p>
          </table:table-cell>
        </table:table-row>
        <table:table-row table:style-name="ro1">
          <table:table-cell office:value-type="string" calcext:value-type="string">
            <text:p>../passo3/random/n_16/r_72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4242990911" calcext:value-type="float">
            <text:p>0.0542429909</text:p>
          </table:table-cell>
        </table:table-row>
        <table:table-row table:style-name="ro1">
          <table:table-cell office:value-type="string" calcext:value-type="string">
            <text:p>../passo3/random/n_16/r_73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2051833272" calcext:value-type="float">
            <text:p>0.0452051833</text:p>
          </table:table-cell>
        </table:table-row>
        <table:table-row table:style-name="ro1">
          <table:table-cell office:value-type="string" calcext:value-type="string">
            <text:p>../passo3/random/n_16/r_74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9936171472" calcext:value-type="float">
            <text:p>0.0139936171</text:p>
          </table:table-cell>
        </table:table-row>
        <table:table-row table:style-name="ro1">
          <table:table-cell office:value-type="string" calcext:value-type="string">
            <text:p>../passo3/random/n_16/r_75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7809866071" calcext:value-type="float">
            <text:p>0.0347809866</text:p>
          </table:table-cell>
        </table:table-row>
        <table:table-row table:style-name="ro1">
          <table:table-cell office:value-type="string" calcext:value-type="string">
            <text:p>../passo3/random/n_16/r_76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05724870414" calcext:value-type="float">
            <text:p>0.030572487</text:p>
          </table:table-cell>
        </table:table-row>
        <table:table-row table:style-name="ro1">
          <table:table-cell office:value-type="string" calcext:value-type="string">
            <text:p>../passo3/random/n_16/r_77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6984307915" calcext:value-type="float">
            <text:p>0.0269843079</text:p>
          </table:table-cell>
        </table:table-row>
        <table:table-row table:style-name="ro1">
          <table:table-cell office:value-type="string" calcext:value-type="string">
            <text:p>../passo3/random/n_16/r_78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12674632668" calcext:value-type="float">
            <text:p>0.0712674633</text:p>
          </table:table-cell>
        </table:table-row>
        <table:table-row table:style-name="ro1">
          <table:table-cell office:value-type="string" calcext:value-type="string">
            <text:p>../passo3/random/n_16/r_79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85482302308" calcext:value-type="float">
            <text:p>0.0785482302</text:p>
          </table:table-cell>
        </table:table-row>
        <table:table-row table:style-name="ro1">
          <table:table-cell office:value-type="string" calcext:value-type="string">
            <text:p>../passo3/random/n_16/r_80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70858801156" calcext:value-type="float">
            <text:p>0.009708588</text:p>
          </table:table-cell>
        </table:table-row>
        <table:table-row table:style-name="ro1">
          <table:table-cell office:value-type="string" calcext:value-type="string">
            <text:p>../passo3/random/n_16/r_8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17064130306" calcext:value-type="float">
            <text:p>0.041706413</text:p>
          </table:table-cell>
        </table:table-row>
        <table:table-row table:style-name="ro1">
          <table:table-cell office:value-type="string" calcext:value-type="string">
            <text:p>../passo3/random/n_16/r_82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7436927259" calcext:value-type="float">
            <text:p>0.0347436927</text:p>
          </table:table-cell>
        </table:table-row>
        <table:table-row table:style-name="ro1">
          <table:table-cell office:value-type="string" calcext:value-type="string">
            <text:p>../passo3/random/n_16/r_83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53728793561" calcext:value-type="float">
            <text:p>0.0353728794</text:p>
          </table:table-cell>
        </table:table-row>
        <table:table-row table:style-name="ro1">
          <table:table-cell office:value-type="string" calcext:value-type="string">
            <text:p>../passo3/random/n_16/r_8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2069336623" calcext:value-type="float">
            <text:p>0.0320693366</text:p>
          </table:table-cell>
        </table:table-row>
        <table:table-row table:style-name="ro1">
          <table:table-cell office:value-type="string" calcext:value-type="string">
            <text:p>../passo3/random/n_16/r_85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83365096152" calcext:value-type="float">
            <text:p>0.0483365096</text:p>
          </table:table-cell>
        </table:table-row>
        <table:table-row table:style-name="ro1">
          <table:table-cell office:value-type="string" calcext:value-type="string">
            <text:p>../passo3/random/n_16/r_86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38232317194" calcext:value-type="float">
            <text:p>0.0053823232</text:p>
          </table:table-cell>
        </table:table-row>
        <table:table-row table:style-name="ro1">
          <table:table-cell office:value-type="string" calcext:value-type="string">
            <text:p>../passo3/random/n_16/r_87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75289332867" calcext:value-type="float">
            <text:p>0.0675289333</text:p>
          </table:table-cell>
        </table:table-row>
        <table:table-row table:style-name="ro1">
          <table:table-cell office:value-type="string" calcext:value-type="string">
            <text:p>../passo3/random/n_16/r_88.txt</text:p>
          </table:table-cell>
          <table:table-cell office:value-type="float" office:value="1.97699999809" calcext:value-type="float">
            <text:p>1.976999998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52958231047" calcext:value-type="float">
            <text:p>0.0152958231</text:p>
          </table:table-cell>
        </table:table-row>
        <table:table-row table:style-name="ro1">
          <table:table-cell office:value-type="string" calcext:value-type="string">
            <text:p>../passo3/random/n_16/r_89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8447637856" calcext:value-type="float">
            <text:p>0.0884476379</text:p>
          </table:table-cell>
        </table:table-row>
        <table:table-row table:style-name="ro1">
          <table:table-cell office:value-type="string" calcext:value-type="string">
            <text:p>../passo3/random/n_16/r_90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3913576007" calcext:value-type="float">
            <text:p>0.0743913576</text:p>
          </table:table-cell>
        </table:table-row>
        <table:table-row table:style-name="ro1">
          <table:table-cell office:value-type="string" calcext:value-type="string">
            <text:p>../passo3/random/n_16/r_91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1" calcext:value-type="float">
            <text:p>1</text:p>
          </table:table-cell>
          <table:table-cell office:value-type="float" office:value="0.0374568141997" calcext:value-type="float">
            <text:p>0.0374568142</text:p>
          </table:table-cell>
        </table:table-row>
        <table:table-row table:style-name="ro1">
          <table:table-cell office:value-type="string" calcext:value-type="string">
            <text:p>../passo3/random/n_16/r_92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00491218269" calcext:value-type="float">
            <text:p>0.1004912183</text:p>
          </table:table-cell>
        </table:table-row>
        <table:table-row table:style-name="ro1">
          <table:table-cell office:value-type="string" calcext:value-type="string">
            <text:p>../passo3/random/n_16/r_93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5837969184" calcext:value-type="float">
            <text:p>0.0185837969</text:p>
          </table:table-cell>
        </table:table-row>
        <table:table-row table:style-name="ro1">
          <table:table-cell office:value-type="string" calcext:value-type="string">
            <text:p>../passo3/random/n_16/r_94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421775169671" calcext:value-type="float">
            <text:p>0.042177517</text:p>
          </table:table-cell>
        </table:table-row>
        <table:table-row table:style-name="ro1">
          <table:table-cell office:value-type="string" calcext:value-type="string">
            <text:p>../passo3/random/n_16/r_95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50406599" calcext:value-type="float">
            <text:p>0.0561504066</text:p>
          </table:table-cell>
        </table:table-row>
        <table:table-row table:style-name="ro1">
          <table:table-cell office:value-type="string" calcext:value-type="string">
            <text:p>../passo3/random/n_16/r_96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25615060702" calcext:value-type="float">
            <text:p>0.0256150607</text:p>
          </table:table-cell>
        </table:table-row>
        <table:table-row table:style-name="ro1">
          <table:table-cell office:value-type="string" calcext:value-type="string">
            <text:p>../passo3/random/n_16/r_97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4626866281" calcext:value-type="float">
            <text:p>0.0344626866</text:p>
          </table:table-cell>
        </table:table-row>
        <table:table-row table:style-name="ro1">
          <table:table-cell office:value-type="string" calcext:value-type="string">
            <text:p>../passo3/random/n_16/r_98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1" calcext:value-type="float">
            <text:p>1</text:p>
          </table:table-cell>
          <table:table-cell office:value-type="float" office:value="0.0511047020555" calcext:value-type="float">
            <text:p>0.0511047021</text:p>
          </table:table-cell>
        </table:table-row>
        <table:table-row table:style-name="ro1">
          <table:table-cell office:value-type="string" calcext:value-type="string">
            <text:p>../passo3/random/n_16/r_99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0122313797" calcext:value-type="float">
            <text:p>0.01901223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54610009194" calcext:value-type="float">
            <text:p>1.9546100092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238568510016158" calcext:value-type="float">
            <text:p>0.023856851</text:p>
          </table:table-cell>
          <table:table-cell table:number-columns-repeated="2"/>
        </table:table-row>
      </table:table>
      <table:table table:name="r3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32/r_0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09820065647" calcext:value-type="float">
            <text:p>0.0209820066</text:p>
          </table:table-cell>
        </table:table-row>
        <table:table-row table:style-name="ro1">
          <table:table-cell office:value-type="string" calcext:value-type="string">
            <text:p>../passo3/random/n_32/r_1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200083144009" calcext:value-type="float">
            <text:p>0.0200083144</text:p>
          </table:table-cell>
        </table:table-row>
        <table:table-row table:style-name="ro1">
          <table:table-cell office:value-type="string" calcext:value-type="string">
            <text:p>../passo3/random/n_32/r_2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2244946957" calcext:value-type="float">
            <text:p>0.0192244947</text:p>
          </table:table-cell>
        </table:table-row>
        <table:table-row table:style-name="ro1">
          <table:table-cell office:value-type="string" calcext:value-type="string">
            <text:p>../passo3/random/n_32/r_3.txt</text:p>
          </table:table-cell>
          <table:table-cell office:value-type="float" office:value="1.96399998665" calcext:value-type="float">
            <text:p>1.9639999867</text:p>
          </table:table-cell>
          <table:table-cell office:value-type="float" office:value="1" calcext:value-type="float">
            <text:p>1</text:p>
          </table:table-cell>
          <table:table-cell office:value-type="float" office:value="0.0355719253421" calcext:value-type="float">
            <text:p>0.0355719253</text:p>
          </table:table-cell>
        </table:table-row>
        <table:table-row table:style-name="ro1">
          <table:table-cell office:value-type="string" calcext:value-type="string">
            <text:p>../passo3/random/n_32/r_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2992649972" calcext:value-type="float">
            <text:p>0.019299265</text:p>
          </table:table-cell>
        </table:table-row>
        <table:table-row table:style-name="ro1">
          <table:table-cell office:value-type="string" calcext:value-type="string">
            <text:p>../passo3/random/n_32/r_5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4358873665" calcext:value-type="float">
            <text:p>0.0071435887</text:p>
          </table:table-cell>
        </table:table-row>
        <table:table-row table:style-name="ro1">
          <table:table-cell office:value-type="string" calcext:value-type="string">
            <text:p>../passo3/random/n_32/r_6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262878336" calcext:value-type="float">
            <text:p>0.0142628783</text:p>
          </table:table-cell>
        </table:table-row>
        <table:table-row table:style-name="ro1">
          <table:table-cell office:value-type="string" calcext:value-type="string">
            <text:p>../passo3/random/n_32/r_7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6924041435" calcext:value-type="float">
            <text:p>0.0136924041</text:p>
          </table:table-cell>
        </table:table-row>
        <table:table-row table:style-name="ro1">
          <table:table-cell office:value-type="string" calcext:value-type="string">
            <text:p>../passo3/random/n_32/r_8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3383498639" calcext:value-type="float">
            <text:p>0.0253383499</text:p>
          </table:table-cell>
        </table:table-row>
        <table:table-row table:style-name="ro1">
          <table:table-cell office:value-type="string" calcext:value-type="string">
            <text:p>../passo3/random/n_32/r_9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2956347466" calcext:value-type="float">
            <text:p>0.0422956347</text:p>
          </table:table-cell>
        </table:table-row>
        <table:table-row table:style-name="ro1">
          <table:table-cell office:value-type="string" calcext:value-type="string">
            <text:p>../passo3/random/n_32/r_10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2204669416" calcext:value-type="float">
            <text:p>0.0122046694</text:p>
          </table:table-cell>
        </table:table-row>
        <table:table-row table:style-name="ro1">
          <table:table-cell office:value-type="string" calcext:value-type="string">
            <text:p>../passo3/random/n_32/r_11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1186215654" calcext:value-type="float">
            <text:p>0.0111186216</text:p>
          </table:table-cell>
        </table:table-row>
        <table:table-row table:style-name="ro1">
          <table:table-cell office:value-type="string" calcext:value-type="string">
            <text:p>../passo3/random/n_32/r_1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74880575389" calcext:value-type="float">
            <text:p>0.0067488058</text:p>
          </table:table-cell>
        </table:table-row>
        <table:table-row table:style-name="ro1">
          <table:table-cell office:value-type="string" calcext:value-type="string">
            <text:p>../passo3/random/n_32/r_13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1" calcext:value-type="float">
            <text:p>1</text:p>
          </table:table-cell>
          <table:table-cell office:value-type="float" office:value="0.0290720853955" calcext:value-type="float">
            <text:p>0.0290720854</text:p>
          </table:table-cell>
        </table:table-row>
        <table:table-row table:style-name="ro1">
          <table:table-cell office:value-type="string" calcext:value-type="string">
            <text:p>../passo3/random/n_32/r_14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1" calcext:value-type="float">
            <text:p>1</text:p>
          </table:table-cell>
          <table:table-cell office:value-type="float" office:value="0.0289247725159" calcext:value-type="float">
            <text:p>0.0289247725</text:p>
          </table:table-cell>
        </table:table-row>
        <table:table-row table:style-name="ro1">
          <table:table-cell office:value-type="string" calcext:value-type="string">
            <text:p>../passo3/random/n_32/r_15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197137519717" calcext:value-type="float">
            <text:p>0.019713752</text:p>
          </table:table-cell>
        </table:table-row>
        <table:table-row table:style-name="ro1">
          <table:table-cell office:value-type="string" calcext:value-type="string">
            <text:p>../passo3/random/n_32/r_16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85937286168" calcext:value-type="float">
            <text:p>0.0098593729</text:p>
          </table:table-cell>
        </table:table-row>
        <table:table-row table:style-name="ro1">
          <table:table-cell office:value-type="string" calcext:value-type="string">
            <text:p>../passo3/random/n_32/r_17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92146583647" calcext:value-type="float">
            <text:p>0.0089214658</text:p>
          </table:table-cell>
        </table:table-row>
        <table:table-row table:style-name="ro1">
          <table:table-cell office:value-type="string" calcext:value-type="string">
            <text:p>../passo3/random/n_32/r_18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8383838087" calcext:value-type="float">
            <text:p>0.0108383838</text:p>
          </table:table-cell>
        </table:table-row>
        <table:table-row table:style-name="ro1">
          <table:table-cell office:value-type="string" calcext:value-type="string">
            <text:p>../passo3/random/n_32/r_1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1" calcext:value-type="float">
            <text:p>1</text:p>
          </table:table-cell>
          <table:table-cell office:value-type="float" office:value="0.0278248433024" calcext:value-type="float">
            <text:p>0.0278248433</text:p>
          </table:table-cell>
        </table:table-row>
        <table:table-row table:style-name="ro1">
          <table:table-cell office:value-type="string" calcext:value-type="string">
            <text:p>../passo3/random/n_32/r_20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8116188496" calcext:value-type="float">
            <text:p>0.0298116188</text:p>
          </table:table-cell>
        </table:table-row>
        <table:table-row table:style-name="ro1">
          <table:table-cell office:value-type="string" calcext:value-type="string">
            <text:p>../passo3/random/n_32/r_21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385143347085" calcext:value-type="float">
            <text:p>0.0385143347</text:p>
          </table:table-cell>
        </table:table-row>
        <table:table-row table:style-name="ro1">
          <table:table-cell office:value-type="string" calcext:value-type="string">
            <text:p>../passo3/random/n_32/r_2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45573686436" calcext:value-type="float">
            <text:p>0.0074557369</text:p>
          </table:table-cell>
        </table:table-row>
        <table:table-row table:style-name="ro1">
          <table:table-cell office:value-type="string" calcext:value-type="string">
            <text:p>../passo3/random/n_32/r_23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5501728877" calcext:value-type="float">
            <text:p>0.0155501729</text:p>
          </table:table-cell>
        </table:table-row>
        <table:table-row table:style-name="ro1">
          <table:table-cell office:value-type="string" calcext:value-type="string">
            <text:p>../passo3/random/n_32/r_24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57318439335" calcext:value-type="float">
            <text:p>0.0065731844</text:p>
          </table:table-cell>
        </table:table-row>
        <table:table-row table:style-name="ro1">
          <table:table-cell office:value-type="string" calcext:value-type="string">
            <text:p>../passo3/random/n_32/r_25.txt</text:p>
          </table:table-cell>
          <table:table-cell office:value-type="float" office:value="1.97699999809" calcext:value-type="float">
            <text:p>1.9769999981</text:p>
          </table:table-cell>
          <table:table-cell office:value-type="float" office:value="1" calcext:value-type="float">
            <text:p>1</text:p>
          </table:table-cell>
          <table:table-cell office:value-type="float" office:value="0.0232983473688" calcext:value-type="float">
            <text:p>0.0232983474</text:p>
          </table:table-cell>
        </table:table-row>
        <table:table-row table:style-name="ro1">
          <table:table-cell office:value-type="string" calcext:value-type="string">
            <text:p>../passo3/random/n_32/r_26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952308584" calcext:value-type="float">
            <text:p>0.0069523086</text:p>
          </table:table-cell>
        </table:table-row>
        <table:table-row table:style-name="ro1">
          <table:table-cell office:value-type="string" calcext:value-type="string">
            <text:p>../passo3/random/n_32/r_27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545975849" calcext:value-type="float">
            <text:p>0.0295459758</text:p>
          </table:table-cell>
        </table:table-row>
        <table:table-row table:style-name="ro1">
          <table:table-cell office:value-type="string" calcext:value-type="string">
            <text:p>../passo3/random/n_32/r_28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6830590814" calcext:value-type="float">
            <text:p>0.0296830591</text:p>
          </table:table-cell>
        </table:table-row>
        <table:table-row table:style-name="ro1">
          <table:table-cell office:value-type="string" calcext:value-type="string">
            <text:p>../passo3/random/n_32/r_29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199615486" calcext:value-type="float">
            <text:p>0.0071199615</text:p>
          </table:table-cell>
        </table:table-row>
        <table:table-row table:style-name="ro1">
          <table:table-cell office:value-type="string" calcext:value-type="string">
            <text:p>../passo3/random/n_32/r_30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8291056976" calcext:value-type="float">
            <text:p>0.0148291057</text:p>
          </table:table-cell>
        </table:table-row>
        <table:table-row table:style-name="ro1">
          <table:table-cell office:value-type="string" calcext:value-type="string">
            <text:p>../passo3/random/n_32/r_31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65630169958" calcext:value-type="float">
            <text:p>0.0096563017</text:p>
          </table:table-cell>
        </table:table-row>
        <table:table-row table:style-name="ro1">
          <table:table-cell office:value-type="string" calcext:value-type="string">
            <text:p>../passo3/random/n_32/r_3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9699786454" calcext:value-type="float">
            <text:p>0.0159699786</text:p>
          </table:table-cell>
        </table:table-row>
        <table:table-row table:style-name="ro1">
          <table:table-cell office:value-type="string" calcext:value-type="string">
            <text:p>../passo3/random/n_32/r_33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3782733083" calcext:value-type="float">
            <text:p>0.0223782733</text:p>
          </table:table-cell>
        </table:table-row>
        <table:table-row table:style-name="ro1">
          <table:table-cell office:value-type="string" calcext:value-type="string">
            <text:p>../passo3/random/n_32/r_34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3045280129" calcext:value-type="float">
            <text:p>0.014304528</text:p>
          </table:table-cell>
        </table:table-row>
        <table:table-row table:style-name="ro1">
          <table:table-cell office:value-type="string" calcext:value-type="string">
            <text:p>../passo3/random/n_32/r_35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48716711253" calcext:value-type="float">
            <text:p>0.0044871671</text:p>
          </table:table-cell>
        </table:table-row>
        <table:table-row table:style-name="ro1">
          <table:table-cell office:value-type="string" calcext:value-type="string">
            <text:p>../passo3/random/n_32/r_3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927014172" calcext:value-type="float">
            <text:p>0.0113927014</text:p>
          </table:table-cell>
        </table:table-row>
        <table:table-row table:style-name="ro1">
          <table:table-cell office:value-type="string" calcext:value-type="string">
            <text:p>../passo3/random/n_32/r_37.txt</text:p>
          </table:table-cell>
          <table:table-cell office:value-type="float" office:value="1.96399998665" calcext:value-type="float">
            <text:p>1.9639999867</text:p>
          </table:table-cell>
          <table:table-cell office:value-type="float" office:value="1" calcext:value-type="float">
            <text:p>1</text:p>
          </table:table-cell>
          <table:table-cell office:value-type="float" office:value="0.0361173227429" calcext:value-type="float">
            <text:p>0.0361173227</text:p>
          </table:table-cell>
        </table:table-row>
        <table:table-row table:style-name="ro1">
          <table:table-cell office:value-type="string" calcext:value-type="string">
            <text:p>../passo3/random/n_32/r_38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71553639323" calcext:value-type="float">
            <text:p>0.0271553639</text:p>
          </table:table-cell>
        </table:table-row>
        <table:table-row table:style-name="ro1">
          <table:table-cell office:value-type="string" calcext:value-type="string">
            <text:p>../passo3/random/n_32/r_39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302285198122" calcext:value-type="float">
            <text:p>0.0302285198</text:p>
          </table:table-cell>
        </table:table-row>
        <table:table-row table:style-name="ro1">
          <table:table-cell office:value-type="string" calcext:value-type="string">
            <text:p>../passo3/random/n_32/r_40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30636655539" calcext:value-type="float">
            <text:p>0.0093063666</text:p>
          </table:table-cell>
        </table:table-row>
        <table:table-row table:style-name="ro1">
          <table:table-cell office:value-type="string" calcext:value-type="string">
            <text:p>../passo3/random/n_32/r_4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82337708026" calcext:value-type="float">
            <text:p>0.0088233771</text:p>
          </table:table-cell>
        </table:table-row>
        <table:table-row table:style-name="ro1">
          <table:table-cell office:value-type="string" calcext:value-type="string">
            <text:p>../passo3/random/n_32/r_42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0642917957157" calcext:value-type="float">
            <text:p>0.0064291796</text:p>
          </table:table-cell>
        </table:table-row>
        <table:table-row table:style-name="ro1">
          <table:table-cell office:value-type="string" calcext:value-type="string">
            <text:p>../passo3/random/n_32/r_43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1" calcext:value-type="float">
            <text:p>1</text:p>
          </table:table-cell>
          <table:table-cell office:value-type="float" office:value="0.0368051528931" calcext:value-type="float">
            <text:p>0.0368051529</text:p>
          </table:table-cell>
        </table:table-row>
        <table:table-row table:style-name="ro1">
          <table:table-cell office:value-type="string" calcext:value-type="string">
            <text:p>../passo3/random/n_32/r_44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27095375583" calcext:value-type="float">
            <text:p>0.0052709538</text:p>
          </table:table-cell>
        </table:table-row>
        <table:table-row table:style-name="ro1">
          <table:table-cell office:value-type="string" calcext:value-type="string">
            <text:p>../passo3/random/n_32/r_45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1" calcext:value-type="float">
            <text:p>1</text:p>
          </table:table-cell>
          <table:table-cell office:value-type="float" office:value="0.0380011387169" calcext:value-type="float">
            <text:p>0.0380011387</text:p>
          </table:table-cell>
        </table:table-row>
        <table:table-row table:style-name="ro1">
          <table:table-cell office:value-type="string" calcext:value-type="string">
            <text:p>../passo3/random/n_32/r_46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5318500474" calcext:value-type="float">
            <text:p>0.01553185</text:p>
          </table:table-cell>
        </table:table-row>
        <table:table-row table:style-name="ro1">
          <table:table-cell office:value-type="string" calcext:value-type="string">
            <text:p>../passo3/random/n_32/r_47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5652513802" calcext:value-type="float">
            <text:p>0.0235652514</text:p>
          </table:table-cell>
        </table:table-row>
        <table:table-row table:style-name="ro1">
          <table:table-cell office:value-type="string" calcext:value-type="string">
            <text:p>../passo3/random/n_32/r_48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6192467809" calcext:value-type="float">
            <text:p>0.0186192468</text:p>
          </table:table-cell>
        </table:table-row>
        <table:table-row table:style-name="ro1">
          <table:table-cell office:value-type="string" calcext:value-type="string">
            <text:p>../passo3/random/n_32/r_49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20511110872" calcext:value-type="float">
            <text:p>0.0120511111</text:p>
          </table:table-cell>
        </table:table-row>
        <table:table-row table:style-name="ro1">
          <table:table-cell office:value-type="string" calcext:value-type="string">
            <text:p>../passo3/random/n_32/r_50.txt</text:p>
          </table:table-cell>
          <table:table-cell office:value-type="float" office:value="1.97699999809" calcext:value-type="float">
            <text:p>1.9769999981</text:p>
          </table:table-cell>
          <table:table-cell office:value-type="float" office:value="1" calcext:value-type="float">
            <text:p>1</text:p>
          </table:table-cell>
          <table:table-cell office:value-type="float" office:value="0.022782118991" calcext:value-type="float">
            <text:p>0.022782119</text:p>
          </table:table-cell>
        </table:table-row>
        <table:table-row table:style-name="ro1">
          <table:table-cell office:value-type="string" calcext:value-type="string">
            <text:p>../passo3/random/n_32/r_5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8053456321" calcext:value-type="float">
            <text:p>0.0138053456</text:p>
          </table:table-cell>
        </table:table-row>
        <table:table-row table:style-name="ro1">
          <table:table-cell office:value-type="string" calcext:value-type="string">
            <text:p>../passo3/random/n_32/r_52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5191881657" calcext:value-type="float">
            <text:p>0.0235191882</text:p>
          </table:table-cell>
        </table:table-row>
        <table:table-row table:style-name="ro1">
          <table:table-cell office:value-type="string" calcext:value-type="string">
            <text:p>../passo3/random/n_32/r_53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2510565668" calcext:value-type="float">
            <text:p>0.0112510566</text:p>
          </table:table-cell>
        </table:table-row>
        <table:table-row table:style-name="ro1">
          <table:table-cell office:value-type="string" calcext:value-type="string">
            <text:p>../passo3/random/n_32/r_54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00148292445" calcext:value-type="float">
            <text:p>0.0030014829</text:p>
          </table:table-cell>
        </table:table-row>
        <table:table-row table:style-name="ro1">
          <table:table-cell office:value-type="string" calcext:value-type="string">
            <text:p>../passo3/random/n_32/r_55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6633398682" calcext:value-type="float">
            <text:p>0.0106633399</text:p>
          </table:table-cell>
        </table:table-row>
        <table:table-row table:style-name="ro1">
          <table:table-cell office:value-type="string" calcext:value-type="string">
            <text:p>../passo3/random/n_32/r_56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96088033915" calcext:value-type="float">
            <text:p>0.0089608803</text:p>
          </table:table-cell>
        </table:table-row>
        <table:table-row table:style-name="ro1">
          <table:table-cell office:value-type="string" calcext:value-type="string">
            <text:p>../passo3/random/n_32/r_57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63998476416" calcext:value-type="float">
            <text:p>0.0086399848</text:p>
          </table:table-cell>
        </table:table-row>
        <table:table-row table:style-name="ro1">
          <table:table-cell office:value-type="string" calcext:value-type="string">
            <text:p>../passo3/random/n_32/r_58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70467098057" calcext:value-type="float">
            <text:p>0.0470467098</text:p>
          </table:table-cell>
        </table:table-row>
        <table:table-row table:style-name="ro1">
          <table:table-cell office:value-type="string" calcext:value-type="string">
            <text:p>../passo3/random/n_32/r_59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63911134005" calcext:value-type="float">
            <text:p>0.0163911134</text:p>
          </table:table-cell>
        </table:table-row>
        <table:table-row table:style-name="ro1">
          <table:table-cell office:value-type="string" calcext:value-type="string">
            <text:p>../passo3/random/n_32/r_60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5778002441" calcext:value-type="float">
            <text:p>0.0135778002</text:p>
          </table:table-cell>
        </table:table-row>
        <table:table-row table:style-name="ro1">
          <table:table-cell office:value-type="string" calcext:value-type="string">
            <text:p>../passo3/random/n_32/r_6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9981936663" calcext:value-type="float">
            <text:p>0.0139981937</text:p>
          </table:table-cell>
        </table:table-row>
        <table:table-row table:style-name="ro1">
          <table:table-cell office:value-type="string" calcext:value-type="string">
            <text:p>../passo3/random/n_32/r_62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4001752809" calcext:value-type="float">
            <text:p>0.0114001753</text:p>
          </table:table-cell>
        </table:table-row>
        <table:table-row table:style-name="ro1">
          <table:table-cell office:value-type="string" calcext:value-type="string">
            <text:p>../passo3/random/n_32/r_63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92783904076" calcext:value-type="float">
            <text:p>0.009927839</text:p>
          </table:table-cell>
        </table:table-row>
        <table:table-row table:style-name="ro1">
          <table:table-cell office:value-type="string" calcext:value-type="string">
            <text:p>../passo3/random/n_32/r_64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30812642723" calcext:value-type="float">
            <text:p>0.0073081264</text:p>
          </table:table-cell>
        </table:table-row>
        <table:table-row table:style-name="ro1">
          <table:table-cell office:value-type="string" calcext:value-type="string">
            <text:p>../passo3/random/n_32/r_65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6013970524" calcext:value-type="float">
            <text:p>0.0186013971</text:p>
          </table:table-cell>
        </table:table-row>
        <table:table-row table:style-name="ro1">
          <table:table-cell office:value-type="string" calcext:value-type="string">
            <text:p>../passo3/random/n_32/r_66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1620655656" calcext:value-type="float">
            <text:p>0.0261620656</text:p>
          </table:table-cell>
        </table:table-row>
        <table:table-row table:style-name="ro1">
          <table:table-cell office:value-type="string" calcext:value-type="string">
            <text:p>../passo3/random/n_32/r_67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29574389011" calcext:value-type="float">
            <text:p>0.0092957439</text:p>
          </table:table-cell>
        </table:table-row>
        <table:table-row table:style-name="ro1">
          <table:table-cell office:value-type="string" calcext:value-type="string">
            <text:p>../passo3/random/n_32/r_68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2183448114" calcext:value-type="float">
            <text:p>0.0031218345</text:p>
          </table:table-cell>
        </table:table-row>
        <table:table-row table:style-name="ro1">
          <table:table-cell office:value-type="string" calcext:value-type="string">
            <text:p>../passo3/random/n_32/r_69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7744804472" calcext:value-type="float">
            <text:p>0.0237744804</text:p>
          </table:table-cell>
        </table:table-row>
        <table:table-row table:style-name="ro1">
          <table:table-cell office:value-type="string" calcext:value-type="string">
            <text:p>../passo3/random/n_32/r_70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35359951109" calcext:value-type="float">
            <text:p>0.0093535995</text:p>
          </table:table-cell>
        </table:table-row>
        <table:table-row table:style-name="ro1">
          <table:table-cell office:value-type="string" calcext:value-type="string">
            <text:p>../passo3/random/n_32/r_71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1" calcext:value-type="float">
            <text:p>1</text:p>
          </table:table-cell>
          <table:table-cell office:value-type="float" office:value="0.0134831089526" calcext:value-type="float">
            <text:p>0.013483109</text:p>
          </table:table-cell>
        </table:table-row>
        <table:table-row table:style-name="ro1">
          <table:table-cell office:value-type="string" calcext:value-type="string">
            <text:p>../passo3/random/n_32/r_72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51167395711" calcext:value-type="float">
            <text:p>0.0351167396</text:p>
          </table:table-cell>
        </table:table-row>
        <table:table-row table:style-name="ro1">
          <table:table-cell office:value-type="string" calcext:value-type="string">
            <text:p>../passo3/random/n_32/r_73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54140656814" calcext:value-type="float">
            <text:p>0.0154140657</text:p>
          </table:table-cell>
        </table:table-row>
        <table:table-row table:style-name="ro1">
          <table:table-cell office:value-type="string" calcext:value-type="string">
            <text:p>../passo3/random/n_32/r_74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8642240092" calcext:value-type="float">
            <text:p>0.014864224</text:p>
          </table:table-cell>
        </table:table-row>
        <table:table-row table:style-name="ro1">
          <table:table-cell office:value-type="string" calcext:value-type="string">
            <text:p>../passo3/random/n_32/r_75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9630138874" calcext:value-type="float">
            <text:p>0.0139630139</text:p>
          </table:table-cell>
        </table:table-row>
        <table:table-row table:style-name="ro1">
          <table:table-cell office:value-type="string" calcext:value-type="string">
            <text:p>../passo3/random/n_32/r_7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820912905" calcext:value-type="float">
            <text:p>0.0020820913</text:p>
          </table:table-cell>
        </table:table-row>
        <table:table-row table:style-name="ro1">
          <table:table-cell office:value-type="string" calcext:value-type="string">
            <text:p>../passo3/random/n_32/r_77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3628121465" calcext:value-type="float">
            <text:p>0.0263628121</text:p>
          </table:table-cell>
        </table:table-row>
        <table:table-row table:style-name="ro1">
          <table:table-cell office:value-type="string" calcext:value-type="string">
            <text:p>../passo3/random/n_32/r_78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10466999561" calcext:value-type="float">
            <text:p>0.0210467</text:p>
          </table:table-cell>
        </table:table-row>
        <table:table-row table:style-name="ro1">
          <table:table-cell office:value-type="string" calcext:value-type="string">
            <text:p>../passo3/random/n_32/r_7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260388981551" calcext:value-type="float">
            <text:p>0.0260388982</text:p>
          </table:table-cell>
        </table:table-row>
        <table:table-row table:style-name="ro1">
          <table:table-cell office:value-type="string" calcext:value-type="string">
            <text:p>../passo3/random/n_32/r_80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42573896423" calcext:value-type="float">
            <text:p>0.007425739</text:p>
          </table:table-cell>
        </table:table-row>
        <table:table-row table:style-name="ro1">
          <table:table-cell office:value-type="string" calcext:value-type="string">
            <text:p>../passo3/random/n_32/r_81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65973547846" calcext:value-type="float">
            <text:p>0.0165973548</text:p>
          </table:table-cell>
        </table:table-row>
        <table:table-row table:style-name="ro1">
          <table:table-cell office:value-type="string" calcext:value-type="string">
            <text:p>../passo3/random/n_32/r_82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8706878722" calcext:value-type="float">
            <text:p>0.0348706879</text:p>
          </table:table-cell>
        </table:table-row>
        <table:table-row table:style-name="ro1">
          <table:table-cell office:value-type="string" calcext:value-type="string">
            <text:p>../passo3/random/n_32/r_8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78161983564" calcext:value-type="float">
            <text:p>0.000878162</text:p>
          </table:table-cell>
        </table:table-row>
        <table:table-row table:style-name="ro1">
          <table:table-cell office:value-type="string" calcext:value-type="string">
            <text:p>../passo3/random/n_32/r_8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20408828557" calcext:value-type="float">
            <text:p>0.0320408829</text:p>
          </table:table-cell>
        </table:table-row>
        <table:table-row table:style-name="ro1">
          <table:table-cell office:value-type="string" calcext:value-type="string">
            <text:p>../passo3/random/n_32/r_85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71274039894" calcext:value-type="float">
            <text:p>0.017127404</text:p>
          </table:table-cell>
        </table:table-row>
        <table:table-row table:style-name="ro1">
          <table:table-cell office:value-type="string" calcext:value-type="string">
            <text:p>../passo3/random/n_32/r_86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99736117572" calcext:value-type="float">
            <text:p>0.0089973612</text:p>
          </table:table-cell>
        </table:table-row>
        <table:table-row table:style-name="ro1">
          <table:table-cell office:value-type="string" calcext:value-type="string">
            <text:p>../passo3/random/n_32/r_87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57485022768" calcext:value-type="float">
            <text:p>0.0075748502</text:p>
          </table:table-cell>
        </table:table-row>
        <table:table-row table:style-name="ro1">
          <table:table-cell office:value-type="string" calcext:value-type="string">
            <text:p>../passo3/random/n_32/r_88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35450382531" calcext:value-type="float">
            <text:p>0.0093545038</text:p>
          </table:table-cell>
        </table:table-row>
        <table:table-row table:style-name="ro1">
          <table:table-cell office:value-type="string" calcext:value-type="string">
            <text:p>../passo3/random/n_32/r_89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4450305104" calcext:value-type="float">
            <text:p>0.0224450305</text:p>
          </table:table-cell>
        </table:table-row>
        <table:table-row table:style-name="ro1">
          <table:table-cell office:value-type="string" calcext:value-type="string">
            <text:p>../passo3/random/n_32/r_90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6746176332" calcext:value-type="float">
            <text:p>0.0186746176</text:p>
          </table:table-cell>
        </table:table-row>
        <table:table-row table:style-name="ro1">
          <table:table-cell office:value-type="string" calcext:value-type="string">
            <text:p>../passo3/random/n_32/r_9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04855877161" calcext:value-type="float">
            <text:p>0.0090485588</text:p>
          </table:table-cell>
        </table:table-row>
        <table:table-row table:style-name="ro1">
          <table:table-cell office:value-type="string" calcext:value-type="string">
            <text:p>../passo3/random/n_32/r_92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1" calcext:value-type="float">
            <text:p>1</text:p>
          </table:table-cell>
          <table:table-cell office:value-type="float" office:value="0.0178845208138" calcext:value-type="float">
            <text:p>0.0178845208</text:p>
          </table:table-cell>
        </table:table-row>
        <table:table-row table:style-name="ro1">
          <table:table-cell office:value-type="string" calcext:value-type="string">
            <text:p>../passo3/random/n_32/r_93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201295018196" calcext:value-type="float">
            <text:p>0.0201295018</text:p>
          </table:table-cell>
        </table:table-row>
        <table:table-row table:style-name="ro1">
          <table:table-cell office:value-type="string" calcext:value-type="string">
            <text:p>../passo3/random/n_32/r_94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784624264" calcext:value-type="float">
            <text:p>0.0113784624</text:p>
          </table:table-cell>
        </table:table-row>
        <table:table-row table:style-name="ro1">
          <table:table-cell office:value-type="string" calcext:value-type="string">
            <text:p>../passo3/random/n_32/r_95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69098172337" calcext:value-type="float">
            <text:p>0.0169098172</text:p>
          </table:table-cell>
        </table:table-row>
        <table:table-row table:style-name="ro1">
          <table:table-cell office:value-type="string" calcext:value-type="string">
            <text:p>../passo3/random/n_32/r_96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2242772579" calcext:value-type="float">
            <text:p>0.0222242773</text:p>
          </table:table-cell>
        </table:table-row>
        <table:table-row table:style-name="ro1">
          <table:table-cell office:value-type="string" calcext:value-type="string">
            <text:p>../passo3/random/n_32/r_97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204024035484" calcext:value-type="float">
            <text:p>0.0204024035</text:p>
          </table:table-cell>
        </table:table-row>
        <table:table-row table:style-name="ro1">
          <table:table-cell office:value-type="string" calcext:value-type="string">
            <text:p>../passo3/random/n_32/r_98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56048273295" calcext:value-type="float">
            <text:p>0.0256048273</text:p>
          </table:table-cell>
        </table:table-row>
        <table:table-row table:style-name="ro1">
          <table:table-cell office:value-type="string" calcext:value-type="string">
            <text:p>../passo3/random/n_32/r_99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5084151775" calcext:value-type="float">
            <text:p>0.01550841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824100005637" calcext:value-type="float">
            <text:p>1.982410000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994134161419781" calcext:value-type="float">
            <text:p>0.0099413416</text:p>
          </table:table-cell>
          <table:table-cell table:number-columns-repeated="2"/>
        </table:table-row>
      </table:table>
      <table:table table:name="r64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64/r_0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28876327351" calcext:value-type="float">
            <text:p>0.0042887633</text:p>
          </table:table-cell>
        </table:table-row>
        <table:table-row table:style-name="ro1">
          <table:table-cell office:value-type="string" calcext:value-type="string">
            <text:p>../passo3/random/n_64/r_1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805408507586" calcext:value-type="float">
            <text:p>0.0080540851</text:p>
          </table:table-cell>
        </table:table-row>
        <table:table-row table:style-name="ro1">
          <table:table-cell office:value-type="string" calcext:value-type="string">
            <text:p>../passo3/random/n_64/r_2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78833182529" calcext:value-type="float">
            <text:p>0.0027883318</text:p>
          </table:table-cell>
        </table:table-row>
        <table:table-row table:style-name="ro1">
          <table:table-cell office:value-type="string" calcext:value-type="string">
            <text:p>../passo3/random/n_64/r_3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82657302544" calcext:value-type="float">
            <text:p>0.003826573</text:p>
          </table:table-cell>
        </table:table-row>
        <table:table-row table:style-name="ro1">
          <table:table-cell office:value-type="string" calcext:value-type="string">
            <text:p>../passo3/random/n_64/r_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9016725067" calcext:value-type="float">
            <text:p>0.0007901673</text:p>
          </table:table-cell>
        </table:table-row>
        <table:table-row table:style-name="ro1">
          <table:table-cell office:value-type="string" calcext:value-type="string">
            <text:p>../passo3/random/n_64/r_5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72980774753" calcext:value-type="float">
            <text:p>0.0027298077</text:p>
          </table:table-cell>
        </table:table-row>
        <table:table-row table:style-name="ro1">
          <table:table-cell office:value-type="string" calcext:value-type="string">
            <text:p>../passo3/random/n_64/r_6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6522585433" calcext:value-type="float">
            <text:p>0.0036522585</text:p>
          </table:table-cell>
        </table:table-row>
        <table:table-row table:style-name="ro1">
          <table:table-cell office:value-type="string" calcext:value-type="string">
            <text:p>../passo3/random/n_64/r_7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12197862938" calcext:value-type="float">
            <text:p>0.0061219786</text:p>
          </table:table-cell>
        </table:table-row>
        <table:table-row table:style-name="ro1">
          <table:table-cell office:value-type="string" calcext:value-type="string">
            <text:p>../passo3/random/n_64/r_8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10882493109" calcext:value-type="float">
            <text:p>0.0051088249</text:p>
          </table:table-cell>
        </table:table-row>
        <table:table-row table:style-name="ro1">
          <table:table-cell office:value-type="string" calcext:value-type="string">
            <text:p>../passo3/random/n_64/r_9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79189416021" calcext:value-type="float">
            <text:p>0.0057918942</text:p>
          </table:table-cell>
        </table:table-row>
        <table:table-row table:style-name="ro1">
          <table:table-cell office:value-type="string" calcext:value-type="string">
            <text:p>../passo3/random/n_64/r_10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94578590244" calcext:value-type="float">
            <text:p>0.0059457859</text:p>
          </table:table-cell>
        </table:table-row>
        <table:table-row table:style-name="ro1">
          <table:table-cell office:value-type="string" calcext:value-type="string">
            <text:p>../passo3/random/n_64/r_11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7288816944" calcext:value-type="float">
            <text:p>0.0107288817</text:p>
          </table:table-cell>
        </table:table-row>
        <table:table-row table:style-name="ro1">
          <table:table-cell office:value-type="string" calcext:value-type="string">
            <text:p>../passo3/random/n_64/r_1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89328522235" calcext:value-type="float">
            <text:p>0.0004893285</text:p>
          </table:table-cell>
        </table:table-row>
        <table:table-row table:style-name="ro1">
          <table:table-cell office:value-type="string" calcext:value-type="string">
            <text:p>../passo3/random/n_64/r_1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1980033368" calcext:value-type="float">
            <text:p>0.0014198003</text:p>
          </table:table-cell>
        </table:table-row>
        <table:table-row table:style-name="ro1">
          <table:table-cell office:value-type="string" calcext:value-type="string">
            <text:p>../passo3/random/n_64/r_14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16400516406" calcext:value-type="float">
            <text:p>0.0041640052</text:p>
          </table:table-cell>
        </table:table-row>
        <table:table-row table:style-name="ro1">
          <table:table-cell office:value-type="string" calcext:value-type="string">
            <text:p>../passo3/random/n_64/r_15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76687204093" calcext:value-type="float">
            <text:p>0.009766872</text:p>
          </table:table-cell>
        </table:table-row>
        <table:table-row table:style-name="ro1">
          <table:table-cell office:value-type="string" calcext:value-type="string">
            <text:p>../passo3/random/n_64/r_16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56600806117" calcext:value-type="float">
            <text:p>0.0035660081</text:p>
          </table:table-cell>
        </table:table-row>
        <table:table-row table:style-name="ro1">
          <table:table-cell office:value-type="string" calcext:value-type="string">
            <text:p>../passo3/random/n_64/r_17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0988806393" calcext:value-type="float">
            <text:p>0.0030988806</text:p>
          </table:table-cell>
        </table:table-row>
        <table:table-row table:style-name="ro1">
          <table:table-cell office:value-type="string" calcext:value-type="string">
            <text:p>../passo3/random/n_64/r_18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9755859375" calcext:value-type="float">
            <text:p>0.9997558594</text:p>
          </table:table-cell>
          <table:table-cell office:value-type="float" office:value="0.0120505904779" calcext:value-type="float">
            <text:p>0.0120505905</text:p>
          </table:table-cell>
        </table:table-row>
        <table:table-row table:style-name="ro1">
          <table:table-cell office:value-type="string" calcext:value-type="string">
            <text:p>../passo3/random/n_64/r_19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59076716006" calcext:value-type="float">
            <text:p>0.0085907672</text:p>
          </table:table-cell>
        </table:table-row>
        <table:table-row table:style-name="ro1">
          <table:table-cell office:value-type="string" calcext:value-type="string">
            <text:p>../passo3/random/n_64/r_20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15728054941" calcext:value-type="float">
            <text:p>0.0041572805</text:p>
          </table:table-cell>
        </table:table-row>
        <table:table-row table:style-name="ro1">
          <table:table-cell office:value-type="string" calcext:value-type="string">
            <text:p>../passo3/random/n_64/r_21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33302221447" calcext:value-type="float">
            <text:p>0.0053330222</text:p>
          </table:table-cell>
        </table:table-row>
        <table:table-row table:style-name="ro1">
          <table:table-cell office:value-type="string" calcext:value-type="string">
            <text:p>../passo3/random/n_64/r_2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4206946455" calcext:value-type="float">
            <text:p>0.0011420695</text:p>
          </table:table-cell>
        </table:table-row>
        <table:table-row table:style-name="ro1">
          <table:table-cell office:value-type="string" calcext:value-type="string">
            <text:p>../passo3/random/n_64/r_23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16761559993" calcext:value-type="float">
            <text:p>0.0051676156</text:p>
          </table:table-cell>
        </table:table-row>
        <table:table-row table:style-name="ro1">
          <table:table-cell office:value-type="string" calcext:value-type="string">
            <text:p>../passo3/random/n_64/r_24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05992276967" calcext:value-type="float">
            <text:p>0.0090599228</text:p>
          </table:table-cell>
        </table:table-row>
        <table:table-row table:style-name="ro1">
          <table:table-cell office:value-type="string" calcext:value-type="string">
            <text:p>../passo3/random/n_64/r_25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2764544487" calcext:value-type="float">
            <text:p>0.0042764544</text:p>
          </table:table-cell>
        </table:table-row>
        <table:table-row table:style-name="ro1">
          <table:table-cell office:value-type="string" calcext:value-type="string">
            <text:p>../passo3/random/n_64/r_26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97364981472" calcext:value-type="float">
            <text:p>0.0039736498</text:p>
          </table:table-cell>
        </table:table-row>
        <table:table-row table:style-name="ro1">
          <table:table-cell office:value-type="string" calcext:value-type="string">
            <text:p>../passo3/random/n_64/r_27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17058940232" calcext:value-type="float">
            <text:p>0.011705894</text:p>
          </table:table-cell>
        </table:table-row>
        <table:table-row table:style-name="ro1">
          <table:table-cell office:value-type="string" calcext:value-type="string">
            <text:p>../passo3/random/n_64/r_28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61532438546" calcext:value-type="float">
            <text:p>0.0036153244</text:p>
          </table:table-cell>
        </table:table-row>
        <table:table-row table:style-name="ro1">
          <table:table-cell office:value-type="string" calcext:value-type="string">
            <text:p>../passo3/random/n_64/r_29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50032828748" calcext:value-type="float">
            <text:p>0.0085003283</text:p>
          </table:table-cell>
        </table:table-row>
        <table:table-row table:style-name="ro1">
          <table:table-cell office:value-type="string" calcext:value-type="string">
            <text:p>../passo3/random/n_64/r_30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4299752228" calcext:value-type="float">
            <text:p>0.0054299752</text:p>
          </table:table-cell>
        </table:table-row>
        <table:table-row table:style-name="ro1">
          <table:table-cell office:value-type="string" calcext:value-type="string">
            <text:p>../passo3/random/n_64/r_31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100518260151" calcext:value-type="float">
            <text:p>0.010051826</text:p>
          </table:table-cell>
        </table:table-row>
        <table:table-row table:style-name="ro1">
          <table:table-cell office:value-type="string" calcext:value-type="string">
            <text:p>../passo3/random/n_64/r_3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54776813462" calcext:value-type="float">
            <text:p>0.0065477681</text:p>
          </table:table-cell>
        </table:table-row>
        <table:table-row table:style-name="ro1">
          <table:table-cell office:value-type="string" calcext:value-type="string">
            <text:p>../passo3/random/n_64/r_33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87209211476" calcext:value-type="float">
            <text:p>0.0038720921</text:p>
          </table:table-cell>
        </table:table-row>
        <table:table-row table:style-name="ro1">
          <table:table-cell office:value-type="string" calcext:value-type="string">
            <text:p>../passo3/random/n_64/r_34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16675700992" calcext:value-type="float">
            <text:p>0.0116675701</text:p>
          </table:table-cell>
        </table:table-row>
        <table:table-row table:style-name="ro1">
          <table:table-cell office:value-type="string" calcext:value-type="string">
            <text:p>../passo3/random/n_64/r_35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84656200185" calcext:value-type="float">
            <text:p>0.003846562</text:p>
          </table:table-cell>
        </table:table-row>
        <table:table-row table:style-name="ro1">
          <table:table-cell office:value-type="string" calcext:value-type="string">
            <text:p>../passo3/random/n_64/r_36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101766139269" calcext:value-type="float">
            <text:p>0.0101766139</text:p>
          </table:table-cell>
        </table:table-row>
        <table:table-row table:style-name="ro1">
          <table:table-cell office:value-type="string" calcext:value-type="string">
            <text:p>../passo3/random/n_64/r_37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71474726126" calcext:value-type="float">
            <text:p>0.0037147473</text:p>
          </table:table-cell>
        </table:table-row>
        <table:table-row table:style-name="ro1">
          <table:table-cell office:value-type="string" calcext:value-type="string">
            <text:p>../passo3/random/n_64/r_38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97844153829" calcext:value-type="float">
            <text:p>0.0029784415</text:p>
          </table:table-cell>
        </table:table-row>
        <table:table-row table:style-name="ro1">
          <table:table-cell office:value-type="string" calcext:value-type="string">
            <text:p>../passo3/random/n_64/r_39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104160178453" calcext:value-type="float">
            <text:p>0.0104160178</text:p>
          </table:table-cell>
        </table:table-row>
        <table:table-row table:style-name="ro1">
          <table:table-cell office:value-type="string" calcext:value-type="string">
            <text:p>../passo3/random/n_64/r_40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469850562513" calcext:value-type="float">
            <text:p>0.0046985056</text:p>
          </table:table-cell>
        </table:table-row>
        <table:table-row table:style-name="ro1">
          <table:table-cell office:value-type="string" calcext:value-type="string">
            <text:p>../passo3/random/n_64/r_41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73289553076" calcext:value-type="float">
            <text:p>0.0097328955</text:p>
          </table:table-cell>
        </table:table-row>
        <table:table-row table:style-name="ro1">
          <table:table-cell office:value-type="string" calcext:value-type="string">
            <text:p>../passo3/random/n_64/r_42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78896128759" calcext:value-type="float">
            <text:p>0.0077889613</text:p>
          </table:table-cell>
        </table:table-row>
        <table:table-row table:style-name="ro1">
          <table:table-cell office:value-type="string" calcext:value-type="string">
            <text:p>../passo3/random/n_64/r_43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08194109797" calcext:value-type="float">
            <text:p>0.0090819411</text:p>
          </table:table-cell>
        </table:table-row>
        <table:table-row table:style-name="ro1">
          <table:table-cell office:value-type="string" calcext:value-type="string">
            <text:p>../passo3/random/n_64/r_4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5112274438" calcext:value-type="float">
            <text:p>0.0013511227</text:p>
          </table:table-cell>
        </table:table-row>
        <table:table-row table:style-name="ro1">
          <table:table-cell office:value-type="string" calcext:value-type="string">
            <text:p>../passo3/random/n_64/r_45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56612923" calcext:value-type="float">
            <text:p>0.0032566129</text:p>
          </table:table-cell>
        </table:table-row>
        <table:table-row table:style-name="ro1">
          <table:table-cell office:value-type="string" calcext:value-type="string">
            <text:p>../passo3/random/n_64/r_46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6012633741" calcext:value-type="float">
            <text:p>0.0032601263</text:p>
          </table:table-cell>
        </table:table-row>
        <table:table-row table:style-name="ro1">
          <table:table-cell office:value-type="string" calcext:value-type="string">
            <text:p>../passo3/random/n_64/r_47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102207977325" calcext:value-type="float">
            <text:p>0.0102207977</text:p>
          </table:table-cell>
        </table:table-row>
        <table:table-row table:style-name="ro1">
          <table:table-cell office:value-type="string" calcext:value-type="string">
            <text:p>../passo3/random/n_64/r_48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808240845799" calcext:value-type="float">
            <text:p>0.0080824085</text:p>
          </table:table-cell>
        </table:table-row>
        <table:table-row table:style-name="ro1">
          <table:table-cell office:value-type="string" calcext:value-type="string">
            <text:p>../passo3/random/n_64/r_49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4862160385" calcext:value-type="float">
            <text:p>0.0071486216</text:p>
          </table:table-cell>
        </table:table-row>
        <table:table-row table:style-name="ro1">
          <table:table-cell office:value-type="string" calcext:value-type="string">
            <text:p>../passo3/random/n_64/r_50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73608046398" calcext:value-type="float">
            <text:p>0.0057360805</text:p>
          </table:table-cell>
        </table:table-row>
        <table:table-row table:style-name="ro1">
          <table:table-cell office:value-type="string" calcext:value-type="string">
            <text:p>../passo3/random/n_64/r_51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71180807613" calcext:value-type="float">
            <text:p>0.0027118081</text:p>
          </table:table-cell>
        </table:table-row>
        <table:table-row table:style-name="ro1">
          <table:table-cell office:value-type="string" calcext:value-type="string">
            <text:p>../passo3/random/n_64/r_52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33310633525" calcext:value-type="float">
            <text:p>0.0043331063</text:p>
          </table:table-cell>
        </table:table-row>
        <table:table-row table:style-name="ro1">
          <table:table-cell office:value-type="string" calcext:value-type="string">
            <text:p>../passo3/random/n_64/r_53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88495985419" calcext:value-type="float">
            <text:p>0.0088849599</text:p>
          </table:table-cell>
        </table:table-row>
        <table:table-row table:style-name="ro1">
          <table:table-cell office:value-type="string" calcext:value-type="string">
            <text:p>../passo3/random/n_64/r_54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3127890937" calcext:value-type="float">
            <text:p>0.0073127891</text:p>
          </table:table-cell>
        </table:table-row>
        <table:table-row table:style-name="ro1">
          <table:table-cell office:value-type="string" calcext:value-type="string">
            <text:p>../passo3/random/n_64/r_55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2123733349" calcext:value-type="float">
            <text:p>0.0032212373</text:p>
          </table:table-cell>
        </table:table-row>
        <table:table-row table:style-name="ro1">
          <table:table-cell office:value-type="string" calcext:value-type="string">
            <text:p>../passo3/random/n_64/r_56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71242021397" calcext:value-type="float">
            <text:p>0.0057124202</text:p>
          </table:table-cell>
        </table:table-row>
        <table:table-row table:style-name="ro1">
          <table:table-cell office:value-type="string" calcext:value-type="string">
            <text:p>../passo3/random/n_64/r_57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60848943517" calcext:value-type="float">
            <text:p>0.0066084894</text:p>
          </table:table-cell>
        </table:table-row>
        <table:table-row table:style-name="ro1">
          <table:table-cell office:value-type="string" calcext:value-type="string">
            <text:p>../passo3/random/n_64/r_58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24946833402" calcext:value-type="float">
            <text:p>0.0092494683</text:p>
          </table:table-cell>
        </table:table-row>
        <table:table-row table:style-name="ro1">
          <table:table-cell office:value-type="string" calcext:value-type="string">
            <text:p>../passo3/random/n_64/r_59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67986723036" calcext:value-type="float">
            <text:p>0.0056798672</text:p>
          </table:table-cell>
        </table:table-row>
        <table:table-row table:style-name="ro1">
          <table:table-cell office:value-type="string" calcext:value-type="string">
            <text:p>../passo3/random/n_64/r_60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495284609497" calcext:value-type="float">
            <text:p>0.0049528461</text:p>
          </table:table-cell>
        </table:table-row>
        <table:table-row table:style-name="ro1">
          <table:table-cell office:value-type="string" calcext:value-type="string">
            <text:p>../passo3/random/n_64/r_61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457787746564" calcext:value-type="float">
            <text:p>0.0045778775</text:p>
          </table:table-cell>
        </table:table-row>
        <table:table-row table:style-name="ro1">
          <table:table-cell office:value-type="string" calcext:value-type="string">
            <text:p>../passo3/random/n_64/r_6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0266875103" calcext:value-type="float">
            <text:p>0.0071026688</text:p>
          </table:table-cell>
        </table:table-row>
        <table:table-row table:style-name="ro1">
          <table:table-cell office:value-type="string" calcext:value-type="string">
            <text:p>../passo3/random/n_64/r_63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90065899491" calcext:value-type="float">
            <text:p>0.007900659</text:p>
          </table:table-cell>
        </table:table-row>
        <table:table-row table:style-name="ro1">
          <table:table-cell office:value-type="string" calcext:value-type="string">
            <text:p>../passo3/random/n_64/r_64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81221505813" calcext:value-type="float">
            <text:p>0.0038122151</text:p>
          </table:table-cell>
        </table:table-row>
        <table:table-row table:style-name="ro1">
          <table:table-cell office:value-type="string" calcext:value-type="string">
            <text:p>../passo3/random/n_64/r_65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76986218989" calcext:value-type="float">
            <text:p>0.0077698622</text:p>
          </table:table-cell>
        </table:table-row>
        <table:table-row table:style-name="ro1">
          <table:table-cell office:value-type="string" calcext:value-type="string">
            <text:p>../passo3/random/n_64/r_66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62954663858" calcext:value-type="float">
            <text:p>0.0066295466</text:p>
          </table:table-cell>
        </table:table-row>
        <table:table-row table:style-name="ro1">
          <table:table-cell office:value-type="string" calcext:value-type="string">
            <text:p>../passo3/random/n_64/r_67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19192793965" calcext:value-type="float">
            <text:p>0.0061919279</text:p>
          </table:table-cell>
        </table:table-row>
        <table:table-row table:style-name="ro1">
          <table:table-cell office:value-type="string" calcext:value-type="string">
            <text:p>../passo3/random/n_64/r_68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4153420236" calcext:value-type="float">
            <text:p>0.002415342</text:p>
          </table:table-cell>
        </table:table-row>
        <table:table-row table:style-name="ro1">
          <table:table-cell office:value-type="string" calcext:value-type="string">
            <text:p>../passo3/random/n_64/r_69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4646027982" calcext:value-type="float">
            <text:p>0.0031464603</text:p>
          </table:table-cell>
        </table:table-row>
        <table:table-row table:style-name="ro1">
          <table:table-cell office:value-type="string" calcext:value-type="string">
            <text:p>../passo3/random/n_64/r_70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4801395684" calcext:value-type="float">
            <text:p>0.0114801396</text:p>
          </table:table-cell>
        </table:table-row>
        <table:table-row table:style-name="ro1">
          <table:table-cell office:value-type="string" calcext:value-type="string">
            <text:p>../passo3/random/n_64/r_71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358801797" calcext:value-type="float">
            <text:p>0.0071358802</text:p>
          </table:table-cell>
        </table:table-row>
        <table:table-row table:style-name="ro1">
          <table:table-cell office:value-type="string" calcext:value-type="string">
            <text:p>../passo3/random/n_64/r_72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48028261214" calcext:value-type="float">
            <text:p>0.0034802826</text:p>
          </table:table-cell>
        </table:table-row>
        <table:table-row table:style-name="ro1">
          <table:table-cell office:value-type="string" calcext:value-type="string">
            <text:p>../passo3/random/n_64/r_73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24045915902" calcext:value-type="float">
            <text:p>0.0062404592</text:p>
          </table:table-cell>
        </table:table-row>
        <table:table-row table:style-name="ro1">
          <table:table-cell office:value-type="string" calcext:value-type="string">
            <text:p>../passo3/random/n_64/r_74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337103175" calcext:value-type="float">
            <text:p>0.0033371032</text:p>
          </table:table-cell>
        </table:table-row>
        <table:table-row table:style-name="ro1">
          <table:table-cell office:value-type="string" calcext:value-type="string">
            <text:p>../passo3/random/n_64/r_7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4739056658" calcext:value-type="float">
            <text:p>0.0009473906</text:p>
          </table:table-cell>
        </table:table-row>
        <table:table-row table:style-name="ro1">
          <table:table-cell office:value-type="string" calcext:value-type="string">
            <text:p>../passo3/random/n_64/r_7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68580864556" calcext:value-type="float">
            <text:p>0.0016858086</text:p>
          </table:table-cell>
        </table:table-row>
        <table:table-row table:style-name="ro1">
          <table:table-cell office:value-type="string" calcext:value-type="string">
            <text:p>../passo3/random/n_64/r_77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0.999755859375" calcext:value-type="float">
            <text:p>0.9997558594</text:p>
          </table:table-cell>
          <table:table-cell office:value-type="float" office:value="0.00633591413498" calcext:value-type="float">
            <text:p>0.0063359141</text:p>
          </table:table-cell>
        </table:table-row>
        <table:table-row table:style-name="ro1">
          <table:table-cell office:value-type="string" calcext:value-type="string">
            <text:p>../passo3/random/n_64/r_78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9370962754" calcext:value-type="float">
            <text:p>0.0149370963</text:p>
          </table:table-cell>
        </table:table-row>
        <table:table-row table:style-name="ro1">
          <table:table-cell office:value-type="string" calcext:value-type="string">
            <text:p>../passo3/random/n_64/r_79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5310359374" calcext:value-type="float">
            <text:p>0.0071531036</text:p>
          </table:table-cell>
        </table:table-row>
        <table:table-row table:style-name="ro1">
          <table:table-cell office:value-type="string" calcext:value-type="string">
            <text:p>../passo3/random/n_64/r_80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90532601625" calcext:value-type="float">
            <text:p>0.008905326</text:p>
          </table:table-cell>
        </table:table-row>
        <table:table-row table:style-name="ro1">
          <table:table-cell office:value-type="string" calcext:value-type="string">
            <text:p>../passo3/random/n_64/r_81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87141048163" calcext:value-type="float">
            <text:p>0.0058714105</text:p>
          </table:table-cell>
        </table:table-row>
        <table:table-row table:style-name="ro1">
          <table:table-cell office:value-type="string" calcext:value-type="string">
            <text:p>../passo3/random/n_64/r_82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29903795198" calcext:value-type="float">
            <text:p>0.006299038</text:p>
          </table:table-cell>
        </table:table-row>
        <table:table-row table:style-name="ro1">
          <table:table-cell office:value-type="string" calcext:value-type="string">
            <text:p>../passo3/random/n_64/r_83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27789974958" calcext:value-type="float">
            <text:p>0.0092778997</text:p>
          </table:table-cell>
        </table:table-row>
        <table:table-row table:style-name="ro1">
          <table:table-cell office:value-type="string" calcext:value-type="string">
            <text:p>../passo3/random/n_64/r_8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6846328173" calcext:value-type="float">
            <text:p>0.0015684633</text:p>
          </table:table-cell>
        </table:table-row>
        <table:table-row table:style-name="ro1">
          <table:table-cell office:value-type="string" calcext:value-type="string">
            <text:p>../passo3/random/n_64/r_85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74535923079" calcext:value-type="float">
            <text:p>0.0057453592</text:p>
          </table:table-cell>
        </table:table-row>
        <table:table-row table:style-name="ro1">
          <table:table-cell office:value-type="string" calcext:value-type="string">
            <text:p>../passo3/random/n_64/r_86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73576756567" calcext:value-type="float">
            <text:p>0.0087357676</text:p>
          </table:table-cell>
        </table:table-row>
        <table:table-row table:style-name="ro1">
          <table:table-cell office:value-type="string" calcext:value-type="string">
            <text:p>../passo3/random/n_64/r_87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03419199958" calcext:value-type="float">
            <text:p>0.005034192</text:p>
          </table:table-cell>
        </table:table-row>
        <table:table-row table:style-name="ro1">
          <table:table-cell office:value-type="string" calcext:value-type="string">
            <text:p>../passo3/random/n_64/r_88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829922035336" calcext:value-type="float">
            <text:p>0.0082992204</text:p>
          </table:table-cell>
        </table:table-row>
        <table:table-row table:style-name="ro1">
          <table:table-cell office:value-type="string" calcext:value-type="string">
            <text:p>../passo3/random/n_64/r_89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9278415069" calcext:value-type="float">
            <text:p>0.0079278415</text:p>
          </table:table-cell>
        </table:table-row>
        <table:table-row table:style-name="ro1">
          <table:table-cell office:value-type="string" calcext:value-type="string">
            <text:p>../passo3/random/n_64/r_90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13481085747" calcext:value-type="float">
            <text:p>0.0061348109</text:p>
          </table:table-cell>
        </table:table-row>
        <table:table-row table:style-name="ro1">
          <table:table-cell office:value-type="string" calcext:value-type="string">
            <text:p>../passo3/random/n_64/r_91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8452894539" calcext:value-type="float">
            <text:p>0.0015845289</text:p>
          </table:table-cell>
        </table:table-row>
        <table:table-row table:style-name="ro1">
          <table:table-cell office:value-type="string" calcext:value-type="string">
            <text:p>../passo3/random/n_64/r_92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553624481" calcext:value-type="float">
            <text:p>0.0105536245</text:p>
          </table:table-cell>
        </table:table-row>
        <table:table-row table:style-name="ro1">
          <table:table-cell office:value-type="string" calcext:value-type="string">
            <text:p>../passo3/random/n_64/r_93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04729305208" calcext:value-type="float">
            <text:p>0.0030472931</text:p>
          </table:table-cell>
        </table:table-row>
        <table:table-row table:style-name="ro1">
          <table:table-cell office:value-type="string" calcext:value-type="string">
            <text:p>../passo3/random/n_64/r_94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32046439871" calcext:value-type="float">
            <text:p>0.0033204644</text:p>
          </table:table-cell>
        </table:table-row>
        <table:table-row table:style-name="ro1">
          <table:table-cell office:value-type="string" calcext:value-type="string">
            <text:p>../passo3/random/n_64/r_95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833781901747" calcext:value-type="float">
            <text:p>0.008337819</text:p>
          </table:table-cell>
        </table:table-row>
        <table:table-row table:style-name="ro1">
          <table:table-cell office:value-type="string" calcext:value-type="string">
            <text:p>../passo3/random/n_64/r_96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42699359357" calcext:value-type="float">
            <text:p>0.0054269936</text:p>
          </table:table-cell>
        </table:table-row>
        <table:table-row table:style-name="ro1">
          <table:table-cell office:value-type="string" calcext:value-type="string">
            <text:p>../passo3/random/n_64/r_97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6737064198" calcext:value-type="float">
            <text:p>0.0106737064</text:p>
          </table:table-cell>
        </table:table-row>
        <table:table-row table:style-name="ro1">
          <table:table-cell office:value-type="string" calcext:value-type="string">
            <text:p>../passo3/random/n_64/r_98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4808596354" calcext:value-type="float">
            <text:p>0.0024808596</text:p>
          </table:table-cell>
        </table:table-row>
        <table:table-row table:style-name="ro1">
          <table:table-cell office:value-type="string" calcext:value-type="string">
            <text:p>../passo3/random/n_64/r_99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08720537275" calcext:value-type="float">
            <text:p>0.00608720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940300047417" calcext:value-type="float">
            <text:p>1.994030004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308614861592111" calcext:value-type="float">
            <text:p>0.0030861486</text:p>
          </table:table-cell>
          <table:table-cell table:number-columns-repeated="2"/>
        </table:table-row>
      </table:table>
      <table:table table:name="r128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128/r_0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8751907293" calcext:value-type="float">
            <text:p>0.0015875191</text:p>
          </table:table-cell>
        </table:table-row>
        <table:table-row table:style-name="ro1">
          <table:table-cell office:value-type="string" calcext:value-type="string">
            <text:p>../passo3/random/n_128/r_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2604606915" calcext:value-type="float">
            <text:p>0.0013260461</text:p>
          </table:table-cell>
        </table:table-row>
        <table:table-row table:style-name="ro1">
          <table:table-cell office:value-type="string" calcext:value-type="string">
            <text:p>../passo3/random/n_128/r_2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84682779945" calcext:value-type="float">
            <text:p>0.0018468278</text:p>
          </table:table-cell>
        </table:table-row>
        <table:table-row table:style-name="ro1">
          <table:table-cell office:value-type="string" calcext:value-type="string">
            <text:p>../passo3/random/n_128/r_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16820579953" calcext:value-type="float">
            <text:p>0.0021682058</text:p>
          </table:table-cell>
        </table:table-row>
        <table:table-row table:style-name="ro1">
          <table:table-cell office:value-type="string" calcext:value-type="string">
            <text:p>../passo3/random/n_128/r_4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40439861268" calcext:value-type="float">
            <text:p>0.0044043986</text:p>
          </table:table-cell>
        </table:table-row>
        <table:table-row table:style-name="ro1">
          <table:table-cell office:value-type="string" calcext:value-type="string">
            <text:p>../passo3/random/n_128/r_5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02686854452" calcext:value-type="float">
            <text:p>0.0050268685</text:p>
          </table:table-cell>
        </table:table-row>
        <table:table-row table:style-name="ro1">
          <table:table-cell office:value-type="string" calcext:value-type="string">
            <text:p>../passo3/random/n_128/r_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7633878775" calcext:value-type="float">
            <text:p>0.0017763388</text:p>
          </table:table-cell>
        </table:table-row>
        <table:table-row table:style-name="ro1">
          <table:table-cell office:value-type="string" calcext:value-type="string">
            <text:p>../passo3/random/n_128/r_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96015655901" calcext:value-type="float">
            <text:p>0.0005960157</text:p>
          </table:table-cell>
        </table:table-row>
        <table:table-row table:style-name="ro1">
          <table:table-cell office:value-type="string" calcext:value-type="string">
            <text:p>../passo3/random/n_128/r_8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9826060161" calcext:value-type="float">
            <text:p>0.001982606</text:p>
          </table:table-cell>
        </table:table-row>
        <table:table-row table:style-name="ro1">
          <table:table-cell office:value-type="string" calcext:value-type="string">
            <text:p>../passo3/random/n_128/r_9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46782803535" calcext:value-type="float">
            <text:p>0.003467828</text:p>
          </table:table-cell>
        </table:table-row>
        <table:table-row table:style-name="ro1">
          <table:table-cell office:value-type="string" calcext:value-type="string">
            <text:p>../passo3/random/n_128/r_10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22503812984" calcext:value-type="float">
            <text:p>0.0022250381</text:p>
          </table:table-cell>
        </table:table-row>
        <table:table-row table:style-name="ro1">
          <table:table-cell office:value-type="string" calcext:value-type="string">
            <text:p>../passo3/random/n_128/r_11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88821384311" calcext:value-type="float">
            <text:p>0.0028882138</text:p>
          </table:table-cell>
        </table:table-row>
        <table:table-row table:style-name="ro1">
          <table:table-cell office:value-type="string" calcext:value-type="string">
            <text:p>../passo3/random/n_128/r_1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2652488537" calcext:value-type="float">
            <text:p>0.0013265249</text:p>
          </table:table-cell>
        </table:table-row>
        <table:table-row table:style-name="ro1">
          <table:table-cell office:value-type="string" calcext:value-type="string">
            <text:p>../passo3/random/n_128/r_1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13466072455" calcext:value-type="float">
            <text:p>0.0021346607</text:p>
          </table:table-cell>
        </table:table-row>
        <table:table-row table:style-name="ro1">
          <table:table-cell office:value-type="string" calcext:value-type="string">
            <text:p>../passo3/random/n_128/r_14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59912665933" calcext:value-type="float">
            <text:p>0.0025991267</text:p>
          </table:table-cell>
        </table:table-row>
        <table:table-row table:style-name="ro1">
          <table:table-cell office:value-type="string" calcext:value-type="string">
            <text:p>../passo3/random/n_128/r_1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3580732401" calcext:value-type="float">
            <text:p>0.0014358073</text:p>
          </table:table-cell>
        </table:table-row>
        <table:table-row table:style-name="ro1">
          <table:table-cell office:value-type="string" calcext:value-type="string">
            <text:p>../passo3/random/n_128/r_16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29902551696" calcext:value-type="float">
            <text:p>0.0042990255</text:p>
          </table:table-cell>
        </table:table-row>
        <table:table-row table:style-name="ro1">
          <table:table-cell office:value-type="string" calcext:value-type="string">
            <text:p>../passo3/random/n_128/r_17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59171635844" calcext:value-type="float">
            <text:p>0.0025917164</text:p>
          </table:table-cell>
        </table:table-row>
        <table:table-row table:style-name="ro1">
          <table:table-cell office:value-type="string" calcext:value-type="string">
            <text:p>../passo3/random/n_128/r_18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70551808737" calcext:value-type="float">
            <text:p>0.0037055181</text:p>
          </table:table-cell>
        </table:table-row>
        <table:table-row table:style-name="ro1">
          <table:table-cell office:value-type="string" calcext:value-type="string">
            <text:p>../passo3/random/n_128/r_1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671193108" calcext:value-type="float">
            <text:p>0.0012671193</text:p>
          </table:table-cell>
        </table:table-row>
        <table:table-row table:style-name="ro1">
          <table:table-cell office:value-type="string" calcext:value-type="string">
            <text:p>../passo3/random/n_128/r_20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56188120693" calcext:value-type="float">
            <text:p>0.0025618812</text:p>
          </table:table-cell>
        </table:table-row>
        <table:table-row table:style-name="ro1">
          <table:table-cell office:value-type="string" calcext:value-type="string">
            <text:p>../passo3/random/n_128/r_2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533783352" calcext:value-type="float">
            <text:p>0.0010533783</text:p>
          </table:table-cell>
        </table:table-row>
        <table:table-row table:style-name="ro1">
          <table:table-cell office:value-type="string" calcext:value-type="string">
            <text:p>../passo3/random/n_128/r_2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3710698467" calcext:value-type="float">
            <text:p>0.001437107</text:p>
          </table:table-cell>
        </table:table-row>
        <table:table-row table:style-name="ro1">
          <table:table-cell office:value-type="string" calcext:value-type="string">
            <text:p>../passo3/random/n_128/r_2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0381312678" calcext:value-type="float">
            <text:p>0.0003703813</text:p>
          </table:table-cell>
        </table:table-row>
        <table:table-row table:style-name="ro1">
          <table:table-cell office:value-type="string" calcext:value-type="string">
            <text:p>../passo3/random/n_128/r_2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1513245702" calcext:value-type="float">
            <text:p>0.0020151325</text:p>
          </table:table-cell>
        </table:table-row>
        <table:table-row table:style-name="ro1">
          <table:table-cell office:value-type="string" calcext:value-type="string">
            <text:p>../passo3/random/n_128/r_2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6054429933" calcext:value-type="float">
            <text:p>0.0014605443</text:p>
          </table:table-cell>
        </table:table-row>
        <table:table-row table:style-name="ro1">
          <table:table-cell office:value-type="string" calcext:value-type="string">
            <text:p>../passo3/random/n_128/r_26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3708727956" calcext:value-type="float">
            <text:p>0.0032370873</text:p>
          </table:table-cell>
        </table:table-row>
        <table:table-row table:style-name="ro1">
          <table:table-cell office:value-type="string" calcext:value-type="string">
            <text:p>../passo3/random/n_128/r_2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1384369191" calcext:value-type="float">
            <text:p>0.0010138437</text:p>
          </table:table-cell>
        </table:table-row>
        <table:table-row table:style-name="ro1">
          <table:table-cell office:value-type="string" calcext:value-type="string">
            <text:p>../passo3/random/n_128/r_2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1632259581" calcext:value-type="float">
            <text:p>0.0013163226</text:p>
          </table:table-cell>
        </table:table-row>
        <table:table-row table:style-name="ro1">
          <table:table-cell office:value-type="string" calcext:value-type="string">
            <text:p>../passo3/random/n_128/r_29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83742668014" calcext:value-type="float">
            <text:p>0.0018374267</text:p>
          </table:table-cell>
        </table:table-row>
        <table:table-row table:style-name="ro1">
          <table:table-cell office:value-type="string" calcext:value-type="string">
            <text:p>../passo3/random/n_128/r_30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38252687268" calcext:value-type="float">
            <text:p>0.0023825269</text:p>
          </table:table-cell>
        </table:table-row>
        <table:table-row table:style-name="ro1">
          <table:table-cell office:value-type="string" calcext:value-type="string">
            <text:p>../passo3/random/n_128/r_31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06254408881" calcext:value-type="float">
            <text:p>0.0040625441</text:p>
          </table:table-cell>
        </table:table-row>
        <table:table-row table:style-name="ro1">
          <table:table-cell office:value-type="string" calcext:value-type="string">
            <text:p>../passo3/random/n_128/r_3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638152848" calcext:value-type="float">
            <text:p>0.0003638153</text:p>
          </table:table-cell>
        </table:table-row>
        <table:table-row table:style-name="ro1">
          <table:table-cell office:value-type="string" calcext:value-type="string">
            <text:p>../passo3/random/n_128/r_3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5251714215" calcext:value-type="float">
            <text:p>0.0020525171</text:p>
          </table:table-cell>
        </table:table-row>
        <table:table-row table:style-name="ro1">
          <table:table-cell office:value-type="string" calcext:value-type="string">
            <text:p>../passo3/random/n_128/r_3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6430656575" calcext:value-type="float">
            <text:p>0.0017643066</text:p>
          </table:table-cell>
        </table:table-row>
        <table:table-row table:style-name="ro1">
          <table:table-cell office:value-type="string" calcext:value-type="string">
            <text:p>../passo3/random/n_128/r_35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20293621533" calcext:value-type="float">
            <text:p>0.0022029362</text:p>
          </table:table-cell>
        </table:table-row>
        <table:table-row table:style-name="ro1">
          <table:table-cell office:value-type="string" calcext:value-type="string">
            <text:p>../passo3/random/n_128/r_3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7447928581" calcext:value-type="float">
            <text:p>0.0017744793</text:p>
          </table:table-cell>
        </table:table-row>
        <table:table-row table:style-name="ro1">
          <table:table-cell office:value-type="string" calcext:value-type="string">
            <text:p>../passo3/random/n_128/r_3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1541268416" calcext:value-type="float">
            <text:p>0.0011154127</text:p>
          </table:table-cell>
        </table:table-row>
        <table:table-row table:style-name="ro1">
          <table:table-cell office:value-type="string" calcext:value-type="string">
            <text:p>../passo3/random/n_128/r_3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85626922455" calcext:value-type="float">
            <text:p>0.0004856269</text:p>
          </table:table-cell>
        </table:table-row>
        <table:table-row table:style-name="ro1">
          <table:table-cell office:value-type="string" calcext:value-type="string">
            <text:p>../passo3/random/n_128/r_39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80522974208" calcext:value-type="float">
            <text:p>0.0028052297</text:p>
          </table:table-cell>
        </table:table-row>
        <table:table-row table:style-name="ro1">
          <table:table-cell office:value-type="string" calcext:value-type="string">
            <text:p>../passo3/random/n_128/r_40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19437203184" calcext:value-type="float">
            <text:p>0.005194372</text:p>
          </table:table-cell>
        </table:table-row>
        <table:table-row table:style-name="ro1">
          <table:table-cell office:value-type="string" calcext:value-type="string">
            <text:p>../passo3/random/n_128/r_41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85925809294" calcext:value-type="float">
            <text:p>0.0028592581</text:p>
          </table:table-cell>
        </table:table-row>
        <table:table-row table:style-name="ro1">
          <table:table-cell office:value-type="string" calcext:value-type="string">
            <text:p>../passo3/random/n_128/r_42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39726994187" calcext:value-type="float">
            <text:p>0.0023972699</text:p>
          </table:table-cell>
        </table:table-row>
        <table:table-row table:style-name="ro1">
          <table:table-cell office:value-type="string" calcext:value-type="string">
            <text:p>../passo3/random/n_128/r_4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413381435" calcext:value-type="float">
            <text:p>0.0011413381</text:p>
          </table:table-cell>
        </table:table-row>
        <table:table-row table:style-name="ro1">
          <table:table-cell office:value-type="string" calcext:value-type="string">
            <text:p>../passo3/random/n_128/r_4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18865391798" calcext:value-type="float">
            <text:p>0.0021886539</text:p>
          </table:table-cell>
        </table:table-row>
        <table:table-row table:style-name="ro1">
          <table:table-cell office:value-type="string" calcext:value-type="string">
            <text:p>../passo3/random/n_128/r_45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75692529976" calcext:value-type="float">
            <text:p>0.0027569253</text:p>
          </table:table-cell>
        </table:table-row>
        <table:table-row table:style-name="ro1">
          <table:table-cell office:value-type="string" calcext:value-type="string">
            <text:p>../passo3/random/n_128/r_4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26173219644" calcext:value-type="float">
            <text:p>0.0006261732</text:p>
          </table:table-cell>
        </table:table-row>
        <table:table-row table:style-name="ro1">
          <table:table-cell office:value-type="string" calcext:value-type="string">
            <text:p>../passo3/random/n_128/r_4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8332821876" calcext:value-type="float">
            <text:p>0.0011833282</text:p>
          </table:table-cell>
        </table:table-row>
        <table:table-row table:style-name="ro1">
          <table:table-cell office:value-type="string" calcext:value-type="string">
            <text:p>../passo3/random/n_128/r_48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99716664106" calcext:value-type="float">
            <text:p>0.0039971666</text:p>
          </table:table-cell>
        </table:table-row>
        <table:table-row table:style-name="ro1">
          <table:table-cell office:value-type="string" calcext:value-type="string">
            <text:p>../passo3/random/n_128/r_49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028443316" calcext:value-type="float">
            <text:p>0.0030284433</text:p>
          </table:table-cell>
        </table:table-row>
        <table:table-row table:style-name="ro1">
          <table:table-cell office:value-type="string" calcext:value-type="string">
            <text:p>../passo3/random/n_128/r_50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4783134349" calcext:value-type="float">
            <text:p>0.0015478313</text:p>
          </table:table-cell>
        </table:table-row>
        <table:table-row table:style-name="ro1">
          <table:table-cell office:value-type="string" calcext:value-type="string">
            <text:p>../passo3/random/n_128/r_51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2711321749" calcext:value-type="float">
            <text:p>0.0031271132</text:p>
          </table:table-cell>
        </table:table-row>
        <table:table-row table:style-name="ro1">
          <table:table-cell office:value-type="string" calcext:value-type="string">
            <text:p>../passo3/random/n_128/r_5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7730832901" calcext:value-type="float">
            <text:p>0.0012773083</text:p>
          </table:table-cell>
        </table:table-row>
        <table:table-row table:style-name="ro1">
          <table:table-cell office:value-type="string" calcext:value-type="string">
            <text:p>../passo3/random/n_128/r_53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69933280349" calcext:value-type="float">
            <text:p>0.0056993328</text:p>
          </table:table-cell>
        </table:table-row>
        <table:table-row table:style-name="ro1">
          <table:table-cell office:value-type="string" calcext:value-type="string">
            <text:p>../passo3/random/n_128/r_5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7207728848" calcext:value-type="float">
            <text:p>0.0017720773</text:p>
          </table:table-cell>
        </table:table-row>
        <table:table-row table:style-name="ro1">
          <table:table-cell office:value-type="string" calcext:value-type="string">
            <text:p>../passo3/random/n_128/r_5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9742024951" calcext:value-type="float">
            <text:p>0.0014974202</text:p>
          </table:table-cell>
        </table:table-row>
        <table:table-row table:style-name="ro1">
          <table:table-cell office:value-type="string" calcext:value-type="string">
            <text:p>../passo3/random/n_128/r_5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92574039102" calcext:value-type="float">
            <text:p>0.0019257404</text:p>
          </table:table-cell>
        </table:table-row>
        <table:table-row table:style-name="ro1">
          <table:table-cell office:value-type="string" calcext:value-type="string">
            <text:p>../passo3/random/n_128/r_5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0458914898" calcext:value-type="float">
            <text:p>0.0012045891</text:p>
          </table:table-cell>
        </table:table-row>
        <table:table-row table:style-name="ro1">
          <table:table-cell office:value-type="string" calcext:value-type="string">
            <text:p>../passo3/random/n_128/r_5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53088514507" calcext:value-type="float">
            <text:p>0.0009530885</text:p>
          </table:table-cell>
        </table:table-row>
        <table:table-row table:style-name="ro1">
          <table:table-cell office:value-type="string" calcext:value-type="string">
            <text:p>../passo3/random/n_128/r_59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07482902706" calcext:value-type="float">
            <text:p>0.006074829</text:p>
          </table:table-cell>
        </table:table-row>
        <table:table-row table:style-name="ro1">
          <table:table-cell office:value-type="string" calcext:value-type="string">
            <text:p>../passo3/random/n_128/r_6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47185249161" calcext:value-type="float">
            <text:p>0.0005471852</text:p>
          </table:table-cell>
        </table:table-row>
        <table:table-row table:style-name="ro1">
          <table:table-cell office:value-type="string" calcext:value-type="string">
            <text:p>../passo3/random/n_128/r_61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65805067122" calcext:value-type="float">
            <text:p>0.0036580507</text:p>
          </table:table-cell>
        </table:table-row>
        <table:table-row table:style-name="ro1">
          <table:table-cell office:value-type="string" calcext:value-type="string">
            <text:p>../passo3/random/n_128/r_62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9739827551" calcext:value-type="float">
            <text:p>0.0020973983</text:p>
          </table:table-cell>
        </table:table-row>
        <table:table-row table:style-name="ro1">
          <table:table-cell office:value-type="string" calcext:value-type="string">
            <text:p>../passo3/random/n_128/r_6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041637579" calcext:value-type="float">
            <text:p>0.0010041638</text:p>
          </table:table-cell>
        </table:table-row>
        <table:table-row table:style-name="ro1">
          <table:table-cell office:value-type="string" calcext:value-type="string">
            <text:p>../passo3/random/n_128/r_64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98781569675" calcext:value-type="float">
            <text:p>0.0039878157</text:p>
          </table:table-cell>
        </table:table-row>
        <table:table-row table:style-name="ro1">
          <table:table-cell office:value-type="string" calcext:value-type="string">
            <text:p>../passo3/random/n_128/r_6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38524661958" calcext:value-type="float">
            <text:p>0.0008385247</text:p>
          </table:table-cell>
        </table:table-row>
        <table:table-row table:style-name="ro1">
          <table:table-cell office:value-type="string" calcext:value-type="string">
            <text:p>../passo3/random/n_128/r_6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6341808401" calcext:value-type="float">
            <text:p>0.0017634181</text:p>
          </table:table-cell>
        </table:table-row>
        <table:table-row table:style-name="ro1">
          <table:table-cell office:value-type="string" calcext:value-type="string">
            <text:p>../passo3/random/n_128/r_67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8137137219" calcext:value-type="float">
            <text:p>0.0031813714</text:p>
          </table:table-cell>
        </table:table-row>
        <table:table-row table:style-name="ro1">
          <table:table-cell office:value-type="string" calcext:value-type="string">
            <text:p>../passo3/random/n_128/r_68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32740291581" calcext:value-type="float">
            <text:p>0.0043274029</text:p>
          </table:table-cell>
        </table:table-row>
        <table:table-row table:style-name="ro1">
          <table:table-cell office:value-type="string" calcext:value-type="string">
            <text:p>../passo3/random/n_128/r_6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64021635707" calcext:value-type="float">
            <text:p>0.0004640216</text:p>
          </table:table-cell>
        </table:table-row>
        <table:table-row table:style-name="ro1">
          <table:table-cell office:value-type="string" calcext:value-type="string">
            <text:p>../passo3/random/n_128/r_70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8952649832" calcext:value-type="float">
            <text:p>0.0031895265</text:p>
          </table:table-cell>
        </table:table-row>
        <table:table-row table:style-name="ro1">
          <table:table-cell office:value-type="string" calcext:value-type="string">
            <text:p>../passo3/random/n_128/r_71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2703504935" calcext:value-type="float">
            <text:p>0.003227035</text:p>
          </table:table-cell>
        </table:table-row>
        <table:table-row table:style-name="ro1">
          <table:table-cell office:value-type="string" calcext:value-type="string">
            <text:p>../passo3/random/n_128/r_72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62200720422" calcext:value-type="float">
            <text:p>0.006220072</text:p>
          </table:table-cell>
        </table:table-row>
        <table:table-row table:style-name="ro1">
          <table:table-cell office:value-type="string" calcext:value-type="string">
            <text:p>../passo3/random/n_128/r_7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8415328264" calcext:value-type="float">
            <text:p>0.0017841533</text:p>
          </table:table-cell>
        </table:table-row>
        <table:table-row table:style-name="ro1">
          <table:table-cell office:value-type="string" calcext:value-type="string">
            <text:p>../passo3/random/n_128/r_74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12567395344" calcext:value-type="float">
            <text:p>0.005125674</text:p>
          </table:table-cell>
        </table:table-row>
        <table:table-row table:style-name="ro1">
          <table:table-cell office:value-type="string" calcext:value-type="string">
            <text:p>../passo3/random/n_128/r_7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9169261567" calcext:value-type="float">
            <text:p>0.0014916926</text:p>
          </table:table-cell>
        </table:table-row>
        <table:table-row table:style-name="ro1">
          <table:table-cell office:value-type="string" calcext:value-type="string">
            <text:p>../passo3/random/n_128/r_7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84170319699" calcext:value-type="float">
            <text:p>0.0018417032</text:p>
          </table:table-cell>
        </table:table-row>
        <table:table-row table:style-name="ro1">
          <table:table-cell office:value-type="string" calcext:value-type="string">
            <text:p>../passo3/random/n_128/r_77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44911699742" calcext:value-type="float">
            <text:p>0.004449117</text:p>
          </table:table-cell>
        </table:table-row>
        <table:table-row table:style-name="ro1">
          <table:table-cell office:value-type="string" calcext:value-type="string">
            <text:p>../passo3/random/n_128/r_78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0219548959" calcext:value-type="float">
            <text:p>0.0015021955</text:p>
          </table:table-cell>
        </table:table-row>
        <table:table-row table:style-name="ro1">
          <table:table-cell office:value-type="string" calcext:value-type="string">
            <text:p>../passo3/random/n_128/r_79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21612793393" calcext:value-type="float">
            <text:p>0.0022161279</text:p>
          </table:table-cell>
        </table:table-row>
        <table:table-row table:style-name="ro1">
          <table:table-cell office:value-type="string" calcext:value-type="string">
            <text:p>../passo3/random/n_128/r_80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27765825205" calcext:value-type="float">
            <text:p>0.0032776583</text:p>
          </table:table-cell>
        </table:table-row>
        <table:table-row table:style-name="ro1">
          <table:table-cell office:value-type="string" calcext:value-type="string">
            <text:p>../passo3/random/n_128/r_81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352449226193" calcext:value-type="float">
            <text:p>0.0035244923</text:p>
          </table:table-cell>
        </table:table-row>
        <table:table-row table:style-name="ro1">
          <table:table-cell office:value-type="string" calcext:value-type="string">
            <text:p>../passo3/random/n_128/r_8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0.999938964844" calcext:value-type="float">
            <text:p>0.9999389648</text:p>
          </table:table-cell>
          <table:table-cell office:value-type="float" office:value="0.00102897756733" calcext:value-type="float">
            <text:p>0.0010289776</text:p>
          </table:table-cell>
        </table:table-row>
        <table:table-row table:style-name="ro1">
          <table:table-cell office:value-type="string" calcext:value-type="string">
            <text:p>../passo3/random/n_128/r_8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43322737515" calcext:value-type="float">
            <text:p>0.0024332274</text:p>
          </table:table-cell>
        </table:table-row>
        <table:table-row table:style-name="ro1">
          <table:table-cell office:value-type="string" calcext:value-type="string">
            <text:p>../passo3/random/n_128/r_84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1" calcext:value-type="float">
            <text:p>1</text:p>
          </table:table-cell>
          <table:table-cell office:value-type="float" office:value="0.00579717196524" calcext:value-type="float">
            <text:p>0.005797172</text:p>
          </table:table-cell>
        </table:table-row>
        <table:table-row table:style-name="ro1">
          <table:table-cell office:value-type="string" calcext:value-type="string">
            <text:p>../passo3/random/n_128/r_85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7173149101" calcext:value-type="float">
            <text:p>0.0020717315</text:p>
          </table:table-cell>
        </table:table-row>
        <table:table-row table:style-name="ro1">
          <table:table-cell office:value-type="string" calcext:value-type="string">
            <text:p>../passo3/random/n_128/r_8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9989534616" calcext:value-type="float">
            <text:p>0.0012998953</text:p>
          </table:table-cell>
        </table:table-row>
        <table:table-row table:style-name="ro1">
          <table:table-cell office:value-type="string" calcext:value-type="string">
            <text:p>../passo3/random/n_128/r_8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1390634235" calcext:value-type="float">
            <text:p>0.0014139063</text:p>
          </table:table-cell>
        </table:table-row>
        <table:table-row table:style-name="ro1">
          <table:table-cell office:value-type="string" calcext:value-type="string">
            <text:p>../passo3/random/n_128/r_8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9130704813" calcext:value-type="float">
            <text:p>0.001491307</text:p>
          </table:table-cell>
        </table:table-row>
        <table:table-row table:style-name="ro1">
          <table:table-cell office:value-type="string" calcext:value-type="string">
            <text:p>../passo3/random/n_128/r_8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0690352954" calcext:value-type="float">
            <text:p>0.0009069035</text:p>
          </table:table-cell>
        </table:table-row>
        <table:table-row table:style-name="ro1">
          <table:table-cell office:value-type="string" calcext:value-type="string">
            <text:p>../passo3/random/n_128/r_9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91737645259" calcext:value-type="float">
            <text:p>0.0003917376</text:p>
          </table:table-cell>
        </table:table-row>
        <table:table-row table:style-name="ro1">
          <table:table-cell office:value-type="string" calcext:value-type="string">
            <text:p>../passo3/random/n_128/r_9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86920718383" calcext:value-type="float">
            <text:p>0.0007869207</text:p>
          </table:table-cell>
        </table:table-row>
        <table:table-row table:style-name="ro1">
          <table:table-cell office:value-type="string" calcext:value-type="string">
            <text:p>../passo3/random/n_128/r_92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49155890197" calcext:value-type="float">
            <text:p>0.0024915589</text:p>
          </table:table-cell>
        </table:table-row>
        <table:table-row table:style-name="ro1">
          <table:table-cell office:value-type="string" calcext:value-type="string">
            <text:p>../passo3/random/n_128/r_93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2658156231" calcext:value-type="float">
            <text:p>0.0022658156</text:p>
          </table:table-cell>
        </table:table-row>
        <table:table-row table:style-name="ro1">
          <table:table-cell office:value-type="string" calcext:value-type="string">
            <text:p>../passo3/random/n_128/r_94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07156192139" calcext:value-type="float">
            <text:p>0.0030715619</text:p>
          </table:table-cell>
        </table:table-row>
        <table:table-row table:style-name="ro1">
          <table:table-cell office:value-type="string" calcext:value-type="string">
            <text:p>../passo3/random/n_128/r_95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8498650752" calcext:value-type="float">
            <text:p>0.0018498651</text:p>
          </table:table-cell>
        </table:table-row>
        <table:table-row table:style-name="ro1">
          <table:table-cell office:value-type="string" calcext:value-type="string">
            <text:p>../passo3/random/n_128/r_9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65914727" calcext:value-type="float">
            <text:p>0.0017659147</text:p>
          </table:table-cell>
        </table:table-row>
        <table:table-row table:style-name="ro1">
          <table:table-cell office:value-type="string" calcext:value-type="string">
            <text:p>../passo3/random/n_128/r_9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52701317146" calcext:value-type="float">
            <text:p>0.0009527013</text:p>
          </table:table-cell>
        </table:table-row>
        <table:table-row table:style-name="ro1">
          <table:table-cell office:value-type="string" calcext:value-type="string">
            <text:p>../passo3/random/n_128/r_9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0993849598" calcext:value-type="float">
            <text:p>0.0013099385</text:p>
          </table:table-cell>
        </table:table-row>
        <table:table-row table:style-name="ro1">
          <table:table-cell office:value-type="string" calcext:value-type="string">
            <text:p>../passo3/random/n_128/r_99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296227331273" calcext:value-type="float">
            <text:p>0.00296227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977799940116" calcext:value-type="float">
            <text:p>1.997779994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139681037451884" calcext:value-type="float">
            <text:p>0.0013968104</text:p>
          </table:table-cell>
          <table:table-cell table:number-columns-repeated="2"/>
        </table:table-row>
      </table:table>
      <table:table table:name="r256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256/r_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48622706952" calcext:value-type="float">
            <text:p>0.0003486227</text:p>
          </table:table-cell>
        </table:table-row>
        <table:table-row table:style-name="ro1">
          <table:table-cell office:value-type="string" calcext:value-type="string">
            <text:p>../passo3/random/n_256/r_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19462802913" calcext:value-type="float">
            <text:p>0.0005194628</text:p>
          </table:table-cell>
        </table:table-row>
        <table:table-row table:style-name="ro1">
          <table:table-cell office:value-type="string" calcext:value-type="string">
            <text:p>../passo3/random/n_256/r_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95428224187" calcext:value-type="float">
            <text:p>0.0005954282</text:p>
          </table:table-cell>
        </table:table-row>
        <table:table-row table:style-name="ro1">
          <table:table-cell office:value-type="string" calcext:value-type="string">
            <text:p>../passo3/random/n_256/r_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77269825246" calcext:value-type="float">
            <text:p>0.0006772698</text:p>
          </table:table-cell>
        </table:table-row>
        <table:table-row table:style-name="ro1">
          <table:table-cell office:value-type="string" calcext:value-type="string">
            <text:p>../passo3/random/n_256/r_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6373033486" calcext:value-type="float">
            <text:p>0.0010637303</text:p>
          </table:table-cell>
        </table:table-row>
        <table:table-row table:style-name="ro1">
          <table:table-cell office:value-type="string" calcext:value-type="string">
            <text:p>../passo3/random/n_256/r_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9183322638" calcext:value-type="float">
            <text:p>0.0010918332</text:p>
          </table:table-cell>
        </table:table-row>
        <table:table-row table:style-name="ro1">
          <table:table-cell office:value-type="string" calcext:value-type="string">
            <text:p>../passo3/random/n_256/r_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11350299045" calcext:value-type="float">
            <text:p>0.0008113503</text:p>
          </table:table-cell>
        </table:table-row>
        <table:table-row table:style-name="ro1">
          <table:table-cell office:value-type="string" calcext:value-type="string">
            <text:p>../passo3/random/n_256/r_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25603992678" calcext:value-type="float">
            <text:p>0.000325604</text:p>
          </table:table-cell>
        </table:table-row>
        <table:table-row table:style-name="ro1">
          <table:table-cell office:value-type="string" calcext:value-type="string">
            <text:p>../passo3/random/n_256/r_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6882208446" calcext:value-type="float">
            <text:p>0.0005688221</text:p>
          </table:table-cell>
        </table:table-row>
        <table:table-row table:style-name="ro1">
          <table:table-cell office:value-type="string" calcext:value-type="string">
            <text:p>../passo3/random/n_256/r_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168125784" calcext:value-type="float">
            <text:p>0.0011168126</text:p>
          </table:table-cell>
        </table:table-row>
        <table:table-row table:style-name="ro1">
          <table:table-cell office:value-type="string" calcext:value-type="string">
            <text:p>../passo3/random/n_256/r_1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4217842929" calcext:value-type="float">
            <text:p>0.0011421784</text:p>
          </table:table-cell>
        </table:table-row>
        <table:table-row table:style-name="ro1">
          <table:table-cell office:value-type="string" calcext:value-type="string">
            <text:p>../passo3/random/n_256/r_1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77070638631" calcext:value-type="float">
            <text:p>0.0006770706</text:p>
          </table:table-cell>
        </table:table-row>
        <table:table-row table:style-name="ro1">
          <table:table-cell office:value-type="string" calcext:value-type="string">
            <text:p>../passo3/random/n_256/r_1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1157696918" calcext:value-type="float">
            <text:p>0.001011577</text:p>
          </table:table-cell>
        </table:table-row>
        <table:table-row table:style-name="ro1">
          <table:table-cell office:value-type="string" calcext:value-type="string">
            <text:p>../passo3/random/n_256/r_1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0496191084" calcext:value-type="float">
            <text:p>0.0012049619</text:p>
          </table:table-cell>
        </table:table-row>
        <table:table-row table:style-name="ro1">
          <table:table-cell office:value-type="string" calcext:value-type="string">
            <text:p>../passo3/random/n_256/r_1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39951729681" calcext:value-type="float">
            <text:p>0.0006399517</text:p>
          </table:table-cell>
        </table:table-row>
        <table:table-row table:style-name="ro1">
          <table:table-cell office:value-type="string" calcext:value-type="string">
            <text:p>../passo3/random/n_256/r_1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34640683327" calcext:value-type="float">
            <text:p>0.0005346407</text:p>
          </table:table-cell>
        </table:table-row>
        <table:table-row table:style-name="ro1">
          <table:table-cell office:value-type="string" calcext:value-type="string">
            <text:p>../passo3/random/n_256/r_1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2290984038" calcext:value-type="float">
            <text:p>0.0013229098</text:p>
          </table:table-cell>
        </table:table-row>
        <table:table-row table:style-name="ro1">
          <table:table-cell office:value-type="string" calcext:value-type="string">
            <text:p>../passo3/random/n_256/r_1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1676927898" calcext:value-type="float">
            <text:p>0.0003716769</text:p>
          </table:table-cell>
        </table:table-row>
        <table:table-row table:style-name="ro1">
          <table:table-cell office:value-type="string" calcext:value-type="string">
            <text:p>../passo3/random/n_256/r_1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98326437082" calcext:value-type="float">
            <text:p>0.0004983264</text:p>
          </table:table-cell>
        </table:table-row>
        <table:table-row table:style-name="ro1">
          <table:table-cell office:value-type="string" calcext:value-type="string">
            <text:p>../passo3/random/n_256/r_1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22531510796" calcext:value-type="float">
            <text:p>0.0005225315</text:p>
          </table:table-cell>
        </table:table-row>
        <table:table-row table:style-name="ro1">
          <table:table-cell office:value-type="string" calcext:value-type="string">
            <text:p>../passo3/random/n_256/r_2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3932754397" calcext:value-type="float">
            <text:p>0.0013393275</text:p>
          </table:table-cell>
        </table:table-row>
        <table:table-row table:style-name="ro1">
          <table:table-cell office:value-type="string" calcext:value-type="string">
            <text:p>../passo3/random/n_256/r_2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35944258142" calcext:value-type="float">
            <text:p>0.0008359443</text:p>
          </table:table-cell>
        </table:table-row>
        <table:table-row table:style-name="ro1">
          <table:table-cell office:value-type="string" calcext:value-type="string">
            <text:p>../passo3/random/n_256/r_2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3675133586" calcext:value-type="float">
            <text:p>0.0014367513</text:p>
          </table:table-cell>
        </table:table-row>
        <table:table-row table:style-name="ro1">
          <table:table-cell office:value-type="string" calcext:value-type="string">
            <text:p>../passo3/random/n_256/r_2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45882988768" calcext:value-type="float">
            <text:p>0.000345883</text:p>
          </table:table-cell>
        </table:table-row>
        <table:table-row table:style-name="ro1">
          <table:table-cell office:value-type="string" calcext:value-type="string">
            <text:p>../passo3/random/n_256/r_2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90132845193" calcext:value-type="float">
            <text:p>0.0006901328</text:p>
          </table:table-cell>
        </table:table-row>
        <table:table-row table:style-name="ro1">
          <table:table-cell office:value-type="string" calcext:value-type="string">
            <text:p>../passo3/random/n_256/r_2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16981119593" calcext:value-type="float">
            <text:p>0.0002169811</text:p>
          </table:table-cell>
        </table:table-row>
        <table:table-row table:style-name="ro1">
          <table:table-cell office:value-type="string" calcext:value-type="string">
            <text:p>../passo3/random/n_256/r_2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13521963917" calcext:value-type="float">
            <text:p>0.000713522</text:p>
          </table:table-cell>
        </table:table-row>
        <table:table-row table:style-name="ro1">
          <table:table-cell office:value-type="string" calcext:value-type="string">
            <text:p>../passo3/random/n_256/r_2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0987358969" calcext:value-type="float">
            <text:p>0.0012098736</text:p>
          </table:table-cell>
        </table:table-row>
        <table:table-row table:style-name="ro1">
          <table:table-cell office:value-type="string" calcext:value-type="string">
            <text:p>../passo3/random/n_256/r_2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4100432731" calcext:value-type="float">
            <text:p>0.0012410043</text:p>
          </table:table-cell>
        </table:table-row>
        <table:table-row table:style-name="ro1">
          <table:table-cell office:value-type="string" calcext:value-type="string">
            <text:p>../passo3/random/n_256/r_29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9432771951" calcext:value-type="float">
            <text:p>0.0019432772</text:p>
          </table:table-cell>
        </table:table-row>
        <table:table-row table:style-name="ro1">
          <table:table-cell office:value-type="string" calcext:value-type="string">
            <text:p>../passo3/random/n_256/r_3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24630067148" calcext:value-type="float">
            <text:p>0.0001246301</text:p>
          </table:table-cell>
        </table:table-row>
        <table:table-row table:style-name="ro1">
          <table:table-cell office:value-type="string" calcext:value-type="string">
            <text:p>../passo3/random/n_256/r_3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78300619964" calcext:value-type="float">
            <text:p>0.0005783006</text:p>
          </table:table-cell>
        </table:table-row>
        <table:table-row table:style-name="ro1">
          <table:table-cell office:value-type="string" calcext:value-type="string">
            <text:p>../passo3/random/n_256/r_3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43096121773" calcext:value-type="float">
            <text:p>0.0009430961</text:p>
          </table:table-cell>
        </table:table-row>
        <table:table-row table:style-name="ro1">
          <table:table-cell office:value-type="string" calcext:value-type="string">
            <text:p>../passo3/random/n_256/r_3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88920845278" calcext:value-type="float">
            <text:p>0.0006889208</text:p>
          </table:table-cell>
        </table:table-row>
        <table:table-row table:style-name="ro1">
          <table:table-cell office:value-type="string" calcext:value-type="string">
            <text:p>../passo3/random/n_256/r_3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12243045098" calcext:value-type="float">
            <text:p>0.000212243</text:p>
          </table:table-cell>
        </table:table-row>
        <table:table-row table:style-name="ro1">
          <table:table-cell office:value-type="string" calcext:value-type="string">
            <text:p>../passo3/random/n_256/r_3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56296605989" calcext:value-type="float">
            <text:p>0.0004562966</text:p>
          </table:table-cell>
        </table:table-row>
        <table:table-row table:style-name="ro1">
          <table:table-cell office:value-type="string" calcext:value-type="string">
            <text:p>../passo3/random/n_256/r_3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52116597444" calcext:value-type="float">
            <text:p>0.0004521166</text:p>
          </table:table-cell>
        </table:table-row>
        <table:table-row table:style-name="ro1">
          <table:table-cell office:value-type="string" calcext:value-type="string">
            <text:p>../passo3/random/n_256/r_3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57796733826" calcext:value-type="float">
            <text:p>0.0004577967</text:p>
          </table:table-cell>
        </table:table-row>
        <table:table-row table:style-name="ro1">
          <table:table-cell office:value-type="string" calcext:value-type="string">
            <text:p>../passo3/random/n_256/r_3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55251026526" calcext:value-type="float">
            <text:p>0.000555251</text:p>
          </table:table-cell>
        </table:table-row>
        <table:table-row table:style-name="ro1">
          <table:table-cell office:value-type="string" calcext:value-type="string">
            <text:p>../passo3/random/n_256/r_3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59559984645" calcext:value-type="float">
            <text:p>0.00035956</text:p>
          </table:table-cell>
        </table:table-row>
        <table:table-row table:style-name="ro1">
          <table:table-cell office:value-type="string" calcext:value-type="string">
            <text:p>../passo3/random/n_256/r_4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37572312471" calcext:value-type="float">
            <text:p>0.0002375723</text:p>
          </table:table-cell>
        </table:table-row>
        <table:table-row table:style-name="ro1">
          <table:table-cell office:value-type="string" calcext:value-type="string">
            <text:p>../passo3/random/n_256/r_41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8468693048" calcext:value-type="float">
            <text:p>0.0017846869</text:p>
          </table:table-cell>
        </table:table-row>
        <table:table-row table:style-name="ro1">
          <table:table-cell office:value-type="string" calcext:value-type="string">
            <text:p>../passo3/random/n_256/r_4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52440774906" calcext:value-type="float">
            <text:p>0.0008524408</text:p>
          </table:table-cell>
        </table:table-row>
        <table:table-row table:style-name="ro1">
          <table:table-cell office:value-type="string" calcext:value-type="string">
            <text:p>../passo3/random/n_256/r_4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6912082992" calcext:value-type="float">
            <text:p>0.0010691208</text:p>
          </table:table-cell>
        </table:table-row>
        <table:table-row table:style-name="ro1">
          <table:table-cell office:value-type="string" calcext:value-type="string">
            <text:p>../passo3/random/n_256/r_4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23637635726" calcext:value-type="float">
            <text:p>0.0006236376</text:p>
          </table:table-cell>
        </table:table-row>
        <table:table-row table:style-name="ro1">
          <table:table-cell office:value-type="string" calcext:value-type="string">
            <text:p>../passo3/random/n_256/r_4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85681758821" calcext:value-type="float">
            <text:p>0.0005856818</text:p>
          </table:table-cell>
        </table:table-row>
        <table:table-row table:style-name="ro1">
          <table:table-cell office:value-type="string" calcext:value-type="string">
            <text:p>../passo3/random/n_256/r_4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3988196719" calcext:value-type="float">
            <text:p>0.001239882</text:p>
          </table:table-cell>
        </table:table-row>
        <table:table-row table:style-name="ro1">
          <table:table-cell office:value-type="string" calcext:value-type="string">
            <text:p>../passo3/random/n_256/r_4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57280916534" calcext:value-type="float">
            <text:p>0.0008572809</text:p>
          </table:table-cell>
        </table:table-row>
        <table:table-row table:style-name="ro1">
          <table:table-cell office:value-type="string" calcext:value-type="string">
            <text:p>../passo3/random/n_256/r_48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4080952052" calcext:value-type="float">
            <text:p>0.0015408095</text:p>
          </table:table-cell>
        </table:table-row>
        <table:table-row table:style-name="ro1">
          <table:table-cell office:value-type="string" calcext:value-type="string">
            <text:p>../passo3/random/n_256/r_4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746430887375" calcext:value-type="float">
            <text:p>7.46430887375E-05</text:p>
          </table:table-cell>
        </table:table-row>
        <table:table-row table:style-name="ro1">
          <table:table-cell office:value-type="string" calcext:value-type="string">
            <text:p>../passo3/random/n_256/r_5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35779753793" calcext:value-type="float">
            <text:p>0.0006357798</text:p>
          </table:table-cell>
        </table:table-row>
        <table:table-row table:style-name="ro1">
          <table:table-cell office:value-type="string" calcext:value-type="string">
            <text:p>../passo3/random/n_256/r_5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82371042483" calcext:value-type="float">
            <text:p>0.000982371</text:p>
          </table:table-cell>
        </table:table-row>
        <table:table-row table:style-name="ro1">
          <table:table-cell office:value-type="string" calcext:value-type="string">
            <text:p>../passo3/random/n_256/r_5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450140287285" calcext:value-type="float">
            <text:p>0.000045014</text:p>
          </table:table-cell>
        </table:table-row>
        <table:table-row table:style-name="ro1">
          <table:table-cell office:value-type="string" calcext:value-type="string">
            <text:p>../passo3/random/n_256/r_5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57523060404" calcext:value-type="float">
            <text:p>0.0008575231</text:p>
          </table:table-cell>
        </table:table-row>
        <table:table-row table:style-name="ro1">
          <table:table-cell office:value-type="string" calcext:value-type="string">
            <text:p>../passo3/random/n_256/r_5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49403919932" calcext:value-type="float">
            <text:p>0.0014940392</text:p>
          </table:table-cell>
        </table:table-row>
        <table:table-row table:style-name="ro1">
          <table:table-cell office:value-type="string" calcext:value-type="string">
            <text:p>../passo3/random/n_256/r_5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29752418213" calcext:value-type="float">
            <text:p>0.0008297524</text:p>
          </table:table-cell>
        </table:table-row>
        <table:table-row table:style-name="ro1">
          <table:table-cell office:value-type="string" calcext:value-type="string">
            <text:p>../passo3/random/n_256/r_5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99912842922" calcext:value-type="float">
            <text:p>0.0007999128</text:p>
          </table:table-cell>
        </table:table-row>
        <table:table-row table:style-name="ro1">
          <table:table-cell office:value-type="string" calcext:value-type="string">
            <text:p>../passo3/random/n_256/r_5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7015384603" calcext:value-type="float">
            <text:p>0.0011701538</text:p>
          </table:table-cell>
        </table:table-row>
        <table:table-row table:style-name="ro1">
          <table:table-cell office:value-type="string" calcext:value-type="string">
            <text:p>../passo3/random/n_256/r_5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12229690887" calcext:value-type="float">
            <text:p>0.0006122297</text:p>
          </table:table-cell>
        </table:table-row>
        <table:table-row table:style-name="ro1">
          <table:table-cell office:value-type="string" calcext:value-type="string">
            <text:p>../passo3/random/n_256/r_5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14600090962" calcext:value-type="float">
            <text:p>0.0008146001</text:p>
          </table:table-cell>
        </table:table-row>
        <table:table-row table:style-name="ro1">
          <table:table-cell office:value-type="string" calcext:value-type="string">
            <text:p>../passo3/random/n_256/r_6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61604043469" calcext:value-type="float">
            <text:p>0.000561604</text:p>
          </table:table-cell>
        </table:table-row>
        <table:table-row table:style-name="ro1">
          <table:table-cell office:value-type="string" calcext:value-type="string">
            <text:p>../passo3/random/n_256/r_6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066760635" calcext:value-type="float">
            <text:p>0.0011066761</text:p>
          </table:table-cell>
        </table:table-row>
        <table:table-row table:style-name="ro1">
          <table:table-cell office:value-type="string" calcext:value-type="string">
            <text:p>../passo3/random/n_256/r_6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97685861774" calcext:value-type="float">
            <text:p>0.0004976859</text:p>
          </table:table-cell>
        </table:table-row>
        <table:table-row table:style-name="ro1">
          <table:table-cell office:value-type="string" calcext:value-type="string">
            <text:p>../passo3/random/n_256/r_6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7062581901" calcext:value-type="float">
            <text:p>0.0001706258</text:p>
          </table:table-cell>
        </table:table-row>
        <table:table-row table:style-name="ro1">
          <table:table-cell office:value-type="string" calcext:value-type="string">
            <text:p>../passo3/random/n_256/r_6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5589131508" calcext:value-type="float">
            <text:p>0.0015589132</text:p>
          </table:table-cell>
        </table:table-row>
        <table:table-row table:style-name="ro1">
          <table:table-cell office:value-type="string" calcext:value-type="string">
            <text:p>../passo3/random/n_256/r_6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64838017151" calcext:value-type="float">
            <text:p>0.000864838</text:p>
          </table:table-cell>
        </table:table-row>
        <table:table-row table:style-name="ro1">
          <table:table-cell office:value-type="string" calcext:value-type="string">
            <text:p>../passo3/random/n_256/r_6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34212294547" calcext:value-type="float">
            <text:p>0.0003342123</text:p>
          </table:table-cell>
        </table:table-row>
        <table:table-row table:style-name="ro1">
          <table:table-cell office:value-type="string" calcext:value-type="string">
            <text:p>../passo3/random/n_256/r_6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53036472108" calcext:value-type="float">
            <text:p>0.0008530365</text:p>
          </table:table-cell>
        </table:table-row>
        <table:table-row table:style-name="ro1">
          <table:table-cell office:value-type="string" calcext:value-type="string">
            <text:p>../passo3/random/n_256/r_6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20094889402" calcext:value-type="float">
            <text:p>0.0007200949</text:p>
          </table:table-cell>
        </table:table-row>
        <table:table-row table:style-name="ro1">
          <table:table-cell office:value-type="string" calcext:value-type="string">
            <text:p>../passo3/random/n_256/r_6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7268302236" calcext:value-type="float">
            <text:p>0.001072683</text:p>
          </table:table-cell>
        </table:table-row>
        <table:table-row table:style-name="ro1">
          <table:table-cell office:value-type="string" calcext:value-type="string">
            <text:p>../passo3/random/n_256/r_70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68923020829" calcext:value-type="float">
            <text:p>0.0016892302</text:p>
          </table:table-cell>
        </table:table-row>
        <table:table-row table:style-name="ro1">
          <table:table-cell office:value-type="string" calcext:value-type="string">
            <text:p>../passo3/random/n_256/r_71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142778961" calcext:value-type="float">
            <text:p>0.0017142779</text:p>
          </table:table-cell>
        </table:table-row>
        <table:table-row table:style-name="ro1">
          <table:table-cell office:value-type="string" calcext:value-type="string">
            <text:p>../passo3/random/n_256/r_7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2997601517" calcext:value-type="float">
            <text:p>0.0003729976</text:p>
          </table:table-cell>
        </table:table-row>
        <table:table-row table:style-name="ro1">
          <table:table-cell office:value-type="string" calcext:value-type="string">
            <text:p>../passo3/random/n_256/r_7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5073065758" calcext:value-type="float">
            <text:p>0.0013507307</text:p>
          </table:table-cell>
        </table:table-row>
        <table:table-row table:style-name="ro1">
          <table:table-cell office:value-type="string" calcext:value-type="string">
            <text:p>../passo3/random/n_256/r_7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60979086813" calcext:value-type="float">
            <text:p>0.0009609791</text:p>
          </table:table-cell>
        </table:table-row>
        <table:table-row table:style-name="ro1">
          <table:table-cell office:value-type="string" calcext:value-type="string">
            <text:p>../passo3/random/n_256/r_7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52943097521" calcext:value-type="float">
            <text:p>0.0006529431</text:p>
          </table:table-cell>
        </table:table-row>
        <table:table-row table:style-name="ro1">
          <table:table-cell office:value-type="string" calcext:value-type="string">
            <text:p>../passo3/random/n_256/r_7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7194256745" calcext:value-type="float">
            <text:p>0.0011719426</text:p>
          </table:table-cell>
        </table:table-row>
        <table:table-row table:style-name="ro1">
          <table:table-cell office:value-type="string" calcext:value-type="string">
            <text:p>../passo3/random/n_256/r_7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8405739088" calcext:value-type="float">
            <text:p>0.0012840574</text:p>
          </table:table-cell>
        </table:table-row>
        <table:table-row table:style-name="ro1">
          <table:table-cell office:value-type="string" calcext:value-type="string">
            <text:p>../passo3/random/n_256/r_7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50813240604" calcext:value-type="float">
            <text:p>0.0004508132</text:p>
          </table:table-cell>
        </table:table-row>
        <table:table-row table:style-name="ro1">
          <table:table-cell office:value-type="string" calcext:value-type="string">
            <text:p>../passo3/random/n_256/r_7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40317909326" calcext:value-type="float">
            <text:p>0.0005403179</text:p>
          </table:table-cell>
        </table:table-row>
        <table:table-row table:style-name="ro1">
          <table:table-cell office:value-type="string" calcext:value-type="string">
            <text:p>../passo3/random/n_256/r_8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26131100114" calcext:value-type="float">
            <text:p>0.001261311</text:p>
          </table:table-cell>
        </table:table-row>
        <table:table-row table:style-name="ro1">
          <table:table-cell office:value-type="string" calcext:value-type="string">
            <text:p>../passo3/random/n_256/r_8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21674543759" calcext:value-type="float">
            <text:p>0.0004216745</text:p>
          </table:table-cell>
        </table:table-row>
        <table:table-row table:style-name="ro1">
          <table:table-cell office:value-type="string" calcext:value-type="string">
            <text:p>../passo3/random/n_256/r_82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61863770802" calcext:value-type="float">
            <text:p>0.0006618638</text:p>
          </table:table-cell>
        </table:table-row>
        <table:table-row table:style-name="ro1">
          <table:table-cell office:value-type="string" calcext:value-type="string">
            <text:p>../passo3/random/n_256/r_8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9973043527" calcext:value-type="float">
            <text:p>0.0001997304</text:p>
          </table:table-cell>
        </table:table-row>
        <table:table-row table:style-name="ro1">
          <table:table-cell office:value-type="string" calcext:value-type="string">
            <text:p>../passo3/random/n_256/r_8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97275109915" calcext:value-type="float">
            <text:p>0.0002972751</text:p>
          </table:table-cell>
        </table:table-row>
        <table:table-row table:style-name="ro1">
          <table:table-cell office:value-type="string" calcext:value-type="string">
            <text:p>../passo3/random/n_256/r_8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890974421054" calcext:value-type="float">
            <text:p>0.0008909744</text:p>
          </table:table-cell>
        </table:table-row>
        <table:table-row table:style-name="ro1">
          <table:table-cell office:value-type="string" calcext:value-type="string">
            <text:p>../passo3/random/n_256/r_8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7613608432" calcext:value-type="float">
            <text:p>0.0001876136</text:p>
          </table:table-cell>
        </table:table-row>
        <table:table-row table:style-name="ro1">
          <table:table-cell office:value-type="string" calcext:value-type="string">
            <text:p>../passo3/random/n_256/r_87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61559111904" calcext:value-type="float">
            <text:p>0.0006615591</text:p>
          </table:table-cell>
        </table:table-row>
        <table:table-row table:style-name="ro1">
          <table:table-cell office:value-type="string" calcext:value-type="string">
            <text:p>../passo3/random/n_256/r_8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69750137907" calcext:value-type="float">
            <text:p>0.0003697501</text:p>
          </table:table-cell>
        </table:table-row>
        <table:table-row table:style-name="ro1">
          <table:table-cell office:value-type="string" calcext:value-type="string">
            <text:p>../passo3/random/n_256/r_8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9221885689" calcext:value-type="float">
            <text:p>0.0011922189</text:p>
          </table:table-cell>
        </table:table-row>
        <table:table-row table:style-name="ro1">
          <table:table-cell office:value-type="string" calcext:value-type="string">
            <text:p>../passo3/random/n_256/r_9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13510619849" calcext:value-type="float">
            <text:p>0.0011351062</text:p>
          </table:table-cell>
        </table:table-row>
        <table:table-row table:style-name="ro1">
          <table:table-cell office:value-type="string" calcext:value-type="string">
            <text:p>../passo3/random/n_256/r_9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06412963942" calcext:value-type="float">
            <text:p>0.0010641296</text:p>
          </table:table-cell>
        </table:table-row>
        <table:table-row table:style-name="ro1">
          <table:table-cell office:value-type="string" calcext:value-type="string">
            <text:p>../passo3/random/n_256/r_9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57314478606" calcext:value-type="float">
            <text:p>0.0003573145</text:p>
          </table:table-cell>
        </table:table-row>
        <table:table-row table:style-name="ro1">
          <table:table-cell office:value-type="string" calcext:value-type="string">
            <text:p>../passo3/random/n_256/r_9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76008295361" calcext:value-type="float">
            <text:p>0.0007760083</text:p>
          </table:table-cell>
        </table:table-row>
        <table:table-row table:style-name="ro1">
          <table:table-cell office:value-type="string" calcext:value-type="string">
            <text:p>../passo3/random/n_256/r_94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172538100742" calcext:value-type="float">
            <text:p>0.001725381</text:p>
          </table:table-cell>
        </table:table-row>
        <table:table-row table:style-name="ro1">
          <table:table-cell office:value-type="string" calcext:value-type="string">
            <text:p>../passo3/random/n_256/r_95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79362919275" calcext:value-type="float">
            <text:p>0.0007793629</text:p>
          </table:table-cell>
        </table:table-row>
        <table:table-row table:style-name="ro1">
          <table:table-cell office:value-type="string" calcext:value-type="string">
            <text:p>../passo3/random/n_256/r_9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99109495245" calcext:value-type="float">
            <text:p>0.0002991095</text:p>
          </table:table-cell>
        </table:table-row>
        <table:table-row table:style-name="ro1">
          <table:table-cell office:value-type="string" calcext:value-type="string">
            <text:p>../passo3/random/n_256/r_9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246682920988" calcext:value-type="float">
            <text:p>2.46682920988E-05</text:p>
          </table:table-cell>
        </table:table-row>
        <table:table-row table:style-name="ro1">
          <table:table-cell office:value-type="string" calcext:value-type="string">
            <text:p>../passo3/random/n_256/r_98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91118918499" calcext:value-type="float">
            <text:p>0.0009111892</text:p>
          </table:table-cell>
        </table:table-row>
        <table:table-row table:style-name="ro1">
          <table:table-cell office:value-type="string" calcext:value-type="string">
            <text:p>../passo3/random/n_256/r_9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133107521106" calcext:value-type="float">
            <text:p>0.00133107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99209971428" calcext:value-type="float">
            <text:p>1.9992099714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0555876226948401" calcext:value-type="float">
            <text:p>0.0005558762</text:p>
          </table:table-cell>
          <table:table-cell table:number-columns-repeated="2"/>
        </table:table-row>
      </table:table>
      <table:table table:name="r512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512/r_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3336962699" calcext:value-type="float">
            <text:p>0.0004333696</text:p>
          </table:table-cell>
        </table:table-row>
        <table:table-row table:style-name="ro1">
          <table:table-cell office:value-type="string" calcext:value-type="string">
            <text:p>../passo3/random/n_512/r_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940361278481" calcext:value-type="float">
            <text:p>9.40361278481E-05</text:p>
          </table:table-cell>
        </table:table-row>
        <table:table-row table:style-name="ro1">
          <table:table-cell office:value-type="string" calcext:value-type="string">
            <text:p>../passo3/random/n_512/r_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43519607466" calcext:value-type="float">
            <text:p>0.0002435196</text:p>
          </table:table-cell>
        </table:table-row>
        <table:table-row table:style-name="ro1">
          <table:table-cell office:value-type="string" calcext:value-type="string">
            <text:p>../passo3/random/n_512/r_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84954648325" calcext:value-type="float">
            <text:p>0.0003849546</text:p>
          </table:table-cell>
        </table:table-row>
        <table:table-row table:style-name="ro1">
          <table:table-cell office:value-type="string" calcext:value-type="string">
            <text:p>../passo3/random/n_512/r_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99222078663" calcext:value-type="float">
            <text:p>0.0001992221</text:p>
          </table:table-cell>
        </table:table-row>
        <table:table-row table:style-name="ro1">
          <table:table-cell office:value-type="string" calcext:value-type="string">
            <text:p>../passo3/random/n_512/r_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94944863021" calcext:value-type="float">
            <text:p>0.0004949449</text:p>
          </table:table-cell>
        </table:table-row>
        <table:table-row table:style-name="ro1">
          <table:table-cell office:value-type="string" calcext:value-type="string">
            <text:p>../passo3/random/n_512/r_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805521701" calcext:value-type="float">
            <text:p>0.0003805522</text:p>
          </table:table-cell>
        </table:table-row>
        <table:table-row table:style-name="ro1">
          <table:table-cell office:value-type="string" calcext:value-type="string">
            <text:p>../passo3/random/n_512/r_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60904693278" calcext:value-type="float">
            <text:p>0.0002609047</text:p>
          </table:table-cell>
        </table:table-row>
        <table:table-row table:style-name="ro1">
          <table:table-cell office:value-type="string" calcext:value-type="string">
            <text:p>../passo3/random/n_512/r_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87558339955" calcext:value-type="float">
            <text:p>0.0004875583</text:p>
          </table:table-cell>
        </table:table-row>
        <table:table-row table:style-name="ro1">
          <table:table-cell office:value-type="string" calcext:value-type="string">
            <text:p>../passo3/random/n_512/r_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31769561651" calcext:value-type="float">
            <text:p>0.0002317696</text:p>
          </table:table-cell>
        </table:table-row>
        <table:table-row table:style-name="ro1">
          <table:table-cell office:value-type="string" calcext:value-type="string">
            <text:p>../passo3/random/n_512/r_1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66547896899" calcext:value-type="float">
            <text:p>0.0002665479</text:p>
          </table:table-cell>
        </table:table-row>
        <table:table-row table:style-name="ro1">
          <table:table-cell office:value-type="string" calcext:value-type="string">
            <text:p>../passo3/random/n_512/r_1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12069925712" calcext:value-type="float">
            <text:p>0.0003120699</text:p>
          </table:table-cell>
        </table:table-row>
        <table:table-row table:style-name="ro1">
          <table:table-cell office:value-type="string" calcext:value-type="string">
            <text:p>../passo3/random/n_512/r_1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7227327842" calcext:value-type="float">
            <text:p>0.0001872273</text:p>
          </table:table-cell>
        </table:table-row>
        <table:table-row table:style-name="ro1">
          <table:table-cell office:value-type="string" calcext:value-type="string">
            <text:p>../passo3/random/n_512/r_1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00034565246" calcext:value-type="float">
            <text:p>0.0004000346</text:p>
          </table:table-cell>
        </table:table-row>
        <table:table-row table:style-name="ro1">
          <table:table-cell office:value-type="string" calcext:value-type="string">
            <text:p>../passo3/random/n_512/r_1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702096585883" calcext:value-type="float">
            <text:p>7.02096585883E-05</text:p>
          </table:table-cell>
        </table:table-row>
        <table:table-row table:style-name="ro1">
          <table:table-cell office:value-type="string" calcext:value-type="string">
            <text:p>../passo3/random/n_512/r_1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5358563764" calcext:value-type="float">
            <text:p>0.0003535856</text:p>
          </table:table-cell>
        </table:table-row>
        <table:table-row table:style-name="ro1">
          <table:table-cell office:value-type="string" calcext:value-type="string">
            <text:p>../passo3/random/n_512/r_16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25641725492" calcext:value-type="float">
            <text:p>0.0006256417</text:p>
          </table:table-cell>
        </table:table-row>
        <table:table-row table:style-name="ro1">
          <table:table-cell office:value-type="string" calcext:value-type="string">
            <text:p>../passo3/random/n_512/r_1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62739233626" calcext:value-type="float">
            <text:p>0.0004627392</text:p>
          </table:table-cell>
        </table:table-row>
        <table:table-row table:style-name="ro1">
          <table:table-cell office:value-type="string" calcext:value-type="string">
            <text:p>../passo3/random/n_512/r_1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723359262338" calcext:value-type="float">
            <text:p>7.23359262338E-05</text:p>
          </table:table-cell>
        </table:table-row>
        <table:table-row table:style-name="ro1">
          <table:table-cell office:value-type="string" calcext:value-type="string">
            <text:p>../passo3/random/n_512/r_1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8802214982" calcext:value-type="float">
            <text:p>0.0003788022</text:p>
          </table:table-cell>
        </table:table-row>
        <table:table-row table:style-name="ro1">
          <table:table-cell office:value-type="string" calcext:value-type="string">
            <text:p>../passo3/random/n_512/r_2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73213619646" calcext:value-type="float">
            <text:p>0.0005732136</text:p>
          </table:table-cell>
        </table:table-row>
        <table:table-row table:style-name="ro1">
          <table:table-cell office:value-type="string" calcext:value-type="string">
            <text:p>../passo3/random/n_512/r_21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04269739799" calcext:value-type="float">
            <text:p>0.0007042697</text:p>
          </table:table-cell>
        </table:table-row>
        <table:table-row table:style-name="ro1">
          <table:table-cell office:value-type="string" calcext:value-type="string">
            <text:p>../passo3/random/n_512/r_2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9109821804" calcext:value-type="float">
            <text:p>0.0001891098</text:p>
          </table:table-cell>
        </table:table-row>
        <table:table-row table:style-name="ro1">
          <table:table-cell office:value-type="string" calcext:value-type="string">
            <text:p>../passo3/random/n_512/r_23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635738309938" calcext:value-type="float">
            <text:p>0.0006357383</text:p>
          </table:table-cell>
        </table:table-row>
        <table:table-row table:style-name="ro1">
          <table:table-cell office:value-type="string" calcext:value-type="string">
            <text:p>../passo3/random/n_512/r_2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87889299216" calcext:value-type="float">
            <text:p>0.0002878893</text:p>
          </table:table-cell>
        </table:table-row>
        <table:table-row table:style-name="ro1">
          <table:table-cell office:value-type="string" calcext:value-type="string">
            <text:p>../passo3/random/n_512/r_2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50645864778" calcext:value-type="float">
            <text:p>0.0001506459</text:p>
          </table:table-cell>
        </table:table-row>
        <table:table-row table:style-name="ro1">
          <table:table-cell office:value-type="string" calcext:value-type="string">
            <text:p>../passo3/random/n_512/r_2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84680834739" calcext:value-type="float">
            <text:p>0.0002846808</text:p>
          </table:table-cell>
        </table:table-row>
        <table:table-row table:style-name="ro1">
          <table:table-cell office:value-type="string" calcext:value-type="string">
            <text:p>../passo3/random/n_512/r_2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849509524414" calcext:value-type="float">
            <text:p>0.000084951</text:p>
          </table:table-cell>
        </table:table-row>
        <table:table-row table:style-name="ro1">
          <table:table-cell office:value-type="string" calcext:value-type="string">
            <text:p>../passo3/random/n_512/r_2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03049016616" calcext:value-type="float">
            <text:p>0.000103049</text:p>
          </table:table-cell>
        </table:table-row>
        <table:table-row table:style-name="ro1">
          <table:table-cell office:value-type="string" calcext:value-type="string">
            <text:p>../passo3/random/n_512/r_2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94326256355" calcext:value-type="float">
            <text:p>0.0003943263</text:p>
          </table:table-cell>
        </table:table-row>
        <table:table-row table:style-name="ro1">
          <table:table-cell office:value-type="string" calcext:value-type="string">
            <text:p>../passo3/random/n_512/r_3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72360921372" calcext:value-type="float">
            <text:p>0.0002723609</text:p>
          </table:table-cell>
        </table:table-row>
        <table:table-row table:style-name="ro1">
          <table:table-cell office:value-type="string" calcext:value-type="string">
            <text:p>../passo3/random/n_512/r_3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05941881379" calcext:value-type="float">
            <text:p>0.0003059419</text:p>
          </table:table-cell>
        </table:table-row>
        <table:table-row table:style-name="ro1">
          <table:table-cell office:value-type="string" calcext:value-type="string">
            <text:p>../passo3/random/n_512/r_3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58085497282" calcext:value-type="float">
            <text:p>0.0003580855</text:p>
          </table:table-cell>
        </table:table-row>
        <table:table-row table:style-name="ro1">
          <table:table-cell office:value-type="string" calcext:value-type="string">
            <text:p>../passo3/random/n_512/r_3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25063859741" calcext:value-type="float">
            <text:p>0.0001250639</text:p>
          </table:table-cell>
        </table:table-row>
        <table:table-row table:style-name="ro1">
          <table:table-cell office:value-type="string" calcext:value-type="string">
            <text:p>../passo3/random/n_512/r_3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95906672161" calcext:value-type="float">
            <text:p>0.0001959067</text:p>
          </table:table-cell>
        </table:table-row>
        <table:table-row table:style-name="ro1">
          <table:table-cell office:value-type="string" calcext:value-type="string">
            <text:p>../passo3/random/n_512/r_3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77146299393" calcext:value-type="float">
            <text:p>0.0001771463</text:p>
          </table:table-cell>
        </table:table-row>
        <table:table-row table:style-name="ro1">
          <table:table-cell office:value-type="string" calcext:value-type="string">
            <text:p>../passo3/random/n_512/r_3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49092418421" calcext:value-type="float">
            <text:p>0.0004490924</text:p>
          </table:table-cell>
        </table:table-row>
        <table:table-row table:style-name="ro1">
          <table:table-cell office:value-type="string" calcext:value-type="string">
            <text:p>../passo3/random/n_512/r_3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62620102149" calcext:value-type="float">
            <text:p>0.0002626201</text:p>
          </table:table-cell>
        </table:table-row>
        <table:table-row table:style-name="ro1">
          <table:table-cell office:value-type="string" calcext:value-type="string">
            <text:p>../passo3/random/n_512/r_3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43828937528" calcext:value-type="float">
            <text:p>0.0002438289</text:p>
          </table:table-cell>
        </table:table-row>
        <table:table-row table:style-name="ro1">
          <table:table-cell office:value-type="string" calcext:value-type="string">
            <text:p>../passo3/random/n_512/r_3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45914096013" calcext:value-type="float">
            <text:p>0.0002459141</text:p>
          </table:table-cell>
        </table:table-row>
        <table:table-row table:style-name="ro1">
          <table:table-cell office:value-type="string" calcext:value-type="string">
            <text:p>../passo3/random/n_512/r_4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29738725163" calcext:value-type="float">
            <text:p>0.0005297387</text:p>
          </table:table-cell>
        </table:table-row>
        <table:table-row table:style-name="ro1">
          <table:table-cell office:value-type="string" calcext:value-type="string">
            <text:p>../passo3/random/n_512/r_4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1079701148" calcext:value-type="float">
            <text:p>0.000310797</text:p>
          </table:table-cell>
        </table:table-row>
        <table:table-row table:style-name="ro1">
          <table:table-cell office:value-type="string" calcext:value-type="string">
            <text:p>../passo3/random/n_512/r_4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31228395225" calcext:value-type="float">
            <text:p>0.0003312284</text:p>
          </table:table-cell>
        </table:table-row>
        <table:table-row table:style-name="ro1">
          <table:table-cell office:value-type="string" calcext:value-type="string">
            <text:p>../passo3/random/n_512/r_4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90097096493" calcext:value-type="float">
            <text:p>0.0001900971</text:p>
          </table:table-cell>
        </table:table-row>
        <table:table-row table:style-name="ro1">
          <table:table-cell office:value-type="string" calcext:value-type="string">
            <text:p>../passo3/random/n_512/r_4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45604019053" calcext:value-type="float">
            <text:p>0.000145604</text:p>
          </table:table-cell>
        </table:table-row>
        <table:table-row table:style-name="ro1">
          <table:table-cell office:value-type="string" calcext:value-type="string">
            <text:p>../passo3/random/n_512/r_4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20281430706" calcext:value-type="float">
            <text:p>0.0004202814</text:p>
          </table:table-cell>
        </table:table-row>
        <table:table-row table:style-name="ro1">
          <table:table-cell office:value-type="string" calcext:value-type="string">
            <text:p>../passo3/random/n_512/r_4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681087840348" calcext:value-type="float">
            <text:p>6.81087840348E-05</text:p>
          </table:table-cell>
        </table:table-row>
        <table:table-row table:style-name="ro1">
          <table:table-cell office:value-type="string" calcext:value-type="string">
            <text:p>../passo3/random/n_512/r_4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93886410166" calcext:value-type="float">
            <text:p>0.0003938864</text:p>
          </table:table-cell>
        </table:table-row>
        <table:table-row table:style-name="ro1">
          <table:table-cell office:value-type="string" calcext:value-type="string">
            <text:p>../passo3/random/n_512/r_4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8468970009" calcext:value-type="float">
            <text:p>0.000188469</text:p>
          </table:table-cell>
        </table:table-row>
        <table:table-row table:style-name="ro1">
          <table:table-cell office:value-type="string" calcext:value-type="string">
            <text:p>../passo3/random/n_512/r_49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17758715432" calcext:value-type="float">
            <text:p>0.0005177587</text:p>
          </table:table-cell>
        </table:table-row>
        <table:table-row table:style-name="ro1">
          <table:table-cell office:value-type="string" calcext:value-type="string">
            <text:p>../passo3/random/n_512/r_5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66877017263" calcext:value-type="float">
            <text:p>0.000566877</text:p>
          </table:table-cell>
        </table:table-row>
        <table:table-row table:style-name="ro1">
          <table:table-cell office:value-type="string" calcext:value-type="string">
            <text:p>../passo3/random/n_512/r_5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801460555522" calcext:value-type="float">
            <text:p>8.01460555522E-05</text:p>
          </table:table-cell>
        </table:table-row>
        <table:table-row table:style-name="ro1">
          <table:table-cell office:value-type="string" calcext:value-type="string">
            <text:p>../passo3/random/n_512/r_5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52981156134" calcext:value-type="float">
            <text:p>0.0001529812</text:p>
          </table:table-cell>
        </table:table-row>
        <table:table-row table:style-name="ro1">
          <table:table-cell office:value-type="string" calcext:value-type="string">
            <text:p>../passo3/random/n_512/r_5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76036599139" calcext:value-type="float">
            <text:p>0.0004760366</text:p>
          </table:table-cell>
        </table:table-row>
        <table:table-row table:style-name="ro1">
          <table:table-cell office:value-type="string" calcext:value-type="string">
            <text:p>../passo3/random/n_512/r_54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582720036618" calcext:value-type="float">
            <text:p>0.00058272</text:p>
          </table:table-cell>
        </table:table-row>
        <table:table-row table:style-name="ro1">
          <table:table-cell office:value-type="string" calcext:value-type="string">
            <text:p>../passo3/random/n_512/r_5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39012103318" calcext:value-type="float">
            <text:p>0.0001390121</text:p>
          </table:table-cell>
        </table:table-row>
        <table:table-row table:style-name="ro1">
          <table:table-cell office:value-type="string" calcext:value-type="string">
            <text:p>../passo3/random/n_512/r_5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76325906068" calcext:value-type="float">
            <text:p>0.0001763259</text:p>
          </table:table-cell>
        </table:table-row>
        <table:table-row table:style-name="ro1">
          <table:table-cell office:value-type="string" calcext:value-type="string">
            <text:p>../passo3/random/n_512/r_5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49683080963" calcext:value-type="float">
            <text:p>0.0001496831</text:p>
          </table:table-cell>
        </table:table-row>
        <table:table-row table:style-name="ro1">
          <table:table-cell office:value-type="string" calcext:value-type="string">
            <text:p>../passo3/random/n_512/r_5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24357994739" calcext:value-type="float">
            <text:p>0.000224358</text:p>
          </table:table-cell>
        </table:table-row>
        <table:table-row table:style-name="ro1">
          <table:table-cell office:value-type="string" calcext:value-type="string">
            <text:p>../passo3/random/n_512/r_5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6148899957" calcext:value-type="float">
            <text:p>0.0001861489</text:p>
          </table:table-cell>
        </table:table-row>
        <table:table-row table:style-name="ro1">
          <table:table-cell office:value-type="string" calcext:value-type="string">
            <text:p>../passo3/random/n_512/r_6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12200107146" calcext:value-type="float">
            <text:p>0.0003122001</text:p>
          </table:table-cell>
        </table:table-row>
        <table:table-row table:style-name="ro1">
          <table:table-cell office:value-type="string" calcext:value-type="string">
            <text:p>../passo3/random/n_512/r_6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384105878766" calcext:value-type="float">
            <text:p>3.84105878766E-05</text:p>
          </table:table-cell>
        </table:table-row>
        <table:table-row table:style-name="ro1">
          <table:table-cell office:value-type="string" calcext:value-type="string">
            <text:p>../passo3/random/n_512/r_6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662977763568" calcext:value-type="float">
            <text:p>6.62977763568E-05</text:p>
          </table:table-cell>
        </table:table-row>
        <table:table-row table:style-name="ro1">
          <table:table-cell office:value-type="string" calcext:value-type="string">
            <text:p>../passo3/random/n_512/r_6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3597876457" calcext:value-type="float">
            <text:p>0.0001835979</text:p>
          </table:table-cell>
        </table:table-row>
        <table:table-row table:style-name="ro1">
          <table:table-cell office:value-type="string" calcext:value-type="string">
            <text:p>../passo3/random/n_512/r_6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18558338424" calcext:value-type="float">
            <text:p>0.0004185583</text:p>
          </table:table-cell>
        </table:table-row>
        <table:table-row table:style-name="ro1">
          <table:table-cell office:value-type="string" calcext:value-type="string">
            <text:p>../passo3/random/n_512/r_6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7674144399" calcext:value-type="float">
            <text:p>0.0001876741</text:p>
          </table:table-cell>
        </table:table-row>
        <table:table-row table:style-name="ro1">
          <table:table-cell office:value-type="string" calcext:value-type="string">
            <text:p>../passo3/random/n_512/r_6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997666138574" calcext:value-type="float">
            <text:p>9.97666138574E-05</text:p>
          </table:table-cell>
        </table:table-row>
        <table:table-row table:style-name="ro1">
          <table:table-cell office:value-type="string" calcext:value-type="string">
            <text:p>../passo3/random/n_512/r_6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98446830129" calcext:value-type="float">
            <text:p>0.0002984468</text:p>
          </table:table-cell>
        </table:table-row>
        <table:table-row table:style-name="ro1">
          <table:table-cell office:value-type="string" calcext:value-type="string">
            <text:p>../passo3/random/n_512/r_6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00222396618" calcext:value-type="float">
            <text:p>0.0003002224</text:p>
          </table:table-cell>
        </table:table-row>
        <table:table-row table:style-name="ro1">
          <table:table-cell office:value-type="string" calcext:value-type="string">
            <text:p>../passo3/random/n_512/r_6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12976718508" calcext:value-type="float">
            <text:p>0.0004129767</text:p>
          </table:table-cell>
        </table:table-row>
        <table:table-row table:style-name="ro1">
          <table:table-cell office:value-type="string" calcext:value-type="string">
            <text:p>../passo3/random/n_512/r_7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01385390433" calcext:value-type="float">
            <text:p>0.0004013854</text:p>
          </table:table-cell>
        </table:table-row>
        <table:table-row table:style-name="ro1">
          <table:table-cell office:value-type="string" calcext:value-type="string">
            <text:p>../passo3/random/n_512/r_7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37632227456" calcext:value-type="float">
            <text:p>0.0003376322</text:p>
          </table:table-cell>
        </table:table-row>
        <table:table-row table:style-name="ro1">
          <table:table-cell office:value-type="string" calcext:value-type="string">
            <text:p>../passo3/random/n_512/r_7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735603898647" calcext:value-type="float">
            <text:p>7.35603898647E-05</text:p>
          </table:table-cell>
        </table:table-row>
        <table:table-row table:style-name="ro1">
          <table:table-cell office:value-type="string" calcext:value-type="string">
            <text:p>../passo3/random/n_512/r_7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58787006512" calcext:value-type="float">
            <text:p>0.000158787</text:p>
          </table:table-cell>
        </table:table-row>
        <table:table-row table:style-name="ro1">
          <table:table-cell office:value-type="string" calcext:value-type="string">
            <text:p>../passo3/random/n_512/r_7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25108883064" calcext:value-type="float">
            <text:p>0.0004251089</text:p>
          </table:table-cell>
        </table:table-row>
        <table:table-row table:style-name="ro1">
          <table:table-cell office:value-type="string" calcext:value-type="string">
            <text:p>../passo3/random/n_512/r_7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8435929562" calcext:value-type="float">
            <text:p>0.0002843593</text:p>
          </table:table-cell>
        </table:table-row>
        <table:table-row table:style-name="ro1">
          <table:table-cell office:value-type="string" calcext:value-type="string">
            <text:p>../passo3/random/n_512/r_7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33584180428" calcext:value-type="float">
            <text:p>0.0004335842</text:p>
          </table:table-cell>
        </table:table-row>
        <table:table-row table:style-name="ro1">
          <table:table-cell office:value-type="string" calcext:value-type="string">
            <text:p>../passo3/random/n_512/r_7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811661884654" calcext:value-type="float">
            <text:p>8.11661884654E-05</text:p>
          </table:table-cell>
        </table:table-row>
        <table:table-row table:style-name="ro1">
          <table:table-cell office:value-type="string" calcext:value-type="string">
            <text:p>../passo3/random/n_512/r_7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60740814358" calcext:value-type="float">
            <text:p>0.0003607408</text:p>
          </table:table-cell>
        </table:table-row>
        <table:table-row table:style-name="ro1">
          <table:table-cell office:value-type="string" calcext:value-type="string">
            <text:p>../passo3/random/n_512/r_7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15634655231" calcext:value-type="float">
            <text:p>0.0001156347</text:p>
          </table:table-cell>
        </table:table-row>
        <table:table-row table:style-name="ro1">
          <table:table-cell office:value-type="string" calcext:value-type="string">
            <text:p>../passo3/random/n_512/r_80.txt</text:p>
          </table:table-cell>
          <table:table-cell office:value-type="float" office:value="1.99899995327" calcext:value-type="float">
            <text:p>1.9989999533</text:p>
          </table:table-cell>
          <table:table-cell office:value-type="float" office:value="1" calcext:value-type="float">
            <text:p>1</text:p>
          </table:table-cell>
          <table:table-cell office:value-type="float" office:value="0.000768570462242" calcext:value-type="float">
            <text:p>0.0007685705</text:p>
          </table:table-cell>
        </table:table-row>
        <table:table-row table:style-name="ro1">
          <table:table-cell office:value-type="string" calcext:value-type="string">
            <text:p>../passo3/random/n_512/r_8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65491423104" calcext:value-type="float">
            <text:p>0.0001654914</text:p>
          </table:table-cell>
        </table:table-row>
        <table:table-row table:style-name="ro1">
          <table:table-cell office:value-type="string" calcext:value-type="string">
            <text:p>../passo3/random/n_512/r_8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04203010071" calcext:value-type="float">
            <text:p>0.000204203</text:p>
          </table:table-cell>
        </table:table-row>
        <table:table-row table:style-name="ro1">
          <table:table-cell office:value-type="string" calcext:value-type="string">
            <text:p>../passo3/random/n_512/r_8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11428394727" calcext:value-type="float">
            <text:p>0.0004114284</text:p>
          </table:table-cell>
        </table:table-row>
        <table:table-row table:style-name="ro1">
          <table:table-cell office:value-type="string" calcext:value-type="string">
            <text:p>../passo3/random/n_512/r_8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61205689842" calcext:value-type="float">
            <text:p>0.0003612057</text:p>
          </table:table-cell>
        </table:table-row>
        <table:table-row table:style-name="ro1">
          <table:table-cell office:value-type="string" calcext:value-type="string">
            <text:p>../passo3/random/n_512/r_8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0627443772" calcext:value-type="float">
            <text:p>0.0003706274</text:p>
          </table:table-cell>
        </table:table-row>
        <table:table-row table:style-name="ro1">
          <table:table-cell office:value-type="string" calcext:value-type="string">
            <text:p>../passo3/random/n_512/r_8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86802212941" calcext:value-type="float">
            <text:p>0.0002868022</text:p>
          </table:table-cell>
        </table:table-row>
        <table:table-row table:style-name="ro1">
          <table:table-cell office:value-type="string" calcext:value-type="string">
            <text:p>../passo3/random/n_512/r_8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73188280314" calcext:value-type="float">
            <text:p>0.0001731883</text:p>
          </table:table-cell>
        </table:table-row>
        <table:table-row table:style-name="ro1">
          <table:table-cell office:value-type="string" calcext:value-type="string">
            <text:p>../passo3/random/n_512/r_8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02200814581" calcext:value-type="float">
            <text:p>0.0001022008</text:p>
          </table:table-cell>
        </table:table-row>
        <table:table-row table:style-name="ro1">
          <table:table-cell office:value-type="string" calcext:value-type="string">
            <text:p>../passo3/random/n_512/r_8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987725602" calcext:value-type="float">
            <text:p>0.0002987726</text:p>
          </table:table-cell>
        </table:table-row>
        <table:table-row table:style-name="ro1">
          <table:table-cell office:value-type="string" calcext:value-type="string">
            <text:p>../passo3/random/n_512/r_90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70095047401" calcext:value-type="float">
            <text:p>0.000370095</text:p>
          </table:table-cell>
        </table:table-row>
        <table:table-row table:style-name="ro1">
          <table:table-cell office:value-type="string" calcext:value-type="string">
            <text:p>../passo3/random/n_512/r_91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65654787654" calcext:value-type="float">
            <text:p>0.0002656548</text:p>
          </table:table-cell>
        </table:table-row>
        <table:table-row table:style-name="ro1">
          <table:table-cell office:value-type="string" calcext:value-type="string">
            <text:p>../passo3/random/n_512/r_92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43707768782" calcext:value-type="float">
            <text:p>0.0004370777</text:p>
          </table:table-cell>
        </table:table-row>
        <table:table-row table:style-name="ro1">
          <table:table-cell office:value-type="string" calcext:value-type="string">
            <text:p>../passo3/random/n_512/r_93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55068642925" calcext:value-type="float">
            <text:p>0.0001550686</text:p>
          </table:table-cell>
        </table:table-row>
        <table:table-row table:style-name="ro1">
          <table:table-cell office:value-type="string" calcext:value-type="string">
            <text:p>../passo3/random/n_512/r_94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99301929772" calcext:value-type="float">
            <text:p>0.0002993019</text:p>
          </table:table-cell>
        </table:table-row>
        <table:table-row table:style-name="ro1">
          <table:table-cell office:value-type="string" calcext:value-type="string">
            <text:p>../passo3/random/n_512/r_95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81695955689" calcext:value-type="float">
            <text:p>0.000181696</text:p>
          </table:table-cell>
        </table:table-row>
        <table:table-row table:style-name="ro1">
          <table:table-cell office:value-type="string" calcext:value-type="string">
            <text:p>../passo3/random/n_512/r_9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10416156531" calcext:value-type="float">
            <text:p>0.0001104162</text:p>
          </table:table-cell>
        </table:table-row>
        <table:table-row table:style-name="ro1">
          <table:table-cell office:value-type="string" calcext:value-type="string">
            <text:p>../passo3/random/n_512/r_97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97830968723" calcext:value-type="float">
            <text:p>0.000397831</text:p>
          </table:table-cell>
        </table:table-row>
        <table:table-row table:style-name="ro1">
          <table:table-cell office:value-type="string" calcext:value-type="string">
            <text:p>../passo3/random/n_512/r_98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264460599283" calcext:value-type="float">
            <text:p>0.0002644606</text:p>
          </table:table-cell>
        </table:table-row>
        <table:table-row table:style-name="ro1">
          <table:table-cell office:value-type="string" calcext:value-type="string">
            <text:p>../passo3/random/n_512/r_99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361672311556" calcext:value-type="float">
            <text:p>0.00036167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999099957943" calcext:value-type="float">
            <text:p>1.9999099958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0287636931910467" calcext:value-type="float">
            <text:p>0.00028763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0:34:52.435299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9T10:38:18.542315688</dc:date>
    <meta:editing-duration>PT14M44S</meta:editing-duration>
    <meta:editing-cycles>22</meta:editing-cycles>
    <meta:document-statistic meta:table-count="9" meta:cell-count="3268" meta:object-count="0"/>
  </office:meta>
</office:document-meta>
</file>